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4985*"/>
    </style:style>
    <style:style style:name="Table1.B" style:family="table-column">
      <style:table-column-properties style:column-width="3.4632in" style:rel-column-width="4987*"/>
    </style:style>
    <style:style style:name="Table1.A1" style:family="table-cell">
      <style:table-cell-properties fo:padding="0in" fo:border="none" style:writing-mode="page"/>
    </style:style>
    <style:style style:name="Table1.56" style:family="table-row">
      <style:table-row-properties style:min-row-height="0.6222in"/>
    </style:style>
    <style:style style:name="P1" style:family="paragraph" style:parent-style-name="Standard">
      <style:text-properties officeooo:paragraph-rsid="001ddb31"/>
    </style:style>
    <style:style style:name="P2" style:family="paragraph" style:parent-style-name="Standard">
      <style:text-properties officeooo:paragraph-rsid="002277df"/>
    </style:style>
    <style:style style:name="P3" style:family="paragraph" style:parent-style-name="Standard">
      <style:text-properties fo:color="#c9211e" loext:opacity="100%" fo:font-weight="bold" officeooo:paragraph-rsid="002277df" style:font-weight-asian="bold" style:font-weight-complex="bold"/>
    </style:style>
    <style:style style:name="P4" style:family="paragraph" style:parent-style-name="Standard">
      <style:text-properties officeooo:paragraph-rsid="0023b6c8"/>
    </style:style>
    <style:style style:name="P5" style:family="paragraph" style:parent-style-name="Table_20_Contents">
      <style:text-properties officeooo:paragraph-rsid="002277df"/>
    </style:style>
    <style:style style:name="P6" style:family="paragraph" style:parent-style-name="Table_20_Contents">
      <style:text-properties fo:font-weight="bold" officeooo:rsid="002277df" officeooo:paragraph-rsid="002277df" style:font-weight-asian="bold" style:font-weight-complex="bold"/>
    </style:style>
    <style:style style:name="P7" style:family="paragraph" style:parent-style-name="Table_20_Contents">
      <style:text-properties officeooo:paragraph-rsid="0023b6c8"/>
    </style:style>
    <style:style style:name="P8" style:family="paragraph" style:parent-style-name="Standard">
      <style:text-properties fo:color="#c9211e" loext:opacity="100%" fo:font-weight="bold" officeooo:rsid="002277df" officeooo:paragraph-rsid="002277df" style:font-weight-asian="bold" style:font-weight-complex="bold"/>
    </style:style>
    <style:style style:name="P9" style:family="paragraph" style:parent-style-name="Standard">
      <style:text-properties officeooo:paragraph-rsid="0025b392"/>
    </style:style>
    <style:style style:name="P10" style:family="paragraph" style:parent-style-name="Standard">
      <style:text-properties officeooo:paragraph-rsid="002277df"/>
    </style:style>
    <style:style style:name="P11" style:family="paragraph" style:parent-style-name="Standard">
      <style:text-properties officeooo:paragraph-rsid="0025fa69"/>
    </style:style>
    <style:style style:name="P12" style:family="paragraph" style:parent-style-name="Standard">
      <style:text-properties officeooo:paragraph-rsid="00267cbc"/>
    </style:style>
    <style:style style:name="P13" style:family="paragraph" style:parent-style-name="Standard">
      <style:text-properties officeooo:paragraph-rsid="002798c1"/>
    </style:style>
    <style:style style:name="P14" style:family="paragraph" style:parent-style-name="Standard">
      <style:text-properties officeooo:paragraph-rsid="002934e1"/>
    </style:style>
    <style:style style:name="P15" style:family="paragraph" style:parent-style-name="Standard">
      <style:text-properties officeooo:paragraph-rsid="002abdf4"/>
    </style:style>
    <style:style style:name="P16" style:family="paragraph" style:parent-style-name="Standard">
      <style:text-properties officeooo:paragraph-rsid="002ac557"/>
    </style:style>
    <style:style style:name="P17" style:family="paragraph" style:parent-style-name="Standard">
      <style:text-properties officeooo:paragraph-rsid="002c9c63"/>
    </style:style>
    <style:style style:name="P18" style:family="paragraph" style:parent-style-name="Standard">
      <style:text-properties officeooo:paragraph-rsid="0030b145"/>
    </style:style>
    <style:style style:name="P19" style:family="paragraph" style:parent-style-name="Standard">
      <style:text-properties officeooo:rsid="0030b145" officeooo:paragraph-rsid="0030b145"/>
    </style:style>
    <style:style style:name="P20" style:family="paragraph" style:parent-style-name="Standard">
      <style:text-properties officeooo:paragraph-rsid="003136ab"/>
    </style:style>
    <style:style style:name="P21" style:family="paragraph" style:parent-style-name="Standard">
      <style:text-properties officeooo:paragraph-rsid="00332865"/>
    </style:style>
    <style:style style:name="P22" style:family="paragraph" style:parent-style-name="Standard">
      <style:text-properties officeooo:paragraph-rsid="00351e4c"/>
    </style:style>
    <style:style style:name="P23" style:family="paragraph" style:parent-style-name="Standard">
      <style:text-properties officeooo:paragraph-rsid="0036ebb8"/>
    </style:style>
    <style:style style:name="P24" style:family="paragraph" style:parent-style-name="Standard">
      <style:text-properties officeooo:paragraph-rsid="00373138"/>
    </style:style>
    <style:style style:name="P25" style:family="paragraph" style:parent-style-name="Standard">
      <style:text-properties officeooo:paragraph-rsid="00388a3c"/>
    </style:style>
    <style:style style:name="P26" style:family="paragraph" style:parent-style-name="Table_20_Contents">
      <style:text-properties officeooo:paragraph-rsid="0025b392"/>
    </style:style>
    <style:style style:name="P27" style:family="paragraph" style:parent-style-name="Table_20_Contents">
      <style:text-properties officeooo:paragraph-rsid="0025fa69"/>
    </style:style>
    <style:style style:name="P28" style:family="paragraph" style:parent-style-name="Table_20_Contents">
      <style:text-properties officeooo:paragraph-rsid="00267cbc"/>
    </style:style>
    <style:style style:name="P29" style:family="paragraph" style:parent-style-name="Table_20_Contents">
      <style:text-properties officeooo:paragraph-rsid="002798c1"/>
    </style:style>
    <style:style style:name="P30" style:family="paragraph" style:parent-style-name="Table_20_Contents">
      <style:text-properties officeooo:paragraph-rsid="002934e1"/>
    </style:style>
    <style:style style:name="P31" style:family="paragraph" style:parent-style-name="Table_20_Contents">
      <style:text-properties officeooo:paragraph-rsid="002abdf4"/>
    </style:style>
    <style:style style:name="P32" style:family="paragraph" style:parent-style-name="Table_20_Contents">
      <style:text-properties officeooo:paragraph-rsid="002ac557"/>
    </style:style>
    <style:style style:name="P33" style:family="paragraph" style:parent-style-name="Table_20_Contents">
      <style:text-properties officeooo:paragraph-rsid="002c9c63"/>
    </style:style>
    <style:style style:name="P34" style:family="paragraph" style:parent-style-name="Table_20_Contents">
      <style:text-properties officeooo:paragraph-rsid="0030b145"/>
    </style:style>
    <style:style style:name="P35" style:family="paragraph" style:parent-style-name="Table_20_Contents">
      <style:text-properties officeooo:paragraph-rsid="003136ab"/>
    </style:style>
    <style:style style:name="P36" style:family="paragraph" style:parent-style-name="Table_20_Contents">
      <style:text-properties officeooo:paragraph-rsid="00332865"/>
    </style:style>
    <style:style style:name="P37" style:family="paragraph" style:parent-style-name="Table_20_Contents">
      <style:text-properties officeooo:paragraph-rsid="00351e4c"/>
    </style:style>
    <style:style style:name="P38" style:family="paragraph" style:parent-style-name="Table_20_Contents">
      <style:text-properties officeooo:paragraph-rsid="0036ebb8"/>
    </style:style>
    <style:style style:name="P39" style:family="paragraph" style:parent-style-name="Table_20_Contents">
      <style:text-properties officeooo:paragraph-rsid="00373138"/>
    </style:style>
    <style:style style:name="P40" style:family="paragraph" style:parent-style-name="Table_20_Contents">
      <style:text-properties officeooo:paragraph-rsid="00388a3c"/>
    </style:style>
    <style:style style:name="T1" style:family="text">
      <style:text-properties officeooo:rsid="002277df"/>
    </style:style>
    <style:style style:name="T2" style:family="text">
      <style:text-properties officeooo:rsid="0025b392"/>
    </style:style>
    <style:style style:name="T3" style:family="text">
      <style:text-properties officeooo:rsid="0025fa69"/>
    </style:style>
    <style:style style:name="T4" style:family="text">
      <style:text-properties officeooo:rsid="00267cbc"/>
    </style:style>
    <style:style style:name="T5" style:family="text">
      <style:text-properties officeooo:rsid="002798c1"/>
    </style:style>
    <style:style style:name="T6" style:family="text">
      <style:text-properties officeooo:rsid="002934e1"/>
    </style:style>
    <style:style style:name="T7" style:family="text">
      <style:text-properties officeooo:rsid="002abdf4"/>
    </style:style>
    <style:style style:name="T8" style:family="text">
      <style:text-properties officeooo:rsid="002ac557"/>
    </style:style>
    <style:style style:name="T9" style:family="text">
      <style:text-properties officeooo:rsid="002c9c63"/>
    </style:style>
    <style:style style:name="T10" style:family="text">
      <style:text-properties officeooo:rsid="0030b145"/>
    </style:style>
    <style:style style:name="T11" style:family="text">
      <style:text-properties officeooo:rsid="003136ab"/>
    </style:style>
    <style:style style:name="T12" style:family="text">
      <style:text-properties officeooo:rsid="00332865"/>
    </style:style>
    <style:style style:name="T13" style:family="text">
      <style:text-properties officeooo:rsid="00351e4c"/>
    </style:style>
    <style:style style:name="T14" style:family="text">
      <style:text-properties officeooo:rsid="00373138"/>
    </style:style>
    <style:style style:name="T15" style:family="text">
      <style:text-properties officeooo:rsid="00388a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Line3092636140064">
            <table:table-cell table:style-name="Table1.A1" office:value-type="string">
              <text:p text:style-name="P3"><text:span text:style-name="T1">ΚΕΦΑΛΑΙΟΝ</text:span> <text:span text:style-name="T1">ΠΕΝΤΕ</text:span></text:p>
              <text:p text:style-name="P8">ΠΕΡΙ ΤΟΥ ΣΤΕΝΩΠΟΥ ΔΙΑΓΟΝΤΟΣ</text:p>
            </table:table-cell>
            <table:table-cell table:style-name="Table1.A1" office:value-type="string">
              <text:p text:style-name="P6">CHAPTER FIVE</text:p>
              <text:p text:style-name="P6">DIAGON ALLEY</text:p>
            </table:table-cell>
          </table:table-row>
        </table:table-header-rows>
        <table:table-row table:style-name="TableLine3092636146320">
          <table:table-cell table:style-name="Table1.A1" office:value-type="string">
            <text:p text:style-name="P2">τῆς δ’ ἐπιούσης ὁ ’Άρειος ἠγέρθη ἀμ’ ἥλιῳ ἀνίσχοντι. καί ᾐσθάνετο μὲν ἡμέρας ἤδη γενομένης, ὅμως δ’ οὐκ ἤθελε διοῖξαι τούς ὀφθαλμούς, ὡς παραινέσας ἑαυτῷ τοιάδε· Ὠνειροπόλησα δήπου.</text:p>
          </table:table-cell>
          <table:table-cell table:style-name="Table1.A1" office:value-type="string">
            <text:p text:style-name="P5">Harry woke early the next morning. Although he could tell it was daylight, he kept his eyes shut tight. "It was a dream, he told himself firmly.</text:p>
          </table:table-cell>
        </table:table-row>
        <table:table-row table:style-name="TableLine3092636147136">
          <table:table-cell table:style-name="Table1.A1" office:value-type="string">
            <text:p text:style-name="P2">ὅναρ γὰρ ἦλθέ μοι ἀνήρ τις πελώριος Ἁγριώδης ὀνόματι ἐρῶν ὡς φοιτήσω πρὸς παιδευτήριον μαγικόν.</text:p>
          </table:table-cell>
          <table:table-cell table:style-name="Table1.A1" office:value-type="string">
            <text:p text:style-name="P5">"I dreamed a giant called Hagrid came to tell me I was going to a school for wizards.</text:p>
          </table:table-cell>
        </table:table-row>
        <table:table-row table:style-name="TableLine3092636141424">
          <table:table-cell table:style-name="Table1.A1" office:value-type="string">
            <text:p text:style-name="P2">τούς δ’ ὀφθαλμοὺς ἀνοίξας εὖ οἶδ’ ὅτι πάλιν διαιτήσομαι ἐν τῷ σκευοφυλακίῳ τῶ οἴκοι.</text:p>
          </table:table-cell>
          <table:table-cell table:style-name="Table1.A1" office:value-type="string">
            <text:p text:style-name="P5">When I open my eyes I'll be at home in my cupboard." </text:p>
          </table:table-cell>
        </table:table-row>
        <table:table-row table:style-name="TableLine3092636144144">
          <table:table-cell table:style-name="Table1.A1" office:value-type="string">
            <text:p text:style-name="P2">κρότον δ’ ἄφνω ἤκουσε μέγαν, τῆς γε Πετουνίας, ὡς ᾤετο, τὴν θύραν κοπτούσης. καί πολλὴν έχων ἀθυμίαν τούς ὀφθαλμούς οὔπω ἀνέῳξεν, ἀγαπῶν ε”τι τὸ ἐνύπνιον.</text:p>
          </table:table-cell>
          <table:table-cell table:style-name="Table1.A1" office:value-type="string">
            <text:p text:style-name="P5">There was suddenly a loud tapping noise. </text:p>
            <text:p text:style-name="P5">And there's Aunt Petunia knocking on the door, Harry thought, his heart sinking. But he still didn't open his eyes. It had been such a good dream. </text:p>
          </table:table-cell>
        </table:table-row>
        <table:table-row table:style-name="TableLine3092636157200">
          <table:table-cell table:style-name="Table1.A1" office:value-type="string">
            <text:p text:style-name="P2">τρὶς δ’ αὖ κροτοῦντος ἤκουσέ του.</text:p>
          </table:table-cell>
          <table:table-cell table:style-name="Table1.A1" office:value-type="string">
            <text:p text:style-name="P5">Tap. Tap. Tap.</text:p>
          </table:table-cell>
        </table:table-row>
        <table:table-row table:style-name="TableLine3092636166992">
          <table:table-cell table:style-name="Table1.A1" office:value-type="string">
            <text:p text:style-name="P4">Καλῶς ἔχει, ἔφη, ἀνίσταμαι γάρ, ἀναστὰς δέ καί τὸν Ἁγριώδους τρίβωνα μεθεὶς ᾔσθετο τοῦ θ’ ἡλίου τὸ καλύβιον ἀκτῖσι φλέγοντος, καὶ λωφήσαντος τέλος τοῦ χειμῶνος, καὶ αὐτοῦ τοῦ Ἁγριώδους ε”τι κοιμωμένου ἐπὶ τῇ χαμεύνῃ ἤδη διεφθαρμένῃ, καὶ γλαυκὸς τῷ μέν ὄνυχι τὴν θυρίδα κροτούσης τῷ δέ ῥάμφει ἐφημερίδα ἐχούσης.</text:p>
          </table:table-cell>
          <table:table-cell table:style-name="Table1.A1" office:value-type="string">
            <text:p text:style-name="P7">"All right," Harry mumbled, "I'm getting up." </text:p>
            <text:p text:style-name="P7">He sat up and Hagrid's heavy coat fell off him. The hut was full of sunlight, the storm was over, Hagrid himself was asleep on the collapsed sofa, and there was an owl rapping its claw on the window, a newspaper held in its beak. </text:p>
          </table:table-cell>
        </table:table-row>
        <table:table-row table:style-name="TableLine3092636157472">
          <table:table-cell table:style-name="Table1.A1" office:value-type="string">
            <text:p text:style-name="P4">ἀνεπήδησεν οὖν οὕτως εὐδαιμονοῦντι συνειδὼς ἑαυτῷ ὡσεὶ ἀσκόν τις ε’πνευμάτου ὑπὸ τοῖς σπλάγχνοις. ἐλθὼν δ’ εὐθὺ τῆς θυρίδος καί ταχέως σπάσας ἀνέῳξεν αὐτήν.</text:p>
          </table:table-cell>
          <table:table-cell table:style-name="Table1.A1" office:value-type="string">
            <text:p text:style-name="P7">Harry scrambled to his feet, so happy he felt as though a large balloon was swelling inside him. He went straight to the window and jerked it open.</text:p>
          </table:table-cell>
        </table:table-row>
        <table:table-row table:style-name="TableLine3092636156384">
          <table:table-cell table:style-name="Table1.A1" office:value-type="string">
            <text:p text:style-name="P4">ἡ δὲ γλαῦξ εἴσω κατασκήπτουσα τὴν ἐφημερίδα μεθῆκεν ἐπὶ τὴν Ἁγριώδους κεφαλήν.</text:p>
          </table:table-cell>
          <table:table-cell table:style-name="Table1.A1" office:value-type="string">
            <text:p text:style-name="P7">The owl swooped in and dropped the newspaper on top of Hagrid, who didn't wake up.</text:p>
          </table:table-cell>
        </table:table-row>
        <table:table-row table:style-name="TableLine3092636169712">
          <table:table-cell table:style-name="Table1.A1" office:value-type="string">
            <text:p text:style-name="P4">ἀλλ’ ὁ μὲν οὐκ ἠγέρθη, ἐκείνη δέ πρὸς τοῦδαφος καταπτομένη ἐπετίθετο τῷ τρίβωνι αὐτοῦ.</text:p>
          </table:table-cell>
          <table:table-cell table:style-name="Table1.A1" office:value-type="string">
            <text:p text:style-name="P7">The owl then fluttered onto the floor and began to attack Hagrid's coat.</text:p>
          </table:table-cell>
        </table:table-row>
        <table:table-row table:style-name="TableLine3092636161824">
          <table:table-cell table:style-name="Table1.A1" office:value-type="string">
            <text:p text:style-name="P4">“Άρειος δ’ ἀποσοβήσων αὐτήν Πέπαυσο, ἔφη, μὴ τοῦτο ποιήσῃς. ἡ δέ κροτήσασα ἀγρίως τὸ ῥάμφος πρὸς αὐτὸν οὐδέν ἐπαύσατο τοῦ κακὰ ποιῆσαι τὸν τρίβωνα.</text:p>
          </table:table-cell>
          <table:table-cell table:style-name="Table1.A1" office:value-type="string">
            <text:p text:style-name="P7">"Don't do that." Harry tried to wave the owl out of the way, but it snapped its beak fiercely at him and carried on savaging the coat. </text:p>
          </table:table-cell>
        </table:table-row>
        <table:table-row table:style-name="TableLine3092636158016">
          <table:table-cell table:style-name="Table1.A1" office:value-type="string">
            <text:p text:style-name="P9">καὶ μεγάλῃ τῇ φωνῇ <text:span text:style-name="T2">Ὦ</text:span> Ἁγρίωδες, ἔφη, γλαῦξ ἐστίν<text:span text:style-name="T2">...</text:span> </text:p>
          </table:table-cell>
          <table:table-cell table:style-name="Table1.A1" office:value-type="string">
            <text:p text:style-name="P26">Hagrid!" said Harry loudly. "There's an owl<text:span text:style-name="T2">."</text:span></text:p>
          </table:table-cell>
        </table:table-row>
        <table:table-row table:style-name="TableLine3092636169440">
          <table:table-cell table:style-name="Table1.A1" office:value-type="string">
            <text:p text:style-name="P9">ἐκεῖνος δέ Μισθοδότει αὐτήν, ἔφη τονθορύζων, οὐδέν αὖ κινηθείς<text:span text:style-name="T2">.</text:span></text:p>
          </table:table-cell>
          <table:table-cell table:style-name="Table1.A1" office:value-type="string">
            <text:p text:style-name="P26">"Pay him," Hagrid grunted into the sofa.</text:p>
          </table:table-cell>
        </table:table-row>
        <table:table-row table:style-name="TableLine3092636163184">
          <table:table-cell table:style-name="Table1.A1" office:value-type="string">
            <text:p text:style-name="P9">’Άρειος δέ Τί λέγεις<text:span text:style-name="T2">;</text:span></text:p>
          </table:table-cell>
          <table:table-cell table:style-name="Table1.A1" office:value-type="string">
            <text:p text:style-name="P26">"What?" </text:p>
          </table:table-cell>
        </table:table-row>
        <table:table-row table:style-name="TableLine3092636171344">
          <table:table-cell table:style-name="Table1.A1" office:value-type="string">
            <text:p text:style-name="P9">καὶ ὑπολαβὼν ἐκεῖνος’ Μισθοδοτῆσαι γὰρ δεῖ αὐτὴν ἥ γ’ ἐκόμισε τὴν ἐφημερίδα. βλέπε οῦν εἴσω τῶν θυλακίων μου.</text:p>
          </table:table-cell>
          <table:table-cell table:style-name="Table1.A1" office:value-type="string">
            <text:p text:style-name="P26">"He wants payin' fer deliverin' the paper. Look in the pockets." </text:p>
          </table:table-cell>
        </table:table-row>
        <table:table-row table:style-name="TableLine3092636171344">
          <table:table-cell table:style-name="Table1.A1" office:value-type="string">
            <text:p text:style-name="P9">ἀλλ’ ὁ τοῦ Ἁγριώδους τρίβων ἐφαίνετο ὅλος ἐκ θυλακίων συγ-κείμενος, ἕχων καὶ κοπτὰς λειμακοφθόρους καὶ σφαιρίδια σπαρ-τίου καὶ νώγαλα ἀπὸ μίνθης ἐσκευασμένα καὶ βύβλινα σακκίδια πρὸς τέϊον ῆθμοειδῆ. τέλος δέ ἐδράξατο <text:soft-page-break/>νομίσματος καινοῦ.</text:p>
          </table:table-cell>
          <table:table-cell table:style-name="Table1.A1" office:value-type="string">
            <text:p text:style-name="P26">Hagrid's coat seemed to be made of nothing but pockets -- bunches of keys, slug pellets, balls of string, peppermint humbugs, teabags... </text:p>
            <text:p text:style-name="P26">finally, Harry pulled out a handful of strange-looking coins. </text:p>
          </table:table-cell>
        </table:table-row>
        <table:table-row table:style-name="TableLine3092636171344">
          <table:table-cell table:style-name="Table1.A1" office:value-type="string">
            <text:p text:style-name="P11">Δὸς αὐτῇ, ἔφη, πέντε κονίδας.</text:p>
          </table:table-cell>
          <table:table-cell table:style-name="Table1.A1" office:value-type="string">
            <text:p text:style-name="P27">"Give him five Knuts," said Hagrid sleepily. </text:p>
          </table:table-cell>
        </table:table-row>
        <table:table-row table:style-name="TableLine3092636171344">
          <table:table-cell table:style-name="Table1.A1" office:value-type="string">
            <text:p text:style-name="P11"><text:span text:style-name="T3">Ἦ</text:span> καὶ κονίδας λέγεις; </text:p>
          </table:table-cell>
          <table:table-cell table:style-name="Table1.A1" office:value-type="string">
            <text:p text:style-name="P27">"Knuts?" </text:p>
          </table:table-cell>
        </table:table-row>
        <table:table-row table:style-name="TableLine3092636171344">
          <table:table-cell table:style-name="Table1.A1" office:value-type="string">
            <text:p text:style-name="P11">Μικραίγ’ εἶσι καί χαλκαῖ.</text:p>
          </table:table-cell>
          <table:table-cell table:style-name="Table1.A1" office:value-type="string">
            <text:p text:style-name="P27">"The little bronze ones." </text:p>
          </table:table-cell>
        </table:table-row>
        <table:table-row table:style-name="TableLine3092636171344">
          <table:table-cell table:style-name="Table1.A1" office:value-type="string">
            <text:p text:style-name="P11">ἀριθμήσαντος δέ πέντε χαλκία τοῦ Ἁρείου, ἡ γλαῦξ προῦτεινε πόδα δεξομένη αὐτὰ εἷς βαλλαντίδιον προσδεδεμένον ἐπ’ αὐτῷ.</text:p>
          </table:table-cell>
          <table:table-cell table:style-name="Table1.A1" office:value-type="string">
            <text:p text:style-name="P27">Harry counted out five little bronze coins, and the owl held out his leg so Harry could put the money into a small leather pouch tied to it.</text:p>
          </table:table-cell>
        </table:table-row>
        <table:table-row table:style-name="TableLine3092636171344">
          <table:table-cell table:style-name="Table1.A1" office:value-type="string">
            <text:p text:style-name="P11">κάντεῦθεν οἴχεται ἐκπταμένη διὰ τὴν θυρίδα τὴν ἄρτι ἀνεῳγμένην.</text:p>
          </table:table-cell>
          <table:table-cell table:style-name="Table1.A1" office:value-type="string">
            <text:p text:style-name="P27">Then he flew off through the open window.</text:p>
          </table:table-cell>
        </table:table-row>
        <table:table-row table:style-name="TableLine3092636171344">
          <table:table-cell table:style-name="Table1.A1" office:value-type="string">
            <text:p text:style-name="P11">Ἁγριώδης δ’ ε”χασκε, ἐσκορδινᾶτο, ἀνίστατο.</text:p>
          </table:table-cell>
          <table:table-cell table:style-name="Table1.A1" office:value-type="string">
            <text:p text:style-name="P27">Hagrid yawned loudly, sat up, and stretched.</text:p>
          </table:table-cell>
        </table:table-row>
        <table:table-row table:style-name="TableLine3092636171344">
          <table:table-cell table:style-name="Table1.A1" office:value-type="string">
            <text:p text:style-name="P11">Ἀπιτέον εὐθὺ Λονδίνονδε· ἔχομεν γὰρ πολλὰ πράγματα περὶ τὰ ἐπιτήδειά σου· δεῖ πάντ’ ἀγοράζειν τὰ πρὸς παιδείαν.</text:p>
          </table:table-cell>
          <table:table-cell table:style-name="Table1.A1" office:value-type="string">
            <text:p text:style-name="P27">"Best be Off, Harry, lots ter do today, gotta get up ter London an' buy all yer stuff fer school." </text:p>
            <text:p text:style-name="P27"/>
          </table:table-cell>
        </table:table-row>
        <table:table-row table:style-name="TableLine3092636171344">
          <table:table-cell table:style-name="Table1.A1" office:value-type="string">
            <text:p text:style-name="P11">ἀναστρέφοντι δέ Ἁρείῳ τὰ χαλκία καὶ βλέποντι πρὸς αὐτὰ ἐπῆλθέ φρόνημα τι μάλ’ ἀηδές, ὡσεί τις νύξας συνέτρησεν αὐτῷ τὸν ἐντὸς ἀσκόν.</text:p>
            <text:p text:style-name="P11"/>
          </table:table-cell>
          <table:table-cell table:style-name="Table1.A1" office:value-type="string">
            <text:p text:style-name="P27">Harry was turning over the wizard coins and looking at them. He had just thought of something that made him feel as though the happy balloon inside him had got a puncture. </text:p>
          </table:table-cell>
        </table:table-row>
        <table:table-row table:style-name="TableLine3092636171344">
          <table:table-cell table:style-name="Table1.A1" office:value-type="string">
            <text:p text:style-name="P11">Εἰπέ μοι, ἔφη, ὧ Ἁγρίωδες κάκεῖνος Τί δαί, ε”φη μεταξὺ ἐνδυόμενος τοὺς κοθόρνους.</text:p>
          </table:table-cell>
          <table:table-cell table:style-name="Table1.A1" office:value-type="string">
            <text:p text:style-name="P27">"Um -- Hagrid?" "Mm?" said Hagrid, who was pulling on his huge boots. </text:p>
          </table:table-cell>
        </table:table-row>
        <table:table-row table:style-name="TableLine3092636171344">
          <table:table-cell table:style-name="Table1.A1" office:value-type="string">
            <text:p text:style-name="P11">’Ἄρειος δέ Οὐκ ε”στι μοι, ἔφη, ἀργυρίου οὐδέν. καὶ σύ χθιζὸς ἤκουσας τοῦ θείου οὐκ εἰπόντος δαπανήσειν οὐδὲν εἷς ε’μέ ἵνα μάθοιμι τὴν μαγικήν.</text:p>
          </table:table-cell>
          <table:table-cell table:style-name="Table1.A1" office:value-type="string">
            <text:p text:style-name="P27">"I haven't got any money -- and you heard Uncle Vernon last night ... he won't pay for me to go and learn magic." </text:p>
          </table:table-cell>
        </table:table-row>
        <table:table-row table:style-name="TableLine3092636171344">
          <table:table-cell table:style-name="Table1.A1" office:value-type="string">
            <text:p text:style-name="P11">Οὐ φροντὶς σοὶ πρὸς τοῦτο, ἔφη. ἀνειστήκει γὰρ κνώμενος τὸ κράνιον.</text:p>
          </table:table-cell>
          <table:table-cell table:style-name="Table1.A1" office:value-type="string">
            <text:p text:style-name="P27">"Don't worry about that," said Hagrid, standing up and scratching his head.</text:p>
          </table:table-cell>
        </table:table-row>
        <table:table-row table:style-name="TableLine3092636171344">
          <table:table-cell table:style-name="Table1.A1" office:value-type="string">
            <text:p text:style-name="P11">οὔκουν ᾔδησθα κληρονομῶν σὺ τοὺς τεκόντας τῆς οὐσίας,·</text:p>
          </table:table-cell>
          <table:table-cell table:style-name="Table1.A1" office:value-type="string">
            <text:p text:style-name="P27">"D'yeh think yer parents didn't leave yeh anything?"</text:p>
          </table:table-cell>
        </table:table-row>
        <table:table-row table:style-name="TableLine3092636171344">
          <table:table-cell table:style-name="Table1.A1" office:value-type="string">
            <text:p text:style-name="P11">Ἀλλ’ εἷ διεφθάρη ἡ οἰκία αὐτῶν<text:span text:style-name="T4">...</text:span> </text:p>
          </table:table-cell>
          <table:table-cell table:style-name="Table1.A1" office:value-type="string">
            <text:p text:style-name="P28">"But if their house was destroyed --" </text:p>
          </table:table-cell>
        </table:table-row>
        <table:table-row table:style-name="TableLine3092636171344">
          <table:table-cell table:style-name="Table1.A1" office:value-type="string">
            <text:p text:style-name="P12">ἐκεῖνος δ’ ὑπολαβών Τὸ χρυσίον οὐκ οἴκοι κατέθηκαν, ὦ μειράκιον.</text:p>
          </table:table-cell>
          <table:table-cell table:style-name="Table1.A1" office:value-type="string">
            <text:p text:style-name="P28">"They didn' keep their gold in the house, boy! </text:p>
          </table:table-cell>
        </table:table-row>
        <table:table-row table:style-name="TableLine3092636171344">
          <table:table-cell table:style-name="Table1.A1" office:value-type="string">
            <text:p text:style-name="P12">πρῶτον μὲν γὰρ ι’τέον εἷς Γριγγώτου, τράπεζαν τοῖς μάγοις.</text:p>
          </table:table-cell>
          <table:table-cell table:style-name="Table1.A1" office:value-type="string">
            <text:p text:style-name="P28">Nah, first stop fer us is Gringotts. Wizards' bank.</text:p>
          </table:table-cell>
        </table:table-row>
        <table:table-row table:style-name="TableLine3092636171344">
          <table:table-cell table:style-name="Table1.A1" office:value-type="string">
            <text:p text:style-name="P12">λαβέ ἀλλᾶντός τι, ψυχρὸν μὲν ὄν, ἀγαθὸν δ’ ὅμως.<text:span text:style-name="T4"> καὶ μάλιστ’ ὀρεγοίμην ἂν τοῦ σοῦ πλακοῦντος τοῦ τῶν γενεθλίων.</text:span></text:p>
          </table:table-cell>
          <table:table-cell table:style-name="Table1.A1" office:value-type="string">
            <text:p text:style-name="P28">Have a sausage, they're not bad cold -- an' I wouldn' say no teh a bit o' yer birthday cake, neither." </text:p>
          </table:table-cell>
        </table:table-row>
        <table:table-row table:style-name="TableLine3092636171344">
          <table:table-cell table:style-name="Table1.A1" office:value-type="string">
            <text:p text:style-name="P12"><text:span text:style-name="T4">Ἦ</text:span> τραπέζας ἔχουσιν οἱ μάγοι<text:span text:style-name="T4">;</text:span></text:p>
          </table:table-cell>
          <table:table-cell table:style-name="Table1.A1" office:value-type="string">
            <text:p text:style-name="P28">"Wizards have banks?" </text:p>
          </table:table-cell>
        </table:table-row>
        <table:table-row table:style-name="TableLine3092636171344">
          <table:table-cell table:style-name="Table1.A1" office:value-type="string">
            <text:p text:style-name="P12">Μίαν γε. τραπεζῖται δέ κόβαλοι.</text:p>
          </table:table-cell>
          <table:table-cell table:style-name="Table1.A1" office:value-type="string">
            <text:p text:style-name="P28">"Just the one. Gringotts. Run by goblins." </text:p>
          </table:table-cell>
        </table:table-row>
        <table:table-row table:style-name="TableLine3092636171344">
          <table:table-cell table:style-name="Table1.A1" office:value-type="string">
            <text:p text:style-name="P12">’Ἁρειος δέ μεθεὶς μέρος τι τοῦ ἀλλᾶντος <text:span text:style-name="T4">Ἦ</text:span> κόβαλοι, ἔφη.</text:p>
          </table:table-cell>
          <table:table-cell table:style-name="Table1.A1" office:value-type="string">
            <text:p text:style-name="P28">Harry dropped the bit of sausage he was holding. </text:p>
            <text:p text:style-name="P28">"Goblins?"</text:p>
          </table:table-cell>
        </table:table-row>
        <table:table-row table:style-name="TableLine3092636171344">
          <table:table-cell table:style-name="Table1.A1" office:value-type="string">
            <text:p text:style-name="P12">Πάνυ γε. ὥστ’ οὐδεὶς λῃστεύοι ἂν τὰ παρ’ αὐτοῖς, πιθοῦ μοι, εἰ μή γ’ ἄρα μαίνοιτο.</text:p>
          </table:table-cell>
          <table:table-cell table:style-name="Table1.A1" office:value-type="string">
            <text:p text:style-name="P28">"Yeah -- so yeh'd be mad ter try an' rob it, I'll tell yeh that.</text:p>
          </table:table-cell>
        </table:table-row>
        <table:table-row table:style-name="TableLine3092636171344">
          <table:table-cell table:style-name="Table1.A1" office:value-type="string">
            <text:p text:style-name="P12">μή τοι πνίγειν τούς κοβάλους, ὦ ’Άρειέ ἡ δ’ οὖν τράπεζα αὕτη χωρίον πάντων ἀσφαλέστατόν ἐστι τοῖς χρῆμά τι φυλάττεσθαι βουλομένοις πλὴν ἀμέλει τοῦ Ὑογοήτου.</text:p>
          </table:table-cell>
          <table:table-cell table:style-name="Table1.A1" office:value-type="string">
            <text:p text:style-name="P28">Never mess with goblins, Harry. Gringotts is the safest place in the world fer anything yeh want ter keep safe -- 'cept maybe Hogwarts.</text:p>
          </table:table-cell>
        </table:table-row>
        <table:table-row table:style-name="TableLine3092636171344">
          <table:table-cell table:style-name="Table1.A1" office:value-type="string">
            <text:p text:style-name="P12">ἀλλ’ ἐγὼ ὀφείλω ἐπελθεῖν παρὰ τὸν Γριγγώτου ὑπέρ τοῦ Διμπλοδώρου περὶ τὰ Ὑογοήτου <text:span text:style-name="T4">ὤ</text:span>ν.</text:p>
          </table:table-cell>
          <table:table-cell table:style-name="Table1.A1" office:value-type="string">
            <text:p text:style-name="P28">As a matter o' fact, I gotta visit Gringotts anyway. Fer Dumbledore. Hogwarts business."</text:p>
          </table:table-cell>
        </table:table-row>
        <text:soft-page-break/>
        <table:table-row table:style-name="TableLine3092636171344">
          <table:table-cell table:style-name="Table1.A1" office:value-type="string">
            <text:p text:style-name="P12">καί ἑαυτὸν ἐξυπτιάζων Οὗτος γάρ, ἔφη, πολλάκις κατ’ ἔθος ἀξιοῖ με τὰ πλεῖστον διαφέροντα πρᾶξαι, οῖον τὸ συγ-κομίσαι σέ σωθέντα ῆ τὸ ἀπὸ Γριγγώτου ἐνεγκεῖν τι’ οἶδε γάρ με ἀξιόπιστον ὄντα.</text:p>
          </table:table-cell>
          <table:table-cell table:style-name="Table1.A1" office:value-type="string">
            <text:p text:style-name="P28">Hagrid drew himself up proudly. "He usually gets me ter do important stuff fer him. Fetchin' you gettin' things from Gringotts -- knows he can trust me, see. </text:p>
          </table:table-cell>
        </table:table-row>
        <table:table-row table:style-name="TableLine3092636171344">
          <table:table-cell table:style-name="Table1.A1" office:value-type="string">
            <text:p text:style-name="P12">εἶα δή. ε”χεις τὰ πάντα; </text:p>
          </table:table-cell>
          <table:table-cell table:style-name="Table1.A1" office:value-type="string">
            <text:p text:style-name="P28">"Got everythin'? Come on, then." </text:p>
          </table:table-cell>
        </table:table-row>
        <table:table-row table:style-name="TableLine3092636171344">
          <table:table-cell table:style-name="Table1.A1" office:value-type="string">
            <text:p text:style-name="P12">ὁ δ’ Ἄρειος ἠκολούθησεν αὐτῷ ἐξιὼν ἐπὶ τὸν σκόπελον.</text:p>
          </table:table-cell>
          <table:table-cell table:style-name="Table1.A1" office:value-type="string">
            <text:p text:style-name="P28">Harry followed Hagrid out onto the rock.</text:p>
          </table:table-cell>
        </table:table-row>
        <table:table-row table:style-name="TableLine3092636171344">
          <table:table-cell table:style-name="Table1.A1" office:value-type="string">
            <text:p text:style-name="P12">α<text:span text:style-name="T4">ἰ</text:span>θρίας δ’ ἤδη γενομένης, καί πρὸς ἥλιον μαρμαιρούσης ἅμα τῆς ἁλός, εἶδε τὸν λέμβον τὸν Δουρσλείῳ μεμισθωμένον ε”τι παρόντα, καίπερ πολι) ἐν τῷ χείμωνι ἄντλον δεξάμενον.</text:p>
          </table:table-cell>
          <table:table-cell table:style-name="Table1.A1" office:value-type="string">
            <text:p text:style-name="P28">The sky was quite clear now and the sea gleamed in the sunlight. The boat Uncle Vernon had hired was still there, with a lot of water in the bottom after the storm.</text:p>
          </table:table-cell>
        </table:table-row>
        <table:table-row table:style-name="TableLine3092636171344">
          <table:table-cell table:style-name="Table1.A1" office:value-type="string">
            <text:p text:style-name="P13">ἕτερον δέ λέμβον οὐκ ι’δών Τίνι τρόπῳ, ἔφη, σύ γε θάλατταν διεπέρησας;</text:p>
          </table:table-cell>
          <table:table-cell table:style-name="Table1.A1" office:value-type="string">
            <text:p text:style-name="P29">"How did you get here?" Harry asked, looking around for another boat.</text:p>
          </table:table-cell>
        </table:table-row>
        <table:table-row table:style-name="TableLine3092636171344">
          <table:table-cell table:style-name="Table1.A1" office:value-type="string">
            <text:p text:style-name="P13">Διεπτόμην, ἔφη. </text:p>
          </table:table-cell>
          <table:table-cell table:style-name="Table1.A1" office:value-type="string">
            <text:p text:style-name="P29">"Flew," said Hagrid. </text:p>
          </table:table-cell>
        </table:table-row>
        <table:table-row table:style-name="TableLine3092636171344">
          <table:table-cell table:style-name="Table1.A1" office:value-type="string">
            <text:p text:style-name="P13">Διέπτου<text:span text:style-name="T5">;</text:span></text:p>
          </table:table-cell>
          <table:table-cell table:style-name="Table1.A1" office:value-type="string">
            <text:p text:style-name="P29">"Flew?" </text:p>
          </table:table-cell>
        </table:table-row>
        <table:table-row table:style-name="TableLine3092636171344">
          <table:table-cell table:style-name="Table1.A1" office:value-type="string">
            <text:p text:style-name="P13">’Έγωγε ἀλλ’ ἐπαναπλεῦσαι χρὴ ἐν τῷδε· οὐκέτι γὰρ θεμιτόν μοι μαγεύειν νῦν δὴ σώσαντι σέ.</text:p>
          </table:table-cell>
          <table:table-cell table:style-name="Table1.A1" office:value-type="string">
            <text:p text:style-name="P29">"Yeah -- but we'll go back in this. Not s'pposed ter use magic now I've got yeh."</text:p>
          </table:table-cell>
        </table:table-row>
        <table:table-row table:style-name="TableLine3092636171344">
          <table:table-cell table:style-name="Table1.A1" office:value-type="string">
            <text:p text:style-name="P13">καθημένων δ’ ἐν τῷ λέμβῳ, ὁ ’Άρειος ἀτενέσι τοῖς ὄμμασιν ε”βλεπε πρὸς τὸν Ἁγριώδη εἴ πως τοῦτον ἐν νῴ πλάττοι αἰωρού-μενον.</text:p>
          </table:table-cell>
          <table:table-cell table:style-name="Table1.A1" office:value-type="string">
            <text:p text:style-name="P29">They settled down in the boat, Harry still staring at Hagrid, trying to imagine him flying. </text:p>
          </table:table-cell>
        </table:table-row>
        <table:table-row table:style-name="TableLine3092636171344">
          <table:table-cell table:style-name="Table1.A1" office:value-type="string">
            <text:p text:style-name="P13">Ἀλλ’ οὐ πρέπει ἡμῖν ἐρεταὶ γενέσθαι, ἔφη ἐκ πλαγίου μάλ’ αὖθις βλέψας πρὸς αὐτόν.</text:p>
          </table:table-cell>
          <table:table-cell table:style-name="Table1.A1" office:value-type="string">
            <text:p text:style-name="P29">"Seems a shame ter row, though," said Hagrid, giving Harry another of his sideways looks.</text:p>
          </table:table-cell>
        </table:table-row>
        <table:table-row table:style-name="TableLine3092636171344">
          <table:table-cell table:style-name="Table1.A1" office:value-type="string">
            <text:p text:style-name="P13">ἐὰν δέ σπεύδω τι ἡμῖν τὸν πλοῦν, οὐδενὶ τῶν ἐν Ὑογοήτου δεῖ σέ δηλῶσαι τοῦτο, εἴπερ σοὶ φίλον.</text:p>
          </table:table-cell>
          <table:table-cell table:style-name="Table1.A1" office:value-type="string">
            <text:p text:style-name="P29">"If I was ter -- er -- speed things up a bit, would yeh mind not mentionin' it at Hogwarts?" </text:p>
          </table:table-cell>
        </table:table-row>
        <table:table-row table:style-name="TableLine3092636171344">
          <table:table-cell table:style-name="Table1.A1" office:value-type="string">
            <text:p text:style-name="P13">Οὐδαμῶς, ἔφη, σπεύδων αὐτὸς πλέον ἰδεῖν τῆς μαγικῆς.</text:p>
          </table:table-cell>
          <table:table-cell table:style-name="Table1.A1" office:value-type="string">
            <text:p text:style-name="P29">"Of course not," said Harry, eager to see more magic. </text:p>
          </table:table-cell>
        </table:table-row>
        <table:table-row table:style-name="TableLine3092636171344">
          <table:table-cell table:style-name="Table1.A1" office:value-type="string">
            <text:p text:style-name="P14">λαβόν-τος οῦν ἐκείνου πάλιν τὸ ἀλεξιβρόχιον τὸ φοινικοῦν, καὶ δὶς κρούσαντος ἐπὶ τὸν σκαλμὸν τὸ πλοῖον ἐτάχυνεν αὐτόματον πρὸς τὴν ἤπειρον.</text:p>
          </table:table-cell>
          <table:table-cell table:style-name="Table1.A1" office:value-type="string">
            <text:p text:style-name="P30">Hagrid pulled out the pink umbrella again, tapped it twice on the side of the boat, and they sped off toward land. </text:p>
          </table:table-cell>
        </table:table-row>
        <table:table-row table:style-name="TableLine3092636171344">
          <table:table-cell table:style-name="Table1.A1" office:value-type="string">
            <text:p text:style-name="P14">Διὰ τί οὕτω μαίνοιτό τις ἂν λῃστεύειν πειρώμενος τὸν Γ ριγγώτου<text:span text:style-name="T6">;</text:span></text:p>
          </table:table-cell>
          <table:table-cell table:style-name="Table1.A1" office:value-type="string">
            <text:p text:style-name="P30">"Why would you be mad to try and rob Gringotts?" Harry asked. </text:p>
          </table:table-cell>
        </table:table-row>
        <table:table-row table:style-name="TableLine3092636171344">
          <table:table-cell table:style-name="Table1.A1" office:value-type="string">
            <text:p text:style-name="P14">Δι’ ἐπῳδὰς καὶ κηλήματα, ἧ δ’ ὃς ὁ Ἁγριώδης. δράκοντας γάρ φασι φυλάττειν τὰς χρυσοῦ κατώρυχας ἀβάτούς τ’ ούσας καὶ δυσ-προσόδους.<text:span text:style-name="T6"> ἡ γὰρ τράπεζα κάτω γῆς κεῖται ὡς ὀκτακόσια στάδια ὑπὸ τῶ Λονδίνῳ, κατωτέρω δὴ τοῦ Μετρό. </text:span></text:p>
          </table:table-cell>
          <table:table-cell table:style-name="Table1.A1" office:value-type="string">
            <text:p text:style-name="P30">"Spells -- enchantments," said Hagrid, unfolding his newspaper as he spoke. "They say there's dragons guardin' the highsecurity vaults.<text:span text:style-name="T6"> nd then yeh gotta find yer way -- Gringotts is hundreds of miles under London, see. Deep under the Underground. </text:span></text:p>
          </table:table-cell>
        </table:table-row>
        <table:table-row table:style-name="TableLine3092636171344">
          <table:table-cell table:style-name="Table1.A1" office:value-type="string">
            <text:p text:style-name="P15">ἐκφυγὼν γάρ τις λιμῷ ταχέως ἂν ἀπόλοιτο, κε<text:span text:style-name="T7">ἰ</text:span> δύναιτο κλέψαι τι.</text:p>
          </table:table-cell>
          <table:table-cell table:style-name="Table1.A1" office:value-type="string">
            <text:p text:style-name="P31">Yeh'd die of hunger tryin' ter get out, even if yeh did manage ter get yer hands on summat."</text:p>
          </table:table-cell>
        </table:table-row>
        <table:table-row table:style-name="TableLine3092636171344">
          <table:table-cell table:style-name="Table1.A1" office:value-type="string">
            <text:p text:style-name="P15">καὶ ’Ἀρειος μέν περὶ ταῦτα λογιζόμενος ἐκάθητο ἔτι, ὁ δ’ <text:span text:style-name="T7">Ἁ</text:span>γριώδης τέως ἀνεγίγνωσκε τὴν ἐφημερίδα·<text:span text:style-name="T7"> αὕτη δε Καθημερινός Μάντις ἔτυχε καλούμενη.</text:span></text:p>
          </table:table-cell>
          <table:table-cell table:style-name="Table1.A1" office:value-type="string">
            <text:p text:style-name="P31">Harry sat and thought about this while Hagrid read his newspaper, the Daily Prophet.</text:p>
          </table:table-cell>
        </table:table-row>
        <table:table-row table:style-name="Table1.56">
          <table:table-cell table:style-name="Table1.A1" office:value-type="string">
            <text:p text:style-name="P15">ἐκεῖνος δὲ ὡς πολλάκις θεασάμενος τὸν θεῖον ἔμαθε βέλτιστον εῖναι μὴ ἐνοχλεῖν τοὺς ἐφημερίδα ἀναγιγν-ώσκοντας.<text:span text:style-name="T7"> ὅμως δ’ οὐ ῥᾴδιον τοῦτ’ ἐδόκει </text:span><text:soft-page-break/><text:span text:style-name="T7">αὐτῷ τότε ποιεῖν, μυρία ἐρωτᾶν ε”τι σπουδάζοντι.</text:span></text:p>
          </table:table-cell>
          <table:table-cell table:style-name="Table1.A1" office:value-type="string">
            <text:p text:style-name="P31">Harry had learned from Uncle Vernon that people liked to be left alone while they did this, but it was very difficult, he'd never had so many questions in <text:soft-page-break/>his life. </text:p>
          </table:table-cell>
        </table:table-row>
        <table:table-row table:style-name="TableLine3092636171344">
          <table:table-cell table:style-name="Table1.A1" office:value-type="string">
            <text:p text:style-name="P15">Ἁγριώδης δέ σιωπῇ πτυχὴν ἀναστρέψας τῆς ἐφημερίδος Οἱ περὶ μαγείας προβουλεύοντες, ἔφη, τῆς εἰωθυίας ἄρα ταραχῆς αἴτιοι.</text:p>
          </table:table-cell>
          <table:table-cell table:style-name="Table1.A1" office:value-type="string">
            <text:p text:style-name="P31">"Ministry o' Magic messin' things up as usual," Hagrid muttered, turning the page.</text:p>
          </table:table-cell>
        </table:table-row>
        <table:table-row table:style-name="TableLine3092636171344">
          <table:table-cell table:style-name="Table1.A1" office:value-type="string">
            <text:p text:style-name="P15">Ἠ καὶ πρόβουλοι εἶσι τῆς μαγείας;<text:span text:style-name="T7"> ὁ γὰρ Ἄρειος τοῦτ’ εἷπε καίπερ δόξαν αὐτῷ οὐδέν ἐνοχλῆσαι.</text:span></text:p>
          </table:table-cell>
          <table:table-cell table:style-name="Table1.A1" office:value-type="string">
            <text:p text:style-name="P31">"There's a Ministry of Magic?" Harry asked, before he could stop himself. </text:p>
          </table:table-cell>
        </table:table-row>
        <table:table-row table:style-name="TableLine3092636171344">
          <table:table-cell table:style-name="Table1.A1" office:value-type="string">
            <text:p text:style-name="P15">Πῶς γὰρ οὔ, τὸν μέν γὰρ Διμπλόδωρον ἔχρῃζον ἀρχιπρόβουλον’ τούτου δ’ οὐκ ἐθέλοντος<text:span text:style-name="T7"> </text:span>ἀπαλλαγῆναι ἐξ Ὑογοήτου, πρόκειται<text:span text:style-name="T7"> </text:span>Κορνήλιος Φουῖξ, γέρων ῶν καὶ γελωτοποιὸς εἴ τις ἄλλος.</text:p>
          </table:table-cell>
          <table:table-cell table:style-name="Table1.A1" office:value-type="string">
            <text:p text:style-name="P31">"Course," said Hagrid. "They wanted Dumbledore fer Minister, <text:span text:style-name="T7">O</text:span>' course, but he'd never leave Hogwarts, so old Cornelius Fudge got the job.<text:span text:style-name="T7"> Bungler if ever there was one.</text:span></text:p>
          </table:table-cell>
        </table:table-row>
        <table:table-row table:style-name="TableLine3092636171344">
          <table:table-cell table:style-name="Table1.A1" office:value-type="string">
            <text:p text:style-name="P15"><text:s/>Ὥστε βάλλει τὸν Διμπλόδωρον καθ’ ἡμέραν ταῖς γλαῦξι συμβουλευσ-όμενος δήπου.</text:p>
          </table:table-cell>
          <table:table-cell table:style-name="Table1.A1" office:value-type="string">
            <text:p text:style-name="P31">So he pelts Dumbledore with owls every morning, askin' fer advice."</text:p>
          </table:table-cell>
        </table:table-row>
        <table:table-row table:style-name="TableLine3092636171344">
          <table:table-cell table:style-name="Table1.A1" office:value-type="string">
            <text:p text:style-name="P15">Ἀλλα τί ποιοῦσιν οἱ τῆς μαγείας πρόβουλοι;</text:p>
          </table:table-cell>
          <table:table-cell table:style-name="Table1.A1" office:value-type="string">
            <text:p text:style-name="P31">"But what does a Ministry of Magic do?" </text:p>
          </table:table-cell>
        </table:table-row>
        <table:table-row table:style-name="TableLine3092636171344">
          <table:table-cell table:style-name="Table1.A1" office:value-type="string">
            <text:p text:style-name="P15">Τὸ ἔργον ἐστὶν αὐτοῖς ἐφ’ ὅσον ἐνδέχεται κωλύειν τοὺς Μυγάλους τοῦ μαθεῖν ὅτι φαρμακεῖς τε καὶ φαρμακίδες ὑπάρχ-ουσιν ε”τι πολλαχοῦ τῆς γῆς.</text:p>
          </table:table-cell>
          <table:table-cell table:style-name="Table1.A1" office:value-type="string">
            <text:p text:style-name="P31">"Well, their main job is to keep it from the Muggles that there's still witches an' wizards up an' down the country."</text:p>
          </table:table-cell>
        </table:table-row>
        <table:table-row table:style-name="TableLine3092636171344">
          <table:table-cell table:style-name="Table1.A1" office:value-type="string">
            <text:p text:style-name="P15">Τί δαί<text:span text:style-name="T7">;</text:span></text:p>
          </table:table-cell>
          <table:table-cell table:style-name="Table1.A1" office:value-type="string">
            <text:p text:style-name="P31">"Why?"</text:p>
          </table:table-cell>
        </table:table-row>
        <table:table-row table:style-name="TableLine3092636171344">
          <table:table-cell table:style-name="Table1.A1" office:value-type="string">
            <text:p text:style-name="P16">’Ό τι,· <text:span text:style-name="T7">Ἡ</text:span>ράκλεις πάντες γὰρ οἱ Μύγαλοι, ὦ ’Άρειε, ἐφίειεν ἂν<text:span text:style-name="T7"> </text:span>τοῖς μάγοις τὸ σφέτερον αὐτῶν.<text:span text:style-name="T8"> μὴ γένοιτο. βέλτιον γὰρ εἴ γ’ ἄρα ἐῶσιν ἡμᾶς.</text:span></text:p>
          </table:table-cell>
          <table:table-cell table:style-name="Table1.A1" office:value-type="string">
            <text:p text:style-name="P32">"Why? Blimey, Harry, everyone'd be wantin' magic solutions to their problems.<text:span text:style-name="T8"> </text:span>Nah, we're best left alone."</text:p>
          </table:table-cell>
        </table:table-row>
        <table:table-row table:style-name="TableLine3092636171344">
          <table:table-cell table:style-name="Table1.A1" office:value-type="string">
            <text:p text:style-name="P16">ἐνταῦθα δ’ ὑποκρούσαντος τοῦ πλοίου τὰς τοῦ λιμένος χηλάς, συμπτύξαντος δ’ ἅμα τὴν ἐφημερίδα τοῦ Ἁγριώδους, ἐκβάντες ἐπὶ τὸν ἀναβαθμὸν λίθινον πρὸς τὴν ὁδὸν ἀνέβησαν.<text:span text:style-name="T8"> βαδιζόντων δέ διὰ τὴν πολίχνην πρὸς τὸν σταθμὸν σιδηροδρομ-ικόν, οἱ πολῖται τόν γ’ Ἁγριώδη παριόντες κάρτ’ ἐθαύμαζον, οὐδ’ ἀπροσδόκητον τοῦτ’ ἀπέβη ὡς Ἁρείῳ γοῦν ἐδόκει.</text:span></text:p>
          </table:table-cell>
          <table:table-cell table:style-name="Table1.A1" office:value-type="string">
            <text:p text:style-name="P32">At this moment the boat bumped gently into the harbor wall. Hagrid folded up his newspaper, and they clambered up the stone steps onto the street.<text:span text:style-name="T8"> Passersby stared a lot at Hagrid as they walked through the little town to the station. Harry couldn't blame them.</text:span></text:p>
          </table:table-cell>
        </table:table-row>
        <table:table-row table:style-name="TableLine3092636171344">
          <table:table-cell table:style-name="Table1.A1" office:value-type="string">
            <text:p text:style-name="P17">καὶ γὰρ οὐ μόνον διπλάσιος ἦν τὸ ὕψος τοῦ ἐπιτυχόντος, ἀλλὰ καί δακτυλο-δεικτῶν ἀεὶ τὰ ἐν ὁδῷ ἐγκύκλια οἷον παρκόμετρο ἐβόα λέγων ὅτι Ἰδού, ὦ ’Ἀρειέ τῆς τῶν Μυγάλων εὐμηχανίας.<text:span text:style-name="T9"> παρκόμετρο γὰρ καλοῦσιν οἶ νῦν ’Έρμην ποιόν τινα ἐν ἄστει· ἔστι τοῖς ἀργύριον πολὺ διδοῦσι τὰ αὐτοκίνητα ὀχήματα παρ’ αὐτῷ ἐγκαταλείπειν ῥητὸν χρόνον.</text:span></text:p>
          </table:table-cell>
          <table:table-cell table:style-name="Table1.A1" office:value-type="string">
            <text:p text:style-name="P33">Not only was Hagrid twice as tall as anyone else, he kept pointing at perfectly ordinary things like parking meters and saying loudly, "See that, Harry? Things these Muggles dream up, eh?"</text:p>
          </table:table-cell>
        </table:table-row>
        <table:table-row table:style-name="TableLine3092636171344">
          <table:table-cell table:style-name="Table1.A1" office:value-type="string">
            <text:p text:style-name="P17">ὁ δ’ οὖν ’Άρειος πνευστιῶν τι ὡς ὄπισθεν ἐπειγόμενος φθάσαι αὐτόν <text:span text:style-name="T9">Ἆ</text:span>ρ’ εἶπας, ἔφη, δράκοντας εἶναι ἐν Γριγγώτου;</text:p>
          </table:table-cell>
          <table:table-cell table:style-name="Table1.A1" office:value-type="string">
            <text:p text:style-name="P33">"Hagrid," said Harry, panting a bit as he ran to keep up, "did you say there are dragons at Gringotts?"</text:p>
          </table:table-cell>
        </table:table-row>
        <table:table-row table:style-name="TableLine3092636171344">
          <table:table-cell table:style-name="Table1.A1" office:value-type="string">
            <text:p text:style-name="P17">Λέγεταί γε. καὶ μὴν δράκοντα κεκτημένος ἐγὼ νὴ τὸν Ἀπόλλωνα ἀγαπῴην ἄν.</text:p>
          </table:table-cell>
          <table:table-cell table:style-name="Table1.A1" office:value-type="string">
            <text:p text:style-name="P33">"Well, so they say," said Hagrid. "Crikey, I'd like a dragon."</text:p>
          </table:table-cell>
        </table:table-row>
        <table:table-row table:style-name="TableLine3092636171344">
          <table:table-cell table:style-name="Table1.A1" office:value-type="string">
            <text:p text:style-name="P17">Τί παθὼν σύ ἀγαπῴης ἄν<text:span text:style-name="T9">;</text:span></text:p>
          </table:table-cell>
          <table:table-cell table:style-name="Table1.A1" office:value-type="string">
            <text:p text:style-name="P33">"You'd like one?"</text:p>
          </table:table-cell>
        </table:table-row>
        <table:table-row table:style-name="TableLine3092636171344">
          <table:table-cell table:style-name="Table1.A1" office:value-type="string">
            <text:p text:style-name="P17">Χρῄζων γε ἐκ παιδός. ἀλλ’ εἶα.</text:p>
          </table:table-cell>
          <table:table-cell table:style-name="Table1.A1" office:value-type="string">
            <text:p text:style-name="P33">"Wanted one ever since I was a kid<text:span text:style-name="T9">....</text:span>here we go."</text:p>
          </table:table-cell>
        </table:table-row>
        <table:table-row table:style-name="TableLine3092636171344">
          <table:table-cell table:style-name="Table1.A1" office:value-type="string">
            <text:p text:style-name="P17">καὶ<text:span text:style-name="T9"> </text:span>πρὸς σταθμὸν ἀφικόμενοι ε”γνωσαν ἇμαξοστοιχίαν Λονδίνονδε ἐντὸς ὀλίγου μέλλειν ἀφορμήσειν.<text:span text:style-name="T9"> ἁμαξοστοιχία γὰρ ἠ τρένο καλεῖται τέρας τι σιδηροῦν καὶ πύρπνουν οῖον ἐξ αὐτομάτου </text:span><text:soft-page-break/><text:span text:style-name="T9">ἐπὶ τρο-χίαις σιδηραῖς τρέχειν ἀτμῴ χρώμενον πρὸς τὸ κινεῖσθαι καθάπερ αἱ αἰολίπυλαι αἶ τοῦ Ἥρωος τοῦ Ἀλεξανδρέως. καί τὸ τρένο τοῦτο σύρει ἁμάξας πολλὰς ἐφ’ ῶν οἶ νῦν πανταχόσε τῆς χώρας ὀχοῦνται, ἀναβαίνοντες καὶ καταβαίνοντες ἐν τοῖς σταθμοῖς σιδηροδρομικοῖς.</text:span></text:p>
          </table:table-cell>
          <table:table-cell table:style-name="Table1.A1" office:value-type="string">
            <text:p text:style-name="P33">They had reached the station. There was a train to London in five minutes' time.</text:p>
          </table:table-cell>
        </table:table-row>
        <table:table-row table:style-name="TableLine3092636171344">
          <table:table-cell table:style-name="Table1.A1" office:value-type="string">
            <text:p text:style-name="P17">Ὁ δ’ οὖνἉγριώδης ὡς μὴ ἐπιστάμενος δῆθεν τὸ μυγαλικὸν νόμισμα, τὰ κέρματα τῷ Ἁρείῳ ε”δωκεν ῶνησομένῳ τὰ πινάκια.</text:p>
          </table:table-cell>
          <table:table-cell table:style-name="Table1.A1" office:value-type="string">
            <text:p text:style-name="P33">Hagrid, who didn't understand "Muggle money," as he called it, gave the bills to Harry so he could buy their tickets.</text:p>
          </table:table-cell>
        </table:table-row>
        <table:table-row table:style-name="TableLine3092636171344">
          <table:table-cell table:style-name="Table1.A1" office:value-type="string">
            <text:p text:style-name="P17">οἱ δ’ ἐπὶ τῆς ἁμαξοστοιχίας καὶ μᾶλλον ἐθαύμαζον τὸν Ἁγριώδη δυοῖν χρώμενον δίφροις καὶ νηματοπλοκοῦντα χρῆμά τι μάλα κνηκὸν σκηνῇ ἐοικὸς Π αναθηναῖκῇ.</text:p>
          </table:table-cell>
          <table:table-cell table:style-name="Table1.A1" office:value-type="string">
            <text:p text:style-name="P33">People stared more than ever on the train. Hagrid took up two seats and sat knitting what looked like a canary-yellow circus tent.</text:p>
          </table:table-cell>
        </table:table-row>
        <table:table-row table:style-name="TableLine3092636171344">
          <table:table-cell table:style-name="Table1.A1" office:value-type="string">
            <text:p text:style-name="P17">Εἶτα τήν γ’ ἐπιστολὴν ἕχεις; εἶπε μεταξὺ ἀριθμῶν τὰ τοῦ ῥάμματος.</text:p>
          </table:table-cell>
          <table:table-cell table:style-name="Table1.A1" office:value-type="string">
            <text:p text:style-name="P33">Harry took the parchment envelope out of his pocket.</text:p>
          </table:table-cell>
        </table:table-row>
        <table:table-row table:style-name="TableLine3092636171344">
          <table:table-cell table:style-name="Table1.A1" office:value-type="string">
            <text:p text:style-name="P17">λαβόντος δ’ αὐτὴν τοῦ Ἁρείου ἀπὸ θυλακίου Βαβαί, ἔφη. κατά-λογος ε”νεστι τῶν ἐπιτηδείων ἁπάντων.</text:p>
          </table:table-cell>
          <table:table-cell table:style-name="Table1.A1" office:value-type="string">
            <text:p text:style-name="P33">"Good," said Hagrid. "There's a list there of everything yeh need." </text:p>
          </table:table-cell>
        </table:table-row>
        <table:table-row table:style-name="TableLine3092636171344">
          <table:table-cell table:style-name="Table1.A1" office:value-type="string">
            <text:p text:style-name="P18">’Άρειος δέ ἀναπτύξας δεύτερόν τι βύβλινον ὃ πρώην ε”τυχε λαθὸν αὐτὸν ἀνεγίγνωσκε τάδε<text:span text:style-name="T10">·</text:span></text:p>
          </table:table-cell>
          <table:table-cell table:style-name="Table1.A1" office:value-type="string">
            <text:p text:style-name="P34">Harry unfolded a second piece of paper he hadn't noticed the night before, and read:</text:p>
          </table:table-cell>
        </table:table-row>
        <table:table-row table:style-name="TableLine3092636171344">
          <table:table-cell table:style-name="Table1.A1" office:value-type="string">
            <text:p text:style-name="P19">ΥΟΓΟΗΤΟΥ ΠΑΙΔΕΥΤΗΡΙΟΝ ΜΑΓΕΙΑΣ ΚΑΙ ΓΟΗΤΕΙΑΣ <text:s/>στολή</text:p>
          </table:table-cell>
          <table:table-cell table:style-name="Table1.A1" office:value-type="string">
            <text:p text:style-name="P34">HOGWARTS SCHOOL of WITCHCRAFT and WIZARDRY UNIFORM</text:p>
          </table:table-cell>
        </table:table-row>
        <table:table-row table:style-name="TableLine3092636171344">
          <table:table-cell table:style-name="Table1.A1" office:value-type="string">
            <text:p text:style-name="P18">ὑπὸ τῶν πρωτοπείρων φερέσθω τάδε·</text:p>
          </table:table-cell>
          <table:table-cell table:style-name="Table1.A1" office:value-type="string">
            <text:p text:style-name="P34">First-year students will require:</text:p>
          </table:table-cell>
        </table:table-row>
        <table:table-row table:style-name="TableLine3092636171344">
          <table:table-cell table:style-name="Table1.A1" office:value-type="string">
            <text:p text:style-name="P18">α’ τρίβωνες γ’ μέλανες</text:p>
          </table:table-cell>
          <table:table-cell table:style-name="Table1.A1" office:value-type="string">
            <text:p text:style-name="P34">1. Three sets of plain work robes (black)</text:p>
          </table:table-cell>
        </table:table-row>
        <table:table-row table:style-name="TableLine3092636171344">
          <table:table-cell table:style-name="Table1.A1" office:value-type="string">
            <text:p text:style-name="P18">β’πῖλος α’κωνοειδὴς μέλας τῆς ἡμέρας φορητός</text:p>
          </table:table-cell>
          <table:table-cell table:style-name="Table1.A1" office:value-type="string">
            <text:p text:style-name="P34">2. One plain pointed hat (black) for day wear</text:p>
          </table:table-cell>
        </table:table-row>
        <table:table-row table:style-name="TableLine3092636171344">
          <table:table-cell table:style-name="Table1.A1" office:value-type="string">
            <text:p text:style-name="P18">γ’χειρίδες β’σωτήριαι ἐκ δέρματος δρακοντείου ἐσκευασμέναι ἢ ἄλλου τοιούτου</text:p>
          </table:table-cell>
          <table:table-cell table:style-name="Table1.A1" office:value-type="string">
            <text:p text:style-name="P34">3. One pair of protective gloves (dragon hide or similar)</text:p>
          </table:table-cell>
        </table:table-row>
        <table:table-row table:style-name="TableLine3092636171344">
          <table:table-cell table:style-name="Table1.A1" office:value-type="string">
            <text:p text:style-name="P18">δ’φᾶρος α’χειμερινὸν πόρπας ἔχον ἀργυρᾶς παρεχέτω μαθητὴς ἕκαστος τὰ ἱμάτια τῷ ἑαυτοῦ ὀνόματι πεποικιλμένα.</text:p>
          </table:table-cell>
          <table:table-cell table:style-name="Table1.A1" office:value-type="string">
            <text:p text:style-name="P34">4. One winter cloak (black, silver fastenings) Please note that all pupils' clothes should carry name tags</text:p>
          </table:table-cell>
        </table:table-row>
        <table:table-row table:style-name="TableLine3092636171344">
          <table:table-cell table:style-name="Table1.A1" office:value-type="string">
            <text:p text:style-name="P18">βιβλία ῥητά</text:p>
          </table:table-cell>
          <table:table-cell table:style-name="Table1.A1" office:value-type="string">
            <text:p text:style-name="P34">COURSE BOOKS</text:p>
          </table:table-cell>
        </table:table-row>
        <table:table-row table:style-name="TableLine3092636171344">
          <table:table-cell table:style-name="Table1.A1" office:value-type="string">
            <text:p text:style-name="P18">ὑφ’ ἑκάστου μαθητοῦ φερέσθω τάδε·</text:p>
          </table:table-cell>
          <table:table-cell table:style-name="Table1.A1" office:value-type="string">
            <text:p text:style-name="P34">All students should have a copy of each of the following:</text:p>
          </table:table-cell>
        </table:table-row>
        <table:table-row table:style-name="TableLine3092636171344">
          <table:table-cell table:style-name="Table1.A1" office:value-type="string">
            <text:p text:style-name="P18">Μιράνδης Φαττοφόντου ἐπῳδῶν βίβλος ἡ τοῖς ἀπείροις νενομισμένη</text:p>
          </table:table-cell>
          <table:table-cell table:style-name="Table1.A1" office:value-type="string">
            <text:p text:style-name="P34">The Standard Book of Spells (Grade 1) by Miranda Goshawk</text:p>
          </table:table-cell>
        </table:table-row>
        <table:table-row table:style-name="TableLine3092636171344">
          <table:table-cell table:style-name="Table1.A1" office:value-type="string">
            <text:p text:style-name="P18">Βαθίλδης Σακκοβόλου συγγραφὴ μαγική</text:p>
          </table:table-cell>
          <table:table-cell table:style-name="Table1.A1" office:value-type="string">
            <text:p text:style-name="P34">A History of Magic by Bathilda Bagshot</text:p>
          </table:table-cell>
        </table:table-row>
        <table:table-row table:style-name="TableLine3092636171344">
          <table:table-cell table:style-name="Table1.A1" office:value-type="string">
            <text:p text:style-name="P18">Ἀδαλβέρτου Ὑοφάλαγγος ἐπιστήμη μαγική</text:p>
          </table:table-cell>
          <table:table-cell table:style-name="Table1.A1" office:value-type="string">
            <text:p text:style-name="P34">Magical Theory by Adalbert Waffling</text:p>
          </table:table-cell>
        </table:table-row>
        <table:table-row table:style-name="TableLine3092636171344">
          <table:table-cell table:style-name="Table1.A1" office:value-type="string">
            <text:p text:style-name="P18">Ἠμερικοῦ Μεταβολέως ὑφήγησις τῶν μεταβολῶν τοῖς ἀπείροις προκειμένη </text:p>
          </table:table-cell>
          <table:table-cell table:style-name="Table1.A1" office:value-type="string">
            <text:p text:style-name="P34">A Beginners' Guide to Transfiguration by Emetic Switch</text:p>
          </table:table-cell>
        </table:table-row>
        <table:table-row table:style-name="TableLine3092636171344">
          <table:table-cell table:style-name="Table1.A1" office:value-type="string">
            <text:p text:style-name="P18">Φυλλίδης Εὐρῶτος περὶ χιλίων φαρμάκων<text:span text:style-name="T10"> <text:s/>βοτανικῶν καὶ μυκητίνων</text:span></text:p>
          </table:table-cell>
          <table:table-cell table:style-name="Table1.A1" office:value-type="string">
            <text:p text:style-name="P34">One Thousand Magical Herbs and Fungi by Phyllida Spore</text:p>
          </table:table-cell>
        </table:table-row>
        <table:table-row table:style-name="TableLine3092636171344">
          <table:table-cell table:style-name="Table1.A1" office:value-type="string">
            <text:p text:style-name="P20">Ἀρρηνίου Κοτυλίσκου περὶ τῶν φίλτρων καί τῶν<text:span text:style-name="T11"> <text:s/>ποτῶν μαγικῶν</text:span></text:p>
          </table:table-cell>
          <table:table-cell table:style-name="Table1.A1" office:value-type="string">
            <text:p text:style-name="P34">Magical Drafts and Potions by Arsenius Jigger</text:p>
          </table:table-cell>
        </table:table-row>
        <table:table-row table:style-name="TableLine3092636171344">
          <table:table-cell table:style-name="Table1.A1" office:value-type="string">
            <text:p text:style-name="P20">Σαλαμάνδρου Σκαμανδρίου περὶ τῶν θηρίων τῶν μὴ ὄντων καὶ ποῦ γῆς ἐξευρετέα ἐστίν Κουεντίνου</text:p>
          </table:table-cell>
          <table:table-cell table:style-name="Table1.A1" office:value-type="string">
            <text:p text:style-name="P34">Fantastic Beasts and Where to Find Them by Newt Scamander</text:p>
          </table:table-cell>
        </table:table-row>
        <table:table-row table:style-name="TableLine3092636171344">
          <table:table-cell table:style-name="Table1.A1" office:value-type="string">
            <text:p text:style-name="P20">Τρίμοντος περὶ τοῦ ἀμύνεσθαι ἢ τὰ σκοτεινά.</text:p>
          </table:table-cell>
          <table:table-cell table:style-name="Table1.A1" office:value-type="string">
            <text:p text:style-name="P34">The Dark Forces: A Guide to Self-Protection by Quentin Trimble</text:p>
          </table:table-cell>
        </table:table-row>
        <text:soft-page-break/>
        <table:table-row table:style-name="TableLine3092636171344">
          <table:table-cell table:style-name="Table1.A1" office:value-type="string">
            <text:p text:style-name="P20">σκευὴ ἄλλη</text:p>
          </table:table-cell>
          <table:table-cell table:style-name="Table1.A1" office:value-type="string">
            <text:p text:style-name="P35">OTHER EQUIPMENT</text:p>
          </table:table-cell>
        </table:table-row>
        <table:table-row table:style-name="TableLine3092636171344">
          <table:table-cell table:style-name="Table1.A1" office:value-type="string">
            <text:p text:style-name="P20">ῥάβδος α’</text:p>
          </table:table-cell>
          <table:table-cell table:style-name="Table1.A1" office:value-type="string">
            <text:p text:style-name="P35">wand</text:p>
          </table:table-cell>
        </table:table-row>
        <table:table-row table:style-name="TableLine3092636171344">
          <table:table-cell table:style-name="Table1.A1" office:value-type="string">
            <text:p text:style-name="P20">λέβης α’μολυβδοχάλκου, νενομισμένος μέγεθος β’</text:p>
          </table:table-cell>
          <table:table-cell table:style-name="Table1.A1" office:value-type="string">
            <text:p text:style-name="P35">cauldron (pewter, standard size 2)</text:p>
          </table:table-cell>
        </table:table-row>
        <table:table-row table:style-name="TableLine3092636171344">
          <table:table-cell table:style-name="Table1.A1" office:value-type="string">
            <text:p text:style-name="P20">φιάλαι ὑάλιναι ἦ κρυστάλλιναι</text:p>
          </table:table-cell>
          <table:table-cell table:style-name="Table1.A1" office:value-type="string">
            <text:p text:style-name="P35">set glass or crystal phials</text:p>
          </table:table-cell>
        </table:table-row>
        <table:table-row table:style-name="TableLine3092636171344">
          <table:table-cell table:style-name="Table1.A1" office:value-type="string">
            <text:p text:style-name="P20">τηλεσκόπιον α’</text:p>
          </table:table-cell>
          <table:table-cell table:style-name="Table1.A1" office:value-type="string">
            <text:p text:style-name="P35">telescope</text:p>
          </table:table-cell>
        </table:table-row>
        <table:table-row table:style-name="TableLine3092636171344">
          <table:table-cell table:style-name="Table1.A1" office:value-type="string">
            <text:p text:style-name="P20">τρυτάνη α’<text:span text:style-name="T11"> </text:span>χαλκῆ</text:p>
          </table:table-cell>
          <table:table-cell table:style-name="Table1.A1" office:value-type="string">
            <text:p text:style-name="P35">set brass scales</text:p>
          </table:table-cell>
        </table:table-row>
        <table:table-row table:style-name="TableLine3092636171344">
          <table:table-cell table:style-name="Table1.A1" office:value-type="string">
            <text:p text:style-name="P20">πρὸς τούτοις ἐξέστω τοῖς μαθηταῖς φέρειν ἢ γλαῦκα ἢ αἴλουρον ἢ φρύνην.</text:p>
          </table:table-cell>
          <table:table-cell table:style-name="Table1.A1" office:value-type="string">
            <text:p text:style-name="P35">Students may also bring an owl OR a cat OR a toad</text:p>
          </table:table-cell>
        </table:table-row>
        <table:table-row table:style-name="TableLine3092636171344">
          <table:table-cell table:style-name="Table1.A1" office:value-type="string">
            <text:p text:style-name="P20">ὑπομνησθέντων οἱ γονεῖς τοῦ μὴ ἐξεῖναι τοῖς πρωτοπείροις ἴδια ἔχειν τὰ σάρα.</text:p>
          </table:table-cell>
          <table:table-cell table:style-name="Table1.A1" office:value-type="string">
            <text:p text:style-name="P35">PARENTS ARE REMINDED THAT FIRST YEARS ARE NOT ALLOWED THEIR OWN BROOMSTICKS</text:p>
          </table:table-cell>
        </table:table-row>
        <table:table-row table:style-name="TableLine3092636171344">
          <table:table-cell table:style-name="Table1.A1" office:value-type="string">
            <text:p text:style-name="P20">ἐννοῶν δ’ ὁ ’Άρειος πρὸς ἑαυτὸν <text:span text:style-name="T11">Ἆ</text:span>ρα πάρεστιν, ἔφη, πάντα πρίασθαι ταῦτα ἐν Λονδίνῳ;</text:p>
          </table:table-cell>
          <table:table-cell table:style-name="Table1.A1" office:value-type="string">
            <text:p text:style-name="P35">"Can we buy all this in London?" Harry wondered aloud. </text:p>
          </table:table-cell>
        </table:table-row>
        <table:table-row table:style-name="TableLine3092636171344">
          <table:table-cell table:style-name="Table1.A1" office:value-type="string">
            <text:p text:style-name="P20">Εὶ’γ’ οἶδέ τις ὅποι δεῖ ἐλθεῖν, εἶπεν ὁ Ἁγριώδης ἀποκρινόμενος.</text:p>
          </table:table-cell>
          <table:table-cell table:style-name="Table1.A1" office:value-type="string">
            <text:p text:style-name="P35">"If yeh know where to go," said Hagrid.</text:p>
          </table:table-cell>
        </table:table-row>
        <table:table-row table:style-name="TableLine3092636171344">
          <table:table-cell table:style-name="Table1.A1" office:value-type="string">
            <text:p text:style-name="P21">ὁ μὲν γὰρ ’Άρειος πρότερον Λονδίνονδε οὐκ ἐληλύθει, Ἁγριώδης δέ ἐδόκει τήν γ’ ὁδὸν εὖ εἰδέναι ἀλλ’ οὗ τί δεῖ ποιεῖν τοὺς εἰθισμένους ὁδοιποροῦντας.</text:p>
          </table:table-cell>
          <table:table-cell table:style-name="Table1.A1" office:value-type="string">
            <text:p text:style-name="P36">Harry had never been to London before. Although Hagrid seemed to know where he was going, he was obviously not used to getting there in an ordinary way.</text:p>
          </table:table-cell>
        </table:table-row>
        <table:table-row table:style-name="TableLine3092636171344">
          <table:table-cell table:style-name="Table1.A1" office:value-type="string">
            <text:p text:style-name="P21">οὐ γὰρ ῥᾴδιον ἦν αὐτῷ ἀνέχεσθαι τὰ τοῦ Μετρὸ ὡς θλιβόμενός τε τῷ θυρίῳ περιστρεφομένῳ καὶ πιεζόμενος διὰ τὴν τῶν δίφρων στενότητα καὶ ἀνιώμενος τῇ τοῦ τρένο βραδύτητι.<text:span text:style-name="T12"> ἀνθ’ ὧν ἤκουσας ἂν αὐτοῦ τραχυφώνου τὴν πραγματείαν ἀεῖ ἐπιτιμῶντος.</text:span></text:p>
          </table:table-cell>
          <table:table-cell table:style-name="Table1.A1" office:value-type="string">
            <text:p text:style-name="P36">He got stuck in the ticket barrier on the<text:span text:style-name="T12"> </text:span>Underground, and complained loudly that the seats were too small and the trains too slow.</text:p>
          </table:table-cell>
        </table:table-row>
        <table:table-row table:style-name="TableLine3092636171344">
          <table:table-cell table:style-name="Table1.A1" office:value-type="string">
            <text:p text:style-name="P21">Οὐκ οἶδ’ ἐγώ, ἔφη, ὅπως δὴ οἱ Μύγαλοι βίον ἄγουσιν ἄνευ τῆς μαγικῆς. ἀναβάντες δ’ ἅμα ἐπὶ κλίμακος μόλις κυλιομένης εἷς ὁδὸν ἐξίκοντο πωλητηρίοις ἑκατέρωθεν κεκρασπεδωμένην.</text:p>
          </table:table-cell>
          <table:table-cell table:style-name="Table1.A1" office:value-type="string">
            <text:p text:style-name="P36">"I don't know how the Muggles manage without magic," he said as they climbed a broken-down escalator that led up to a bustling road lined with shops.</text:p>
          </table:table-cell>
        </table:table-row>
        <table:table-row table:style-name="TableLine3092636171344">
          <table:table-cell table:style-name="Table1.A1" office:value-type="string">
            <text:p text:style-name="P21">πάμμεγας δ’ ὢν ὁ Ἁγριώδης ῥᾳδίως διώθει τοὺς ἐν ὁδῷ ἀθροι-ζομένους ὥστε μὴ ἔργον εἶναι τῷ Ἁρείῳ συνακολουθοῦντι.</text:p>
          </table:table-cell>
          <table:table-cell table:style-name="Table1.A1" office:value-type="string">
            <text:p text:style-name="P36">Hagrid was so huge that he parted the crowd easily; all Harry had to do was keep close behind him.</text:p>
          </table:table-cell>
        </table:table-row>
        <table:table-row table:style-name="TableLine3092636171344">
          <table:table-cell table:style-name="Table1.A1" office:value-type="string">
            <text:p text:style-name="P21">παρελθόντες δέ βιβλιοπώλας μὲν ἐθεάσαντο καὶ μουσικοπώλας καὶ ἀλλαντοπώλας καὶ κινηματογράφους, ῥαβδοπώλην δέ οὐδένα ἦν <text:span text:style-name="T12">ἰ</text:span>δε<text:span text:style-name="T12">ῖ</text:span>ν οὐδαμοῦ. </text:p>
          </table:table-cell>
          <table:table-cell table:style-name="Table1.A1" office:value-type="string">
            <text:p text:style-name="P36">They passed book shops and music stores, hamburger restaurants and cinemas, but nowhere that looked as if it could sell you a magic wand. </text:p>
          </table:table-cell>
        </table:table-row>
        <table:table-row table:style-name="TableLine3092636171344">
          <table:table-cell table:style-name="Table1.A1" office:value-type="string">
            <text:p text:style-name="P21">πληθυούσης γὰρ τῆς ὁδοῦ ἀνθρώπων τῶν ἐπιτυχ-όντων, ούδέν ἂν εἶδες ἐκεῖ εἰ μὴ τὰ κοινὰ καί τὰ δημώδη. </text:p>
          </table:table-cell>
          <table:table-cell table:style-name="Table1.A1" office:value-type="string">
            <text:p text:style-name="P36">This was just an ordinary street full of ordinary people.</text:p>
          </table:table-cell>
        </table:table-row>
        <table:table-row table:style-name="TableLine3092636171344">
          <table:table-cell table:style-name="Table1.A1" office:value-type="string">
            <text:p text:style-name="P21">καῖ εἷς<text:span text:style-name="T12"> </text:span>ἑαυτόν Κᾷτα σωρός ἐστιν, ἔφη, χρυσοῦ τοῖς μάγοις κάτω τεθαμ-μένος καί ὑπὸ ποσὶ πολλὰ στάδια ὑποκείμενος;</text:p>
          </table:table-cell>
          <table:table-cell table:style-name="Table1.A1" office:value-type="string">
            <text:p text:style-name="P36">Could there really be piles of wizard gold buried miles beneath them? </text:p>
          </table:table-cell>
        </table:table-row>
        <table:table-row table:style-name="TableLine3092636171344">
          <table:table-cell table:style-name="Table1.A1" office:value-type="string">
            <text:p text:style-name="P21"><text:span text:style-name="T12">ἦ</text:span> ἀληθῶς ὑπάρχουσιν οἱ τάς τ’ ἐπῳδῶν βίβλους καὶ τὰ σάρα πωλοῦντες, τί ἐμποδῶν ἄρ’ ἐστι τὸ μὴ ἀποβαίνειν τὰ πάντα εἰς παιδιάν τινα τοῖς Δουρσλείοις μεμηχανημένην, εἷ γὰρ μὴ συνῄδει αὐτοῖς μηδαμῶς διακειμένοις πρὸς τὸ <text:soft-page-break/>γελωτοποιεῖν, τοιοῦτό τι τάχ’ ἂν ἐνενόησεν εἷς</text:p>
            <text:p text:style-name="P21">ἑαυτόν.<text:span text:style-name="T12"> καίτοι οὐκ ε”στιν ὅπως οὐ πιστεύσει τῷ Ἁγριώδει καίπερ πολλὰ καὶ ἄπιστα ἥδη τερατευσαμένῳ.</text:span></text:p>
          </table:table-cell>
          <table:table-cell table:style-name="Table1.A1" office:value-type="string">
            <text:p text:style-name="P36">Were there really shops that sold spell books and broomsticks? Might this not all be some huge joke that the Dursleys had cooked up? If Harry hadn't known that the Dursleys had no sense of humor, he might have thought so; yet somehow, even though <text:soft-page-break/>everything Hagrid had told him so far was unbelievable, Harry couldn't help trusting him.</text:p>
          </table:table-cell>
        </table:table-row>
        <table:table-row table:style-name="TableLine3092636171344">
          <table:table-cell table:style-name="Table1.A1" office:value-type="string">
            <text:p text:style-name="P21">ὁ δέ Τοῦτ’ ἐκεῖνο, ἔφη, τὸν Λέβητα Διάβροχον λέγω. ἐπίσημον γάρ ἐστι.</text:p>
          </table:table-cell>
          <table:table-cell table:style-name="Table1.A1" office:value-type="string">
            <text:p text:style-name="P36">"This is it," said Hagrid, coming to a halt, "the Leaky Cauldron. It's a famous place."</text:p>
          </table:table-cell>
        </table:table-row>
        <table:table-row table:style-name="TableLine3092636171344">
          <table:table-cell table:style-name="Table1.A1" office:value-type="string">
            <text:p text:style-name="P22">τοῦτο δὲ πανδοκεῖον ἦν οὕτω στενὸν καὶ αὐχμοῦ πλέων ὥστε καὶ λαθεῖν ἂν τὸν ”Ἀρειον εἴπερ Ἁγριώδης μὴ ἔδειξε τῴ δακτύλῳ.</text:p>
          </table:table-cell>
          <table:table-cell table:style-name="Table1.A1" office:value-type="string">
            <text:p text:style-name="P37">It was a tiny, grubby-looking pub. If Hagrid hadn't pointed it out, Harry wouldn't have noticed it was there.</text:p>
          </table:table-cell>
        </table:table-row>
        <table:table-row table:style-name="TableLine3092636171344">
          <table:table-cell table:style-name="Table1.A1" office:value-type="string">
            <text:p text:style-name="P22">Οἱ γὰρ ἀεὶ ταχὺ παριόντες δι’ οὐδενὸς ἐποιοῦντο, τὴν ὄψιν τρεπόμενοι ἀπὸ βιβλιοπωλείου πρὸς μουσικοπωλεῐον ὡς ἐκ θατέρου εἰς τὸ ἕτερον ἠρέμα ὑπαγόμενοι ὥσπερ ἂν εἶ τὸ πανδοκεῖον μὴ εἶδον.</text:p>
          </table:table-cell>
          <table:table-cell table:style-name="Table1.A1" office:value-type="string">
            <text:p text:style-name="P37">The people hurrying by didn't glance at it. Their eyes slid from the big book shop on one side to the record shop on the other as if they couldn't see the Leaky Cauldron at all.</text:p>
          </table:table-cell>
        </table:table-row>
        <table:table-row table:style-name="TableLine3092636171344">
          <table:table-cell table:style-name="Table1.A1" office:value-type="string">
            <text:p text:style-name="P22">ὥστε ξύννοιαν εἶχεν εἴγ’ ἄρα, τὸ παραδοξότατον, αὐτὸς καὶ ὁ Ἁγριώδης μόνοι οἷοί<text:span text:style-name="T13"> </text:span>τ’ εἰσιν ἰδεῖν αὐτό, οἱ δ’ ἄλλοι οὔκ.</text:p>
          </table:table-cell>
          <table:table-cell table:style-name="Table1.A1" office:value-type="string">
            <text:p text:style-name="P37">In fact, Harry had the most peculiar feeling that only he and Hagrid could see it.</text:p>
          </table:table-cell>
        </table:table-row>
        <table:table-row table:style-name="TableLine3092636171344">
          <table:table-cell table:style-name="Table1.A1" office:value-type="string">
            <text:p text:style-name="P22">ὁ δ’ οὖν Ἁγριώδης εἴσω ἤγαγεν αὐτὸν ε”τι μέλλοντα ἐρεῖν τι περὶ τοῦτο.</text:p>
          </table:table-cell>
          <table:table-cell table:style-name="Table1.A1" office:value-type="string">
            <text:p text:style-name="P37">Before he could mention this, Hagrid had steered him inside.</text:p>
          </table:table-cell>
        </table:table-row>
        <table:table-row table:style-name="TableLine3092636171344">
          <table:table-cell table:style-name="Table1.A1" office:value-type="string">
            <text:p text:style-name="P22">τὸ δὲ πανδοκεῖον περιθρύλητον μὲν ἦν, κατά γε τὸ εἰρημένον, αὐχμηρὸν δέ καῖ μάλα σκοτεινόν. </text:p>
          </table:table-cell>
          <table:table-cell table:style-name="Table1.A1" office:value-type="string">
            <text:p text:style-name="P37">For a famous place, it was very dark and shabby.</text:p>
          </table:table-cell>
        </table:table-row>
        <table:table-row table:style-name="TableLine3092636171344">
          <table:table-cell table:style-name="Table1.A1" office:value-type="string">
            <text:p text:style-name="P22">ἄλλοτε μέν γὰρ γρᾴδια ἂν εἶδες οὐ πολλὰς ἐν μυχῷ καθημένας καὶ πινούσας τοῦ Μονεμβασίας οἴνου ἐκ ποτηριδίων, κάν ταύταις μίαν τινὰ καπνιζομένην καπνο-σύριγγα, ἄλλοτε δέ ἀνθρωπίσκον πιλίδιον φοροῦντα ὑψηλὸν καὶ<text:span text:style-name="T13"> </text:span>διαλεγόμενον τῷ καπήλῳ, ἀνθρώπῳ γέροντι καὶ πάνυ φαλακρῷ καὶ μάλιστα καρύῳ που ἐοικότι ῥητινώδει.</text:p>
          </table:table-cell>
          <table:table-cell table:style-name="Table1.A1" office:value-type="string">
            <text:p text:style-name="P37">A few old women were sitting in a corner, drinking tiny glasses of sherry. One of them was smoking a long pipe. A little man in a top hat was talking to the old bartender, who was quite bald and looked like a toothless walnut.</text:p>
          </table:table-cell>
        </table:table-row>
        <table:table-row table:style-name="TableLine3092636171344">
          <table:table-cell table:style-name="Table1.A1" office:value-type="string">
            <text:p text:style-name="P22">εἰσελθόντων δ’ οῦν τοῦ Ἁγριώδους καί τοῦ Ἁρείου, οἶ εἴσω εὐθὺς ἐσιώπησαν παυσάμενοι τοῦ μετ’ ἀλλήλων λαλεῖν.</text:p>
          </table:table-cell>
          <table:table-cell table:style-name="Table1.A1" office:value-type="string">
            <text:p text:style-name="P37">The low buzz of chatter stopped when they walked in.</text:p>
          </table:table-cell>
        </table:table-row>
        <table:table-row table:style-name="TableLine3092636171344">
          <table:table-cell table:style-name="Table1.A1" office:value-type="string">
            <text:p text:style-name="P22">πάντες γὰρ, ὡς ἐφαίνετο, γνωρίσαντες ἐκεῖνον ἠσπάζοντο, δεξιούμενοι χερσὶ καὶ μειδιῶντες. </text:p>
            <text:p text:style-name="P22">ὁ δέ κάπηλος τέως ποτηρίου ἐπιλαβόμενος Τὸ ξύνηθες, ἔφη, ὦ Ἁγρίωδες;</text:p>
          </table:table-cell>
          <table:table-cell table:style-name="Table1.A1" office:value-type="string">
            <text:p text:style-name="P37">Everyone seemed to know Hagrid; they waved and smiled at him, and the bartender reached for a glass, saying, "The usual, Hagrid?"</text:p>
          </table:table-cell>
        </table:table-row>
        <table:table-row table:style-name="TableLine3092636171344">
          <table:table-cell table:style-name="Table1.A1" office:value-type="string">
            <text:p text:style-name="P22">Οὐ θεμιτόν, ἔφη. ὅλος γάρ εἶμι περὶ τὰ τοῦ <text:span text:style-name="T13">Ὑ</text:span>ογοήτου, τρίβων ἅμα τὸν τοῦ Ἁρείου ὦμον οὕτω βιαίως ὥστε γνὺξ πεσεῖν κεκροτημένον.</text:p>
          </table:table-cell>
          <table:table-cell table:style-name="Table1.A1" office:value-type="string">
            <text:p text:style-name="P37">"Can't, Tom, I'm on Hogwarts business," said Hagrid, clapping his great hand on Harry's shoulder and making Harry's knees buckle. </text:p>
          </table:table-cell>
        </table:table-row>
        <table:table-row table:style-name="TableLine3092636171344">
          <table:table-cell table:style-name="Table1.A1" office:value-type="string">
            <text:p text:style-name="P24">ἐκεῖνος δέ Ἡράκλεις, ἔφη, ὀξὺ δεδορκὼς πρὸς τὸν “Αρειον.<text:span text:style-name="T14"> οὐκοῦν οὗτος... ἀλλ’ οὗτος...</text:span></text:p>
          </table:table-cell>
          <table:table-cell table:style-name="Table1.A1" office:value-type="string">
            <text:p text:style-name="P38">"Good Lord," said the bartender, peering at Harry, "is this -- can this be --?" </text:p>
          </table:table-cell>
        </table:table-row>
        <table:table-row table:style-name="TableLine3092636171344">
          <table:table-cell table:style-name="Table1.A1" office:value-type="string">
            <text:p text:style-name="P23">ἀποσιωπήσαντος δ’ αὐτοῦ, σιωπῇ πάντες οἱ παρόντες ἐγένοντο εὐφημίαν ἄφνω παρέχοντες.</text:p>
          </table:table-cell>
          <table:table-cell table:style-name="Table1.A1" office:value-type="string">
            <text:p text:style-name="P38">The Leaky Cauldron had suddenly gone completely still and silent.</text:p>
          </table:table-cell>
        </table:table-row>
        <table:table-row table:style-name="TableLine3092636171344">
          <table:table-cell table:style-name="Table1.A1" office:value-type="string">
            <text:p text:style-name="P24">ὁ δέ γέρων Κοινὸς Ἑρμῆς, ἔφη ψιθυρίζων. ι’δοὺ ὁ πάνυ ’Ἁρειος Ποτῆρ, βαβαῖ τῆς εὐεργεσίας.</text:p>
          </table:table-cell>
          <table:table-cell table:style-name="Table1.A1" office:value-type="string">
            <text:p text:style-name="P39">"Bless my soul," whispered the old bartender, "Harry Potter... what an honor."</text:p>
          </table:table-cell>
        </table:table-row>
        <table:table-row table:style-name="TableLine3092636171344">
          <table:table-cell table:style-name="Table1.A1" office:value-type="string">
            <text:p text:style-name="P24">καί ὡρμήθη ἀπὸ τῆς τραπέζης ἀσπασόμενος αὐτόν· τῆς δέ χειρὸς λαβόμενος πόλλ’ ἐδακυρρόει.</text:p>
          </table:table-cell>
          <table:table-cell table:style-name="Table1.A1" office:value-type="string">
            <text:p text:style-name="P39">He hurried out from behind the bar, rushed toward Harry and seized his hand, tears in his eyes.</text:p>
          </table:table-cell>
        </table:table-row>
        <table:table-row table:style-name="TableLine3092636171344">
          <table:table-cell table:style-name="Table1.A1" office:value-type="string">
            <text:p text:style-name="P24">Χαῖρε, ἔφη, ὦ μέγιστε, χαῖρ’ ὦ τᾶν, κατελήλυθας <text:soft-page-break/>γάρ.</text:p>
          </table:table-cell>
          <table:table-cell table:style-name="Table1.A1" office:value-type="string">
            <text:p text:style-name="P39">"Welcome back, Mr. Potter, welcome back."</text:p>
          </table:table-cell>
        </table:table-row>
        <table:table-row table:style-name="TableLine3092636171344">
          <table:table-cell table:style-name="Table1.A1" office:value-type="string">
            <text:p text:style-name="P24">ὁ δ’ οὐκ ᾔδει τί προσήκει λέγειν, τῶν τ’ ἄλλων πρὸς αὐτὸν ἰταμὸν βλεπόντων, καὶ τῆς γραὸς<text:span text:style-name="T14"> </text:span>καπνιζούσης μὲν ἔτι, λαθομένης δέ τῆς<text:span text:style-name="T14"> </text:span>καπνοσύριγγος ἤδη ἐσβεσμένης.</text:p>
          </table:table-cell>
          <table:table-cell table:style-name="Table1.A1" office:value-type="string">
            <text:p text:style-name="P39">Harry didn't know what to say. Everyone was looking at him. The old woman with the pipe was puffing on it without realizing it had gone out. </text:p>
            <text:p text:style-name="P39">Hagrid was beaming. </text:p>
          </table:table-cell>
        </table:table-row>
        <table:table-row table:style-name="TableLine3092636171344">
          <table:table-cell table:style-name="Table1.A1" office:value-type="string">
            <text:p text:style-name="P24">ὁ μὲν οῦν<text:span text:style-name="T14"> </text:span>Ἁγριώδης πάνυ ἐμειδία τῷ προσώπῳ.<text:span text:style-name="T14"> </text:span>καὶ ἐντεῦθεν κρότος ἦν πολὺς τῶν δίφρων ἀπωθουμένων, καὶ ἐν ἀκαρεῖ ’Ἁρειος ἐφαίνετο ἀντιδεξιούμενος ἅπαντας τοὺς ἐν τῷ πανδοκείῳ.</text:p>
          </table:table-cell>
          <table:table-cell table:style-name="Table1.A1" office:value-type="string">
            <text:p text:style-name="P39">Then there was a great scraping of chairs and the next moment, Harry found himself shaking hands with everyone in the Leaky Cauldron.</text:p>
          </table:table-cell>
        </table:table-row>
        <table:table-row table:style-name="TableLine3092636171344">
          <table:table-cell table:style-name="Table1.A1" office:value-type="string">
            <text:p text:style-name="P24">ἡ μὲν γὰρ Ἰδού, ἔφη. Δωρίς εἶμι Κροκόφορος. ὡς γέγηθα ἐξ ἀπροδοκήτου συνοῦσα σοί.</text:p>
          </table:table-cell>
          <table:table-cell table:style-name="Table1.A1" office:value-type="string">
            <text:p text:style-name="P39">"Doris Crockford, Mr. Potter, can't believe I'm meeting you at last." </text:p>
          </table:table-cell>
        </table:table-row>
        <table:table-row table:style-name="TableLine3092636171344">
          <table:table-cell table:style-name="Table1.A1" office:value-type="string">
            <text:p text:style-name="P24">ἄλλος δέ Ὡς ἀγάλλομαι, ἔφη, ἀγάλλομαι δή.</text:p>
          </table:table-cell>
          <table:table-cell table:style-name="Table1.A1" office:value-type="string">
            <text:p text:style-name="P39">"So proud, Mr. Potter, I'm just so proud." </text:p>
          </table:table-cell>
        </table:table-row>
        <table:table-row table:style-name="TableLine3092636171344">
          <table:table-cell table:style-name="Table1.A1" office:value-type="string">
            <text:p text:style-name="P24">ἄλλος δέ τις Ἐπὶ μήκιστον ἔγωγ’ ἐδεόμην δεξιοῦσθαι σέ. παντοῖος γάρ εἶμι.</text:p>
          </table:table-cell>
          <table:table-cell table:style-name="Table1.A1" office:value-type="string">
            <text:p text:style-name="P39">"Always wanted to shake your hand -- I'm all of a flutter." </text:p>
          </table:table-cell>
        </table:table-row>
        <table:table-row table:style-name="TableLine3092636171344">
          <table:table-cell table:style-name="Table1.A1" office:value-type="string">
            <text:p text:style-name="P24">ἄλλος δ’ αὖ τις Ὡς ἥδομαι, ἔφη, ὦ τᾶν, καῖ χαίρομαι κεύφραίνο-μαι.<text:span text:style-name="T14"> τοῦνομά ἐστί μοι Δίγλωττος, Δαίδαλος Δίγλωττος.</text:span></text:p>
          </table:table-cell>
          <table:table-cell table:style-name="Table1.A1" office:value-type="string">
            <text:p text:style-name="P39">"Delighted, Mr. Potter, just can't tell you, Diggle's the name, Dedalus Diggle." </text:p>
          </table:table-cell>
        </table:table-row>
        <table:table-row table:style-name="TableLine3092636171344">
          <table:table-cell table:style-name="Table1.A1" office:value-type="string">
            <text:p text:style-name="P24">καί ὁ Ἄρειος Τὸ πρίν γε, ἔφη, ἑώρακά σε· προσεκύνησας γάρ μέ ποτε ἀγοράζοντα, καί ἐν τούτῳ ἐκεῖνος οὕτως ἐταράχθη ὥστε τὸ πιλίδιον ἀποπεσεῖν.</text:p>
          </table:table-cell>
          <table:table-cell table:style-name="Table1.A1" office:value-type="string">
            <text:p text:style-name="P39">"I've seen you before!" said Harry, as Dedalus Diggle's top hat fell off in his excitement. "You bowed to me once in a shop." </text:p>
          </table:table-cell>
        </table:table-row>
        <table:table-row table:style-name="TableLine3092636171344">
          <table:table-cell table:style-name="Table1.A1" office:value-type="string">
            <text:p text:style-name="P24">Μέμνηται δῆτα, ε”φη βοῶν καὶ περιβλέπων ἅμα πρὸς τούς ἄλλους. ἆρ’ ὴκούσατε,“ μέμνηταί μου δή.</text:p>
          </table:table-cell>
          <table:table-cell table:style-name="Table1.A1" office:value-type="string">
            <text:p text:style-name="P39">"He remembers!" cried Dedalus Diggle, looking around at everyone. "Did you hear that? He remembers me!"</text:p>
          </table:table-cell>
        </table:table-row>
        <table:table-row table:style-name="TableLine3092636171344">
          <table:table-cell table:style-name="Table1.A1" office:value-type="string">
            <text:p text:style-name="P24">συχνάκις οὖν ε”δει τὸν Ἄρειον ἀντιδεξιοῦσθαι τοῦς τ’ ἄλλους καὶ τὴν Δωρίδα ἀεὶ ἄπληστον ἐπανιοῦσαν.</text:p>
          </table:table-cell>
          <table:table-cell table:style-name="Table1.A1" office:value-type="string">
            <text:p text:style-name="P39">Harry shook hands again and again -- Doris Crockford kept coming back for more. </text:p>
          </table:table-cell>
        </table:table-row>
        <table:table-row table:style-name="TableLine3092636171344">
          <table:table-cell table:style-name="Table1.A1" office:value-type="string">
            <text:p text:style-name="P24">κᾷτα νεανίας τις προσεχώρησεν. τὸ δέ πρόσωπον ὠχρὸς ὢν ἐδόκει εἷς τοσοῦτο φόβου ἀφικέσθαι ὥστε τῶν ὀμμάτων τὸ ἕτερον λίαν γενέσθαι σκαρδαμυκτικόν.</text:p>
          </table:table-cell>
          <table:table-cell table:style-name="Table1.A1" office:value-type="string">
            <text:p text:style-name="P39">A pale young man made his way forward, very nervously. One of his eyes was twitching. </text:p>
          </table:table-cell>
        </table:table-row>
        <table:table-row table:style-name="TableLine3092636171344">
          <table:table-cell table:style-name="Table1.A1" office:value-type="string">
            <text:p text:style-name="P24">καὶ ὁ Ἁγριώδης Ἰδού, ἔφη, ὁ σοφιστὴς Κίουρος. </text:p>
          </table:table-cell>
          <table:table-cell table:style-name="Table1.A1" office:value-type="string">
            <text:p text:style-name="P39">"Professor Quirrell!" said Hagrid.</text:p>
          </table:table-cell>
        </table:table-row>
        <table:table-row table:style-name="TableLine3092636171344">
          <table:table-cell table:style-name="Table1.A1" office:value-type="string">
            <text:p text:style-name="P24">οὗτος γὰρ εἷς ἔσται σοι τῶν ἐν Ὑογοήτου ῥητόρων.</text:p>
          </table:table-cell>
          <table:table-cell table:style-name="Table1.A1" office:value-type="string">
            <text:p text:style-name="P39">"Harry, Professor Quirrell will be one of your teachers at Hogwarts." </text:p>
          </table:table-cell>
        </table:table-row>
        <table:table-row table:style-name="TableLine3092636171344">
          <table:table-cell table:style-name="Table1.A1" office:value-type="string">
            <text:p text:style-name="P24">ὁ δέ Κίουρος Ὦ Ποποποτέρ, ἔφη.<text:span text:style-name="T14"> τούτου γὰρ ἂν ἤκουσας πάνυ βαττολογοῦντος ταύτὰ στοιχεῖα δὶς ἦ τρὶς φθεγγομένου ὅποτε λόγου τινὸς ἄρχοιτο. λαμβάνων δ’ οὖν τῆς Ἁρείου χειρός Ὧ Ποποτέρ, ἔφη, οὐ ο</text:span><text:span text:style-name="T15">ὐ</text:span><text:span text:style-name="T14"> δεδίδαχά σε ὅσον γε γέγηθα δεδορκώς, ὡς ἤδη ἔδει δηλαδὴ δεδυνῆσθαι.</text:span></text:p>
          </table:table-cell>
          <table:table-cell table:style-name="Table1.A1" office:value-type="string">
            <text:p text:style-name="P39">"P-P-Potter," stammered Professor Quirrell, grasping Harry's hand, "c-can't t-tell you how p- pleased I am to meet you."</text:p>
          </table:table-cell>
        </table:table-row>
        <table:table-row table:style-name="TableLine3092636171344">
          <table:table-cell table:style-name="Table1.A1" office:value-type="string">
            <text:p text:style-name="P25">ὁ δ”Άρειος Ποίαν τινά, ἔφη, μαγικὴν σύ διδάσκεις, ὦ σοφιστὰ Κίουρε<text:span text:style-name="T15">;</text:span></text:p>
          </table:table-cell>
          <table:table-cell table:style-name="Table1.A1" office:value-type="string">
            <text:p text:style-name="P40">"What sort of magic do you teach, Professor Quirrell?"</text:p>
          </table:table-cell>
        </table:table-row>
        <table:table-row table:style-name="TableLine3092636171344">
          <table:table-cell table:style-name="Table1.A1" office:value-type="string">
            <text:p text:style-name="P25">Τήν γε φυλακικὴν τὴν πρὸς τὰ σκοτεινὰ δόγματα, εἶπε μασ-ταρύζων που ῶς ἄρα νομίζων τὰ τοιαῦτα οὐ πάνυ φροντίδος ἄξια.</text:p>
          </table:table-cell>
          <table:table-cell table:style-name="Table1.A1" office:value-type="string">
            <text:p text:style-name="P40">"D-Defense Against the D-D-Dark Arts," muttered Professor Quirrell, as though he'd rather not think about it.</text:p>
          </table:table-cell>
        </table:table-row>
        <table:table-row table:style-name="TableLine3092636171344">
          <table:table-cell table:style-name="Table1.A1" office:value-type="string">
            <text:p text:style-name="P25">Οὐ μὴν οὐδέ, ἔφη, σύ γε, ὦ Ποτέρ, κινδυνεύεις ἀπορεῖν ἐκείνης τῆς τέχνης. καὶ ἐγέλασεν ἄλλως ὡς <text:soft-page-break/>ε”τι φοβούμενός τι· ἀναλαβὼν δ’ εἶπεν ὅτι Εἶτα ἦλθες ἀγορασόμενος τὰ σκεύη; κάμὲ δεῖ ξυλλαβεῖν βίβλον νέον ἐκδεδομένην περὶ τῶν Λαμιῶν.</text:p>
          </table:table-cell>
          <table:table-cell table:style-name="Table1.A1" office:value-type="string">
            <text:p text:style-name="P40">"N-not that you n-need it, eh, P-P-Potter?" He laughed nervously. "You'll be g-getting all your <text:soft-page-break/>equipment, I suppose? I've g-got to p-pick up a new b-book on vampires, m-myself." He looked terrified at the very thought. </text:p>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
          </table:table-cell>
          <table:table-cell table:style-name="Table1.A1" office:value-type="string">
            <text:p text:style-name="Table_20_Contents"/>
          </table:table-cell>
        </table:table-row>
        <table:table-row table:style-name="TableLine3092636171344">
          <table:table-cell table:style-name="Table1.A1" office:value-type="string">
            <text:p text:style-name="P2">ὑπερεκπεπλῆχθαι δ’ ἐφαίνετο καῖ ἐννοῶν τὰς τοιαύτας.<text:span text:style-name="T15"> </text:span>τοῦτον δ’ οἱ ἄλλοι οῦκ ἐβούλοντο ἐᾶν σφετερίζεσθαι τὸν ’Ἀρειον ἀπαλλάξασθαι οὖν αὐτῶν πρῶτον μέν οὗ ῥᾴδιον ἦν· τέλος δέ ὁ Ἁγριώδης ἐδυνήθη ὀξύτερον φθέγξασθαι ὥστε δεῖν ἅπαντας δὴ ἀκροᾶσθαι αὐτοῦ καίπερ οὐ μετρίως ε”τι λαλοῦντας.<text:span text:style-name="T15"> </text:span>Ἀπιτέον δή, ἔφη, πολλὰ γὰρ χρὴ ἀγοράζεσθαι. εἶα, ὦ Ἅρειε. καὶ τῆς Δωρίδος πανύστατον δεξιωσαμένης τὸν Ἄρειον, ἐξήγαγεν αὐτὸν διὰ τὸ πανδοκεῖον εἰς αὐλήν. στενὴ δ’ ἦν καὶ εὖ</text:p>
            <text:p text:style-name="P2">ΠΕΡΙ ΤΟΥΣΤΕΝΩΠΟΥΔΙΑΓΟΝΤΟΣ 57</text:p>
            <text:p text:style-name="P2">τετειχισμένη, ἀλλ’ οὐκ εἶδες ἂν ἐκεῖ οὐδὲν εἰ μὴ δοχεῖον φορυτοῦ καῖ φυτὰ ὀλίγα καὶ φαῦλα.</text:p>
            <text:p text:style-name="P2">ἐνταῦθα δέ Ἁγριώδης πρὸς τὸν ’Ἀρειον βλέψας ἐγέλασεν, Οὔκουν, ἔφη, τάληθὲς ε”λεγον; οὔκουν περιβόητος εἶ σύ, καὶ γὰρ αὐτὸς ὁ πάνυ Κίουρος ε”τρεμε σπουδὴν ποιησάμενος πολλὴν τοῦ μετὰ σοῦ συνεῖναι. οὐ μὴν ἀλλ’ ὡς ἐπὶ τὸ πολὺ τρέμειν φιλεῖ.</text:p>
            <text:p text:style-name="P2">Εἶτα φίλον ἐστὶν αὐτῷ, ἦ δ’ ὃς ὁ ’Ἁρειος, ὑπερφοβεῖσθαι, Πάνυ γε. σοφώτατος μὲν γάρ ἐστι, κακοδαίμων δέ· τὰ μὲν τῶν</text:p>
            <text:p text:style-name="P2"/>
            <text:p text:style-name="P2">βίβλων μανθάνων ἀτεχνῶς, εἷς τοσοῦτο καλῶς δὴ ἔπραττε· αὐτόπτης δέ τῶν ὄντων πειραθεὶς γενέσθαι ἐνιαύσιος περιενόστ-ησε καὶ οὕτω Λαμιῶν λέγεται ἐν τῇ Μελαίνῃ ’Ύλῃ ἐντετυχηκέναι καὶ πράγματα ἄλλως ἐσχηκέναι Γ ραίᾳ προσομιλήσας, ὅθεν ὑπὸ φόβου οὐ μετρίως τεταραγμένος τὴν γνώμην παντοῖος γεγενῆσθαι.</text:p>
            <text:p text:style-name="P2">ὥστε φοβεῖσθαι καῖ τοὺς μαθητὰς καί τὴν ι’δίαν τέχνην. λοιπόν, ποῦ τὸ ἀλεξιβρόχιόν μοι;</text:p>
            <text:p text:style-name="P2">ἀλλ’ ὁ μὲν ’Άρειος πάνυ ἠπόρει ἐννοῶν τὰς Λαμίας καῖ τὰς Γραίας, ἐκεῖνος δ’ ἀμέλει τὰς πλίνθους <text:soft-page-break/>ἀριθμῶν ἐτύγχανε τὰς τοῦ ὑπὲρ τὸ δοχεῖον τείχους καὶ πρὸς ἑαυτὸν λέγων ’Ἁνω τρεῖς, ἔφη, εἷς πλάγιον δύο. καλῶς ε”χει δῆτα. ἀπόστηθι, ὦ Ἅρειε.</text:p>
            <text:p text:style-name="P2">κρούσαντος δέ τρῖς ἄκρῳ τῷ ἀλεξιβροχίῳ, ἡ πλίνθος ἡ κεκρου-μένη ἐκινεῖτό τι, ἐλυγίζετο μὲν οὖν τὴν μέσην ἔστε ὀπὴ ἐφάνη. Καὶ ταύτης ἐν ἀκαρεῖ πολλῷ εὐρυτέρας γενομένης, βλέπουσι πρὸς ἆψίδα ἄρτι φαινομένην δι’ ἢς ῥᾴδιον ἦν καί τῷ Ἁγριώδει εἰσιέναι.</text:p>
            <text:p text:style-name="P2">καὶ πέραν αὐτῆς στενωπὸν ἦν ι’δεῖν λιθόστρωτον, λυγισμοὺς καὶ στροφὰς παρέχοντα ἐφ’ ὅσον ἐνεδέχετο διορᾶν.</text:p>
            <text:p text:style-name="P2">Χαῖρε, ἦ δ’ ὃς ὁ Ἁγριώδης. ι’δοὺ ὁ Στενωπὸς Δίαγων.</text:p>
            <text:p text:style-name="P2">ταραττομένου δέ τοῦ Ἁρείου κατεγέλασέ που. καὶ διὰ τῆς ἁψίδος προῦχώρησαν. ἀναστρεψάμενος δέ πρὸς τοῦπισω ὁ ’Ἀρειος ἐθαύμασε τὸ παράδοξον τοῦ πράγματος ι’δῶν τὴν ἀψίδα πάλιν εἷς τεῖχος ἀφανίζεσθαι ἤδη στερεώμενον.</text:p>
            <text:p text:style-name="P2">λέβητας δὲ πολλοὺς ἐν ἡλίῳ εἶδον ἀποστίλβοντας ἔξω τοῦ ἐν ποσὶ πωλητηρίου. καὶ ἐπὶ σημείῳ ὑπὲρ αὐτῶν κρεμασθέντι ἦν ἀναγιγνώσκειν τάδε· λέβητες παντοδαποί· χαλκοῖ, χαλκοειδεῖς, ἀργυροῖ, ἀργυροειδεῖς, αὐτοτορυνητοί, πτυκτοί.</text:p>
            <text:p text:style-name="P2">Ἁγριώδης δέ Καὶ μήν, ἔφη, ὠνητέος ’γ’ ἐστὶν ἡμῖν λέβης, ἀλλὰ πρῶτον δεῖ τάργύριον σοὶ λαβεῖν, τῷ δ’ Ἁρείῳ ἐδόκουν οὐκέτι διαρκεῖν οἶ ὀφθαλμοὶ αὐτοῦ δύο ὄντες ὡς μάλιστα δεομένῳ ἄλλων εἷς ὀκτώ. καῖ γὰρ ἐκεῖσε κάκεῖσε ἐπιστρεφόμενος ἀνὰ τὴν ὁδὸν ὡς τὰ πάνθ’ ἅμα θεασ-όμενος, τοῦτο μὲν τούς τε πωλοῦντας αὐτοὺς εἶδε καὶ τὰ πράσιμα, τοῦτο δέ τούς ἀγοράζοντας. ἐκ γὰρ τούτων εἶδον παριόντες γυναῖκά τινα ἀνανεύουσαν καὶ λέγουσαν ὅτι Ἶ-Ῑπαρ δρακόντειον</text:p>
            <text:p text:style-name="P2">58 ΑΡΕΙΟΣ Πο ΤΗΡ</text:p>
            <text:p text:style-name="P2">κατὰ κύαθον ἑπτακαίδεκα ζαγκλῶν κορυβαντιῶσι δή. ἐνταῦθα δέ ψόφον ἥκουσαν λεῖον ὥς τινος κικκαβαῦ κικκαβαῦ ἠρέμα ἠχοῦντος ἀπὸ πωλητηρίου ζοφεροῦ. ὃ καὶ σημεῖον παρεῖχε τοιόνδε· γλαυκοπωλεῐόν εἰμι τοῦ Εὕλοπος, πρίω ἐνθάδε αἰγωλίους στρίγας βουβῶνας σκῶπας ὤτους βούφους ἀσκαλάφους ἐλεοὺς κικκάβας. καί ἔπειτα ὁ Ἄρειος εἶδε μειράκιά τινα ἡλικιώτας αὐτοῦ οἵπερ τὰς ῥῖνας παρεῖχον πρὸς ὕαλον πιεζομένας βλέποντες πρὸς σάρα ἀτενέσι τοῖς ὀφθαλμοῖς. ἤκουσε δέ τινος φθεγγομένου Ἰδού, ὁ νέος Ὑπερνεφελὸς Δισχιλιοστὸς θάττων ὢν ἁπάντων <text:soft-page-break/>τῶν πρὸ τοῦ.</text:p>
            <text:p text:style-name="P2">καὶ πανταχοῦ ἦν ἰδεῖν τὰ πωλητὰ οἷον τηλεσκοπικὰ ἢ τεχνήματα ἀργυρᾶ καὶ πάνυ ξενικὰ αὐτῷ ὡς οὐπώποθ’ ἑωρακότι ἢ σπλῆνας νυκτερίδων ἢ ὀφθαλμοὺς ἐγχελύων κατ’ ἀγγεῖα ἀποκειμένους ἢ βιβλία ἐπῳδικὰ ἐπὶ βιβλίοις ἐπισφαλῶς σεσωρευμένα ἢ γραφίδας τε καὶ διφθέρας ἦ φιάλας φαρμάκου ἢ σφαίρας σεληνιακὰς ἥ ἐνταῦθα δὴ ὁ Ἁγριώδης ὑπολαβὼν τὸν Γριγγώτου ἔδειξεν. πρὸς γὰρ οἰκοδόμημά τι ἀφίκοντο λευκὸν καὶ τὰ ἕτερα οἰκίδια πολλῶ ὑπερτέλλον. καί πρὸ θυρῶν - χαλκαῖ δ’ ἦσαν καί ξεσταί- τῷ</text:p>
            <text:p text:style-name="P2">Ἁρείῳ ι’δόντι τινὰ στολῇ φοίνικι καί χρυσῷ ποικίλῃ ἠμφιεσμένον καῖ μέλλοντι αἰτήσειν ὅποιός ἐστιν ὁ Ἁγριώδης Κόβαλος δῆτα, ε”φη σιωπῇ. ἐβάδιζον δ’ ἤδη ὡς αὐτὸν ἐπὶ τὴν τοῦ οἰκήματος προσανάβασιν. ὁ δέ τῇ κεφαλῇ μικρότερος ὢν τοῦ Ἁρείου τόν πώγωνα εῖχεν ὀξὺν καὶ τὸ πρόσωπον μέλαν τε καὶ ὡς ἀνδρὸς σοφωτέρου. τοὺς δὲ δακτύλους καὶ τοὺς πόδας Ἄρειος ε”γνω ὑπερ-μήκεις ὄντας. ὁ δ’ εἰσιόντας αὐτοὺς προσεκύνησε. καὶ ἔνδον γεν-όμενοι ε”βλεπον πρὸς θύρας ἑτέρας ἀργυρᾶς οὔσας. ἐνεγέγραπτο δ’ ἐπ’ αὐταῖς τάδε’ Γριγγώτου δόμος εἰμ’, ὦ ξεῖνε· σύ δ’ εἴσιθι χαίρων μὴ φιλόχρυσος ἄγαν μήτε φιλάργυρος ὧν.</text:p>
            <text:p text:style-name="P2">εἷ δ’ ἀφέλοις ἀδίκως τᾶνδον καῖ ἀνάξια πλάσσοις, τούτων χρὴ διδόναι διπλασίαν σέ δίκην.</text:p>
            <text:p text:style-name="P2">εἰ δ’ ἄρα λῃστεύσων ἐθέλεις δῦναι κατὰ γαίης ἀλλότριόν τε λαβεῖν ἀργύριον μελετᾷς, κεί κλέψαι τι νοεῖς ἐμέ, δεῖ φοβέεσθαι μὴ προσιὼν σύ τυχῇς οὐ μόνον ἀργυρίου.</text:p>
            <text:p text:style-name="P2">Ὡς εἴρηκα, ε”φη ὁ Ἁγριώδης, οὐδεὶς λῃστεύοι ἂν τὰ παρ’ αὐτοῖς, εἴγε μὴ μαίνοιτο δήπου.</text:p>
            <text:p text:style-name="P2">ΠΕΡΙ ΤΟΥΣΤΕΝΩΠΟΥΔῘΑῙῸΝΤΟΣ 59</text:p>
            <text:p text:style-name="P2">κοβάλων δέ δυοῖν προσκυνησάντων, εἰσελθόντες διὰ τὰς ἀργυρᾶς θύρας εἰς αὐλὴν μεγάλην καῖ μαρμαρίνην, κατέλαβον αὐτόθι κοβάλους ὡς ἕκατον ἐπὶ σκολυθρίοις καθημένους ὑψηλοῖς, τούς μέν ἐπὶ βίβλους μεγάλας λόγους συγγράφοντας, τοὺς δ’ ἀργύρια ἀριθμοῦντας καὶ ἱστάντας τρυτάναις χαλκαῖς, ἄλλους δέ λιθίδια ὑπὸ διόπτρων ἐξετάζοντας, ἄλλους δ’ αὖ πρὸ τῶν θυρῶν μυρίων οὐσῶν παρεστῶτας ὅπως εἷς τὰ οἰκήματα μυρία εἰσδέχοιντο τούς εἰσιέναι ἦ ἐξιέναι ἀεὶ βουλομένους. προσέβησαν δ’ οὖν ἐκεῖνοι ἐπὶ τὴν τράπεζαν.</text:p>
            <text:p text:style-name="P2">προσειπὼν δέ κόβαλόν τινα ὅστις εἰς τὴν διακονίαν <text:soft-page-break/>ε”τυχε πρό-χειρος ὤν, Χαῖρε, ε”φη ὁ Ἃγριώδης. ἥκομεν παρ’ ὑμᾶς ἀπαιτῆσαί τι βουλόμενοι τῶν χρημάτων τῶν ἐν τῷ ζυγάστρῳ τῷ τοῦ Ἁρείου Ποτῆρος παρακατατεθεμένων.</text:p>
            <text:p text:style-name="P2">Κλῇδα γὰρ, ἔφη, ὤνθρωπε, ε”χεις δήπου, ’Ἐχω γε, ἦ δ’ ὃς ὁ Ἁγριώδης, εἴπερ δυνατὸν εὑρεῖν αὐτήν. καὶ ἐκ τοῦ κόλπου ἀφελκύσας διπυρίτας οὐκ ὀλίγου σκυλακοτροφικοῦς εὐρῶτι πολλῷ κατασαπέντας, κατὰ τὸ ἐκείνου γραμματεῖον διασ-πείρων έτυχεν. ἐν δέ τούτῳ ὁ μέν κόβαλος τὰ μέτωπ’ ἀνέσπα ἀνιώμενος, ὁ δ’ ’Άρειος ἐθεᾶτο τὸν ἐν δεξιᾷ αὐτοῦ· ἵστατο γὰρ σωρὸν λυχνιτῶν ἀνθρακιαῖς ὁμοιοτάτων τὸ τε μέγεθος καὶ τὴν λαμπρότητα.</text:p>
            <text:p text:style-name="P2">τέλος δέ ’Έχω δῆτα, ε”φη ὁ Ἀγριώδης, κλεῖν δεικνὺς μικρὰν καὶ χρυσῆν.</text:p>
            <text:p text:style-name="P2">ἐκεῖνος δέ συντόνως ἐξετάσας Καλῶς ἔχει, ἔφη, ὥς γε φαίν-εται.</text:p>
            <text:p text:style-name="P2">Καὶ μὴν ἐπιστολὴν ἔχω, ἔφη, παρὰ τοῦ σοφιστοῦ Διμπλοδώρου, τοῦ σεμνοῦ μεστὸς ὢν καὶ ἐξυπτιάζων ἑαυτόν. Ἐν γὰρ αὐτῇ λέγει τι περὶ τοῦ ἀπορρήτου ἐκείνου τοῦ ἐν τῇ ἑπτακοσιοστῇ καῖ τρισκαι-δεκάτῃ κατώρυχι.</text:p>
            <text:p text:style-name="P2">ἀναγνοὺς δ’ αὐτὴν ἀκριβῶς ὁ κόβαλος πρὸς Ἁγριώδη πάλιν παρέδωκεν.</text:p>
            <text:p text:style-name="P2">Εἶὲν, ἔφη. κελεύσω οὖν τινὰ καταγαγεῖν ὑμᾶς εἰς τὰς κατώ-ρυχας. ὦ οὗτος, Γριφοῦχε.</text:p>
            <text:p text:style-name="P2">ὁ δέ Γ ριφοῦχος ἄλλος τις ἦν κόβαλος. Ἁγριώδης δέ τὰς διπυρ-ίτας ἀποθέμενος ὑπὸ κόλπον μεθ’ Ἁρείου εἵπετ’ αὐτῷ ὑφηγουμένῳ σφισί πρὸς μίαν τῶν αὐλείων θυρῶν.</text:p>
            <text:p text:style-name="P2">’Άρειος δέ Ποῖόν ἐστιν ἄρα, ἔφη, ἐκεῖνο τὸ ἀπόρρητον τὸ τῆς ἑπτακοσιοστῆς καὶ τρισκαιδεκάτης κατώρυχος, Οὐ θεμιτὸν εἰπεῖν, ἦ δ’ ὃς ὁ Ἁγριώδης αἰνιττόμενος. Μάλιστα γὰρ ἄρρητόν ἐστιν ἄτε περὶ τῶν Ὑογοήτου πραγμάτων ὅν. Τοσοῦτο γὰρ ἐπίστευσέ μοι ὁ Διμπλόδωρος, πλὴν ἀλλ’ οἴχεταί μοι ἡ δόξα τῆς τέχνης, εἴτι λέγοιμι.</text:p>
            <text:p text:style-name="P2">60 ΑΡΕιοΣ Πο ΤΗΡ</text:p>
            <text:p text:style-name="P2">ἀνοίξαντος δὲ τοῦ Γριφούχου τὴν θύραν αὐτοῖς, εἰσῇσαν εἰς διαδρομὴν στενὴν οὖσαν καῖ λιθόστρωτον - μαρμαρίνην γὰρ ἤλπιζεν ε”σεσθαι ὁ “Αρειος - καὶ ὑπὸ δᾳδῶν καταλαμπομένην. αὕτη δ’ ἡ ἄτραπος καταντὴς οὐσα καὶ πάνυ ἐπικλινὴς κάτω ἔφερε, τροχιὰς μικρὰς καὶ σιδηροδρομικὰς χαμαὶ παρέχουσα. σημάναν-τος δ’ ἐκείνου συρίγματι, ἅμαξα βαιὰ κατὰ τροχιὰς ᾖξε πρὸς αὐτούς, οἱ δέ <text:soft-page-break/>εἰσέβησαν - τοῦτο δ’ οὐ ῥᾴδιον ἦν τῷ γ’ Ἁγριώδει μεγάλῳ πεφυκότι - καί ἰδοῦ ἀφωρμήθησαν.</text:p>
            <text:p text:style-name="P2">καὶ τὸ πρῶτον διὰ λαβύρινθον ἐφέροντο· ὥστε οὐχ οἷοί τ’ ῆσαν τὰ τῆς ὁδοῦ κομιδῇ ἀπομαθεῖν ἅτε πανταχόσε στρεφόμενον ἡ γὰρ ἅμαξα ᾄττει τότε μὲν πρὸς ἀριστερὰν τότε δέ πρὸς δεξιὰν ἐκεῖσε κάκεῖσε εἶτ’ ἐκεῖσε καί τὸ δεῦρο καὶ δεῦρι καῦθις ἐκεῖσε δρομαίως ἐλαύνουσα ἐξ αὐτομάτου, ὡς ἐφαίνετο, τοῦ γοῦν Γριφούχου οὐ κυβερνῶντος.</text:p>
            <text:p text:style-name="P2">ἀλλ’ ὁ ’Ἁρειος τοῦς μὲν ὀφθαλμοὺς πάνυ ἤλγει ὑπ’ ἀνέμου παρα-πνεύοντος αὐτούς, ὅμως δ’ οὐκ ἕμυσεν. πλὴν ἀλλ’ ἀθρῶν ποτε πῦρός τι, περιέστρεψε πρὸς τούπίσω τὸν τράχηλον εἴ πως δράκοντα τύχοι ἰδὼν πυριγενῆ, καί οὕτω ἔφθασεν αὐτὸν ἡ ἅμαξα καῖ κατωτέρω καταβαίνουσα. ἐντεῦθεν δὴ παριόντες λίμνην ὑπόγειον κατεῖδον σταλαγμίτας τε καῖ σταλακτίτας ἀπὸ τοῦ τ’ ἐδάφους καὶ τῆς ὀροφῆς μεγάλους γεγενημένους.</text:p>
            <text:p text:style-name="P2">ὁ δέ θἈρειος μεγάλῃ τῇ φωνῇ ὡς ε”δει βοῆσαι διὰ τὸ ἄγαν ψοφεῖν τὴν ἅμαξαν Οὐδέποτε, ἔφη, συνῆκα καθ’ ὅ τι διαφέρουσιν ἀλλήλοις οἱ σταλαγμῖται καὶ οἱ σταλακτῖται.</text:p>
            <text:p text:style-name="P2">Ἁγριώδης δέ Τὸ σταλαγμίτης, ἔφη, μῦ ε”χει δήπου. ἀλλὰ νῦν δὴ ἀντὶ τῶν πάντων ἀλλαξαίμην ἂν τὸ μὴ φιλοσοφεῖν ἐπεὶ σφόδρα ναυτιῶ.</text:p>
            <text:p text:style-name="P2">καὶ ὕπωχρος δὴ ἐφαίνετο γενόμενος. καὶ ἐπειδὴ ἡ ἅμαξα τέλος οὐκέτι κινουμένη εἱστήκει πρὸ θυριδίου τινός, καί τότ’ αὐτὸν ε”δει ἐκβάντα τείχει ἐπερείδεσθαι ὅπως μὴ τὰ γόνατα τοσοῦτο τρέμοι.</text:p>
            <text:p text:style-name="P2">ὁ δέ Γριφοῦχος ἀνέῳξε τὸ θυρίδιον τῇ κλῄδι. καὶ εὐθὺς καπνὸς πολὺς καὶ χλωρὸς ἄνω ἐχώρει’ ἐπειδὴ δ’ ἀπῃθρίασεν ὁ ’Άρειος κέχηνεν ε”νδον ἰδὼν χρυσία τε καὶ ἀργύρια σωρηδὸν κατακείμενα καί πόλλ’ ε”τι χαλκία τῶν κονίδων καλουμένων.</text:p>
            <text:p text:style-name="P2">ὁ δ’ Ἁγριώδης γελάσας Σὰ γάρ, ἔφη, ἐκεῖνα πάντα.</text:p>
            <text:p text:style-name="P2">ἀλλ’ ὁ ’Άρειος ἐνόμιζε θαῦμ’ ἀνέλπιστον εἶναι ὅτι τοσαῦτά ἐστίν οἱ χρήματα. δῆλον γὰρ ὅτι οἱ Δούρσλειοι γνόντες τι περὶ τούτων ἀφείλοντ’ ἂν αὐτὰ θᾶττον ἢ δύναιτο ἄν τις σκαρδαμύξαι. Πολλάκις γὰρ ἐκείνους ἤκουσε ποτνιάσασθαι φάσκοντας ὅσον χρὴ ἀναλίσκειν εἰς τὸ τρέφεσθαι αὐτόν. οὐσίαν δ’ ἄρα τοσαύτην ἐκ πολλοῦ χρόνου ὑπάρξαι αὐτῷ ὑπὸ Λονδίνῳ κάτω κεκρυμμένην.</text:p>
            <text:p text:style-name="P2">ΠΕΡΙ ΤΟΥΣΤΕΝΩΠΟΥ ΔῙΑῘῸΝΤΟΣ 61</text:p>
            <text:p text:style-name="P2">ὁ δ’ Ἁγριώδης ἐβοήθει αὐτῷ ἐντιθεὶς ἅμα ὀλίγα κέρματα μαρσίππῳ.</text:p>
            <text:p text:style-name="P2">Γ αλεῶται, ε”φη διηγούμενος, τὰ χρυσία ἐστί· <text:soft-page-break/>γαλεώτην μὲν γὰρ ποιοῦσιν ἑπτακαίδεκα ἀργυραῖ ζαγκλαί, ζαγκλὴν δέ εἴκοσιν ἐννέα κονίδες. ἄλλο τι ἢ ῥᾴδιον,· καλῶς ἔχει. τάδε μὲν γὰρ διαρκέσει σοὶ εἷς δύο περιόδους. τᾶλλα ἐν ἀσφαλεῖ ἕσται. ἐπιστρεφόμενος δέ πρὸς τὸν Γριφοῦχον ’Ἁγε δή, ἔφη. κατίωμεν πρὸς τὴν κατώρυχα τὴν ἑπτακοσιοστὴν καὶ τρισκαιδεκάτην. καῖ πρὸς θεῶν ὅπως βραδύτερον ε’λᾷς.</text:p>
            <text:p text:style-name="P2">ὁ δ’ Ἀδύνατον, ἔφη, οὐ γὰρ χωρεῖὴ ἅμαξα εἰ μὴ κατὰ τάχος.</text:p>
            <text:p text:style-name="P2">καὶ κατωτέρω ἥδη κατέβαινον καί ε”τι θᾶττον ἤλαυνον.</text:p>
            <text:p text:style-name="P2">ᾀττούσης δέ τῆς ἀμάξης καί καμπτούσης τοὺς τῆς διαδρομῆς ἀγκῶνας, ὁ ἀὴρ ἀεὶ ψυχρότερος ἐγίγνετο περῖ αὐτῶν. διαβαινούσης δέ φάραγγα ὑπόγειον, ὁ μὲν ’Άρειος ὑπέρ τοῦ τοίχου παρέκυψεν ὡς θέλων κατιδεῖν τί ἐστιν ὑπὸ ζόφον ἐν τῷ πυθμένι, ὁ δ’ Ἁγριώδης στενάγματι τὴν χεῖρα ἐπιθεὶς τῷ τραχήλῳ ἀφείλκυσεν αὐτόν.</text:p>
            <text:p text:style-name="P2">ἡ τοίνυν κατῶρυξ ἡ ἑπτακοσιοστὴ καὶ τρισκαιδεκάτη ὀπὴν οὐκ εἶχε πρὸς κλεῖν.</text:p>
            <text:p text:style-name="P2">Ἀπόστητε, ἔφη ὁ Γριφοῦχος σεμνυνόμενος ἑαυτόν. Καί ἠρέμα ἐψηλάφησεν τὸ θυρίδιον ἑνὶ τῶν δακτύλων ὑπερμήκων. τὸ δ’ ἀτεχνῶς ἀπέτηξεν.</text:p>
            <text:p text:style-name="P2">Εἰ δέ τις, ἔφη, μὴ Γριγγώτου κόβαλος ὢν ἐπιχειρήσειε τοῦτο ποιῆσαι, διὰ θύρας ῥοφηθείς ε”νδον ἂν εἴργοιτο.</text:p>
            <text:p text:style-name="P2">τῷ δ’ Ἁρείῳ αἰτήσαντι ὅσακις σκοποίη εἴ τις ε”νδον εἴη Σχεδόν, ε”φη μάλ’ ἀηδῶς γελάσας, δι’ ἐνιαυτοῦ δεκάτου.</text:p>
            <text:p text:style-name="P2">ὁ δέ ἅτε πεπεισμένος δεῖν θαυμαστόν τι ὡς σφόδρα ἐντὸς τῆσδε τῆς κατώρυχος κεῖσθαι οὕτως ὀχυρᾶς οὔσης καὶ δυσπροβάτου, πολλῇ σπουδῇ προῦκυψεν ἐλπίζων λιθίδια καθάπερ τὰ μεμυθευμένα ὄψεσθαι εἴγ’ ἄλλο μηδέν’ ἀλλὰ πρῶτον μὲν κενὸν δὴ ἐνόμιζεν εἶναι τὸ οἴκημα, ε”πειτα δέ κατεῖδε μικρόν τι χαμαὶ κείμενον· αὐχμηρὸν δ’ ἦν καὶ χάρτῃ κιρρῴ κεκαλυμμένον. ἀναλαβὼν δὲ τοῦτο Ἁγριώδης εἰς κόλπον ἀπέθετο. ὁ δ’ Ἄρειος μάλιστα μὲν ἐβούλετο μαθεῖν τί ἐστι, κατεσιώπησε δ’ ὅμως.</text:p>
            <text:p text:style-name="P2">ἐκεῖνος δέ ’Άγε δή, ἔφη. ἐπανίωμεν οὖν εἰς τὴν κατάρατον ἄμαξαν. ἀλλὰ μηδὲν πρὸς ε’μὲ διαλέγεσθαι ἐν ὁδῷ’ βοῦς γὰρ ἐπὶ γλώττῃ βέβηκε μέγας.</text:p>
            <text:p text:style-name="P2">62 ΑΡΕΙΟΣ ΠΟΤΗΡ</text:p>
            <text:p text:style-name="P2">καὶ οὐ διὰ μακροῦ τῇ ἀμάξῃ τραχέως ἀνενεχθέντες πάλιν ἀφίκοντο ε”ξωθε τοῦ Γριγγώτου, τὰ βλέφαρα <text:soft-page-break/>δι’ ἡλίου λαμπρότητα συμ-βάλλοντες. ὁ μέντοι ’Άρειος οὐκ ᾔδει ὅποι τὸ πρῶτον ἐλθῇ σακίον ε”χων ἀργυρίου. καῖ γὰρ μὴ λογισάμενος ὁπόσοι γαλεῶται λίραν ποιοῦσιν ἀγγλικήν, εἰδέναι γοῦν ἐξῆν τοσαῦτα κεκτημένος χρήματα ὅσα μὴ ὅτι αὐτὸς ε”σχηκέ ποτε τοῦ βίου ἀλλ’ οὐδ’ ὁ βέλτιστος Δούδλιος.</text:p>
            <text:p text:style-name="P2">ὁ δ’ οὖν Ἁγριώδης ἐπινεύσας πρὸς πωλητήριόν τι - τοῦτο γὰρ ἦν τὸ τῆς Μαλκιούσης ε”νθα ἱμάτια παντοδαπὰ ἐπωλεῖτο - Ἠ δοκεῖ σοι, ἔφη, τὴν στολὴν νῦν πρίασθαι, ἀλλ’ εἰπέ μοι, ὦ Ἄρειε, ἦ που σύ ἀγανακτήσαις ἄν μοι ἀπιόντι ἀναληψομένῳ ἐμαυτόν, μισῶ γὰρ τὰς ἁμάξας Γριγγωτίας. καῖ τῷ ὅντι ἐφαίνετο νοσῶν τι. ὥστε ὁ ’Άρειος μόνος εἰσῆλθεν εἰς τὸ Μαλκιούσης, περίφοβος γενόμενος.</text:p>
            <text:p text:style-name="P2">αὕτη δέ φαρμακὶς ε”τυχεν οὖσα παχεῖά τε καὶ βραχεῖα πορφυρίδ’ ἠμφιεσμένη. μειδιάσασα δέ καῖ φθάσασα αὐτὸν πόλλ’ ε”τι μέλλοντα λέγειν Τὰ “Υογοητικά, ἔφη, ὦ νεανία, ἅπαντα γὰρ ε”χομεν ἐνθάδε.</text:p>
            <text:p text:style-name="P2">νεανίσκον γὰρ ἄλλον τινὰ νῦν δὴ σκευαζόμεθα. καῖ μὴν τὸ μειράκιον κατεῖδεν - ἦν δέ αὐτῷ πρόσωπον ὕπωχρον καὶ ὀξύ – ἐφεστὸς σκιμπόδι ἐν ᾧ ἡ ἑτέρα φαρμακὶς τὸν μέλαν τρίβωνα ὑπερμήκη</text:p>
            <text:p text:style-name="P2">ξυνέστελλε περονίοις μικροῖς. ἐκείνη δέ στήσασα τὸν Ἄρειον πλησίον τούτου καῖ περιβαλοῦσα τρίβωνα καί αὐτῷ, ὡσαύτως ἀνεκόλπαζε περονίοις ἵνα ἀκριβέστερον ἀρμόζῃ.</text:p>
            <text:p text:style-name="P2">Χαῖρε, ε”φη ὁ νεανίσκος. καῖ σὺ πρὸς ’Υογοήτοω Ναί, ε”φη ὁ Ἄρειος.</text:p>
            <text:p text:style-name="P2">ἐκεῖνος δέ φωνὴν ἀφεὶς σεμνόστομον ὡς ὑπερηφανῶν αὐτοῦ Ὁ μέν πατὴρ ὠνεῖταί μοι τὰ βιβλία παρὰ τοῦ πλησίον, ἡ δέ μήτηρ</text:p>
            <text:p text:style-name="P2">τέως οὐ πολὺ ἀπέχουσα ζητεῖ μοὶ ῥάβδον. μετὰ δέ ταῦτα ὑφηγήσ-ομαι αὐτοῖς τὰ σάρα δρομικὰ σκεψομένοις. οὐ γὰρ ἐμποδῶν οἶμαι τοῖς πρωτοπείροις μὴ οῦ τῶν ἰδίων λαχεῖν σάρων. εὐμαρὲς γὰρ ῶς ε”μοιγε δοκεῖ τὸ πεῖσαι τὸν πατέρα σάρον πρίασθαι - τελέως γὰρ δεσπόζω αὐτοῦ - πραθὲν δέ παντὶ τρόπῳ μηχανήσομαι ὅπως λαθὼν παρεισκομιῶ.</text:p>
            <text:p text:style-name="P2">καὶ τὰ τοιαῦτα φάσκων ἐδόκει τῷ γ’ Ἁρείῳ μάλιστ’ ἐοικέναι τῷ Δουδλίῳ.</text:p>
            <text:p text:style-name="P2"/>
            <text:p text:style-name="P2">’Ἆρ’ ἴδιόν ἐστι σοὶ σάρον, Οὐδαμῶς. φΑρ’ ἰκαροσφαιρίζεις, Οὐδαμῶς γε. τοῦτο γοῦν εἶπεν ’Ἀρειος σκοπούμενος πρὸς ἑαυτὸν περὶ τῆς <text:soft-page-break/>ἰκαροσφαιρικῆς ποῖόν τι τυγχάνει ὅν. </text:p>
            <text:p text:style-name="P2">Ἀλλ’ ἐπεὶ ἐγὼ ἰκαροσφαιρίζειν ἥδη δεινός εἰμι, ὁ πατὴρ οὔ φησιν ἀνεκτὸν ἂν εἶναι εἰ μὴ ἐξείη μοι σφαιρίζειν ὑπὲρ τῆς οἰκίας ᾑρημένῳ, καὶ ξύμφημι αὐτός αὐτῷ. ἆρα σὺ τὴν οἰκίαν οἶσθας τίνι ξυνέσεσθαι μέλλεις, Οὐδαμῶς, ἦ δ’ ὂς ὁ Ἄρειος δοκῶν ἑαυτῷ μαλ’ αὐτίκα τοῦ ἀβελτέρου μετέχειν.</text:p>
            <text:p text:style-name="P2">ΠΕΡΙ ΤΟΥΣΤΕΝΩΠΟΥΔΙΑΓΟΝΤΟΣ 63</text:p>
            <text:p text:style-name="P2">ἐκεῖνος δ’ ἀναλαβὼν Ἀλλ’ οὐδείς, ἔφη, ὡς εἰκάσαι, μάλ’ ἀκριβῶς οἶδε πρῖν ἂν ἀφίκηται δήπου. οὐ μὴν ἀλλ’ ἐγῷδα αὐτὸς Σλυθήρινος γενησόμενος καθάπερ οἱ ἡμέτεροι οἱ πάλαι. καὶ δὴ τοῖς Ὑφελπύφοις συνῆν. ἀλλὰ φθάσαιμ’ ἂν εὖ οἶδ’ ὅτι δραπέτης γενόμενος.</text:p>
            <text:p text:style-name="P2">ὁ δ’ ’Ἁρειος μῦ μῦ λαλῶν ἤθελε μὲν ἀξιόλογόν τι λέγειν, οὐδ’ ἐδυνήθη. </text:p>
            <text:p text:style-name="P2">ἐκεῖνος δέ Ἀλλ’ ὦ δαιμόνιε, ἔφη, βλέπε μοι πρὸς τουτονὶ τὸν ἄνθρωπον. ἐπένευε γὰρ πρὸς τὴν ἔμπροσθε φωταγωγόν, κατιδὼν αὐτόθι τὸν Ἁγριώδη γελῶντα καὶ ἐπιδεῖξαι θέλοντα τῷ Ἁρείῳ ὡς οὐχ οῖός τ’ ἐστιν εἰσιέναι δύο ε”χων παγωτὰ μεγάλα.</text:p>
            <text:p text:style-name="P2">Ἰδοὺ Ἁγριώδης ἐστίν, ε”φη ὁ ’Άρειοςκ ἥδετο γὰρ εἰδὼς ἕν γε μήν οῖον ἠγνόει ὁ ἕτερος.</text:p>
            <text:p text:style-name="P2">Ἀλλ’ οἶδ’ ἀκούων. οὐκοῦν διάκονός τίς ἐστι, Κυνηγιοφύλαξ μὲν οῦν. χαλεπώτερον γὰρ ἤδη τὸ μείρακιον ἔφερε.</text:p>
            <text:p text:style-name="P2">ὁ δὲ Πάνυ γε, ἔφη. εἴρηται γὰρ ὥς ἐστι βάρβαρός τις ὅς γε διατρίβει μὲν ἐν καλύβῃ καί ἐνιότε μεθύει, ἐθέλει δ’ ὅμως μαγ-γανεύειν τι καὶ ἀνῆψέ ποτε τὴν κλίνην.</text:p>
            <text:p text:style-name="P2">Ἀλλ’ ε”γωγε διαπρεπέστατον αὐτὸν ἡγοῦμαι.</text:p>
            <text:p text:style-name="P2">ςΗ ὀρθῶς λέγεις, ἀλλ’ εἰπέ μοι διὰ τί οὑτοσὶ ξύνεστι σοί, ποῦ οἰ γονεῖς σοῦ, Τεθνᾶσιν, ε”φη ἐν βραχεῖ εἰπὼν ὡς οὐ θέλων διεξιέναι τὸ πρᾶγμα μετ’ ἐκείνου τοιούτου ὄντος.</text:p>
            <text:p text:style-name="P2">Λυποῦμαι, ἦ δ’ ὅς, οὐ δοκῶν λυπεῖσθαι. ἀλλ’ οὖν προσῆκόν γε τοῖς καθ’ ἡμᾶς δήπου, Φαρμακεύς γοῦν ὢν καὶ φαρμακίς.</text:p>
            <text:p text:style-name="P2"/>
            <text:p text:style-name="P2"/>
            <text:p text:style-name="P2">Καὶ γὰρ ἔγωγ’ οὐκ ἐπαινῶ τούς ἐν τέλει εἰ προσδέχονται τούς ἀλλοτρίους. οὐδέν γὰρ οἱ τοιοῦτοι ἐξισοῦνται ἡμῖν, οὔτε τὰ ἡμέτερα εἰδότες οὔτε ὀρθῶς τεθραμμένοι καῖ πεπαιδευμένοι. καὶ ε”νιοι μὰ ἐπιστολὴν ε”λα-Δι’ οὐδὲν μεμαθήκασι περὶ (Υογοήτου πρίν γε τὴν <text:s/>βον. τοιγαροῦν <text:soft-page-break/>ἡγοῦμαι τὴν τοιαύτην παίδευσιν δεῖν ὡρίσθαι τοῖς τί ἐστιν ἄρα, ἀρχαίοις γένεσι τοῖς τῶν μάγων. ἀλλὰ τὸ γένος σοῦ, ἀλλὰ πρὶν τὸν ’Άρειον ἀποκρίνασθαι, ἡ Μαλκίουσα ε”φη ἀπεργ-άσασθαι ἃ δεῖ. ὁ δ’ οὐδέν ἀνιώμενος πρόφασιν ε”χειν μηκέτι διαλέγεσθαι ἐκείνῳ κατέβη ἀπὸ τοῦ σκιμπόδος.</text:p>
            <text:p text:style-name="P2">64 ΑΡΕιοΣ Πο ΤΗΡ</text:p>
            <text:p text:style-name="P2">ὁ δέ νεανίσκος ἐντρυφῶν ε”τι Τάχα, ἔφη, ὅψομαί σε ἐν Ὑογοήτου, ’Ἄρειος μέντοι πάνυ σιωπῶν κατήσθιε τὸ παγωτόν, Ἁγριώδους ἄρτι παραδόντος αὐτό. τρία γὰρ εἶχε γεύματα, <text:s/>σοκολάτης τε καὶ ἀμυγδάλων καί βάτου Ἰδαίας.</text:p>
            <text:p text:style-name="P2">Τί παθὼν σιωπᾷς; ἦ δ’ ὃς ὁ Ἁγριώδης.</text:p>
            <text:p text:style-name="P2">Οὐδέν, ε”φη ψευδόμενος. προῆλθον δ’ οῦν βουλόμενοι πρίασθαι τῆς τε διφθέρας καὶ τῶν καλάμων. καὶ ληκύθιον εὑρὼν μελανίου μαγικοῦ ’Ἀρειος ἐθάρρει που. τοῦτο γὰρ μεταβολὰς χρώματος παρεῖχε πολλὰς τῷ γράφοντι. ἐκβάντων δ’ ἐκ τούτου τοῦ οἰκήμα· τος Ὦ Ἁγρίωδες, ἔφη, τί ἐστιν ἡ ἰκαροσφαιρική, Τὸ δεῖνα, ὦ Ἄρειε, λέληθας γὰρ ἐμὲ οὐκ εἰδὼς περὶ τῶν τ’ ἄλλων καί τῆς ἰκαροσφαιρικῆς.</text:p>
            <text:p text:style-name="P2"/>
            <text:p text:style-name="P2"/>
            <text:p text:style-name="P2"/>
            <text:p text:style-name="P2"/>
            <text:p text:style-name="P2"/>
            <text:p text:style-name="P2"/>
            <text:p text:style-name="P2">Μὴ ὀλιγωρήσῃς μου. καὶ οὕτως εἰπὼν ἐδίδασκε τὸν Ἁγριώδη περὶτοῦ μειρακίου τοῦ παρὰ τῇ Μαλκιούσῃ. Καὶ δὴ καί εἶπεν ὅτι οὐ πρέπει προσδέχεσθαι τούς ἀπὸ γενῶν Μυγαλίων.</text:p>
            <text:p text:style-name="P2"/>
            <text:p text:style-name="P2"/>
            <text:p text:style-name="P2">Ἀλλὰ σύ γε οὐδαμῶς Μύγαλος πέφυκας’ εἰ γὰρ ἐκεῖνος εἰδείη σε ὡς ἀληθῶς ὅστις εἶ οἱ δ’ οὖν τοῦτον τεκόντες εἴ γ’ ἄρα μάγοι εἰσίν, ἔθρεψαν αὐτὸν εὖ εἰδότα τὸ σὸν ὄνομα. ἀλλ’ εἶδες δήπου τοὺς ἐν τῷ Λέβητι Διαβρόχῳ, νὴ Δί’ ἀλλὰ τί δὴ οἶδεν οὐτοσὶ περὶ τῶν τοιούτων, ε”νιοι τοίνυν τῶν μάγων τῶν ἐπ’ ἐμοῦ βελτίστων ἐκ Μυγάλων γεγένηνται, αὐτίκα γέ τοι ἡ μήτηρ αὐτὴ καίπερ τὴν τοιαύτην ε”χουσα ἀδελφήν.</text:p>
            <text:p text:style-name="P2">Ἀλλὰ τί ἐστιν ἡ ἰκαροσφαιρικὴ δῆτα, Παιγνία τίς ἐστι παρ’ ἡμῖν μαγική. πάντες γὰρ φιλοθεάμονές ἐσμεν τῆς ἰκαροσφαιρικῆς. ὀλίγον δέ διαφέρει τῆς ποδοσφαιρικῆς, πλὴν ἀλλὰ μετέωροι παίζοντες <text:soft-page-break/>σάρα θ’ ἡνιοχοῦσι καὶ τέτταρας ε”χουσι σφαίρας. ἀλλὰ τὰ τοῦ ἐναγωνίου νόμου οὐ ῥᾴδιον διεξιέναι.</text:p>
            <text:p text:style-name="P2">Καὶ Σλυθήρινοι καὶ Ὑφέλπυφοι, τίνες ἄρ’ εἰσίν, Οἱ μαθηταὶ τελοῦνται εἰς οἰκίας τέτταρας ὥστ’ εἴ τις ἐν τῇ τῶν Σλυθηρίνων οἰκίᾳ διατρίβει Σλυθήρινος ἐγγράφεται καῖ ὡσαύτως “Υφέλπυφος. οἱμὲν γάρ τοι Ὑφέλπυφοι λέγονται πρὸς τὴν νωθείαν διακεῖσθαί πως, οἱ δέ… Ἄρειος δ’ ὑπολαβών Ἀλλ’ ἔγωγε, ε”φη κατηφές βλέπων, εἰς τούς (Υφελπύφους οὐκ οἶδ’ ὅπως τελούμενος ἀποβήσομαι. Ἀγριώδης μέντοι αἰνιττόμενος Ἄμεινον, ἔφη συνεῖναι τοῖς (Υφελπύφοις ἢ τοῖς Σλυθηρίνοις. οὐδεὶς γὰρ ἦν τῶν κακοφρόνων οὕτε φαρμακέων οὔτε φαρμακίδων ὅστις οὐκ ἐν τοῖς Σλυθηρίνοις διέτριψεν, οῖον δὴ αὐτὸς ὁ δεῖνα...Εἶτα ὁ Φολ- - τὸν δεῖνα λέγω - μαθητὴς ἀνεγράφθη εἷς τῶν ἐν Ὑογοήτου, Πάλαι γε.</text:p>
            <text:p text:style-name="P2">ΠΕΡΙ ΤΟΥΣΤΕΝΩΠΟΥΔΙΑῘῸΝΤΟΣ 65</text:p>
            <text:p text:style-name="P2">ἐπρίαντο τοίνυν τὰ βιβλία παιδευτικὰ ἐν βιβλιοπωλείῳ τινι Ποικιλογραφία καὶ Κηλῖς καλουμένῳ. ἐνθάδε πόλλ’ ἐπὶ σανιδώμα- σιν ἀπ’ ἐδάφους μέχρι ὀρόφης ε”κειτο βιβλία, τὰ μὲν πλάκεσιν ὁμοῖα τὸ μέγεθος διφθέραις περιβεβλημένα, τὰ δέ μικρότατα μετάξῃ κεκαλυμμένα καὶ οὐδὲν μείζω τῶν γραμματοσήμων οἵων οἱ νῦν ἐπ’ ἐπιστολὰς κολλῶσι, τὰ δ’ αὖ σημείοις σεσαγμένα ποικίλοις καί ἀδήλοις ε”νια δέ καί πάνυ κενὰ ἦν. καί ὁ βέλτιστος Δούδλιος δήπου καίπερ οὐδέν πρὸς τὸ ἀναγνῶναι σπουδάζων ἐμαίνετ’ ἂν μανίαν οὐ σμικρὰν ἐπιθυμούμενος ψαύειν τῶν τοιούτων βιβλίων. τὸν γοῦν Ἄρειον μόλις ἀπέσπασεν Ἀγριώδης ἀπὸ τοῦδε τοῦ βιβλίου’ τοῦ σοφιστοῦ Οὐινδίκτου Οὐιριδιάνου ἀναθέματα καὶ τάναντία, περὶ τοῦ φίλους γοητεύειν καὶ ἐχθροὺς μαγεύειν ταῖς καινοτάταις <text:s/>τριχορρυεῖς γενομένους ἦ σκελοτύρβης τυχόντας ἢ τιμωρίαις ἢ πάμπολυ κεκωφημένους ἢ πολλὰ καί ἅλλα παθόντας.</text:p>
            <text:p text:style-name="P2">”Ηθελον, ἔφη, μαθεῖν τί ποιήσας Δουδλίῳ καταρᾶσθαι δυναίμην ἄν.</text:p>
            <text:p text:style-name="P2">Ὀρθῶς μέν γὰρ φρονεῖς, χρῆσθαι δέ τῇ μαγικῇ οὐκ ἔξεστι σοὶ παρὰ τοῖς Μυγάλοις εἴγε μὴ πᾶσ’ ἀνάγκη. οὐδ’ ἂν δύναιο μετέχειν τῶν τοιούτων ἀμαθής τ’ ὢν πάντως τῶν ἀναθεμάτων καὶ πολλῆς ἔτι παιδεύσεως κεχρημένος, καί ἀπέσχεν αὐτὸν μὴ χρυσοῦν γε λέβητα πρίασθαι λέγων ὅτι ἀργυροειδὴς ἐν καταλόγῳ εἴρηται. τρυτάνην δέ <text:soft-page-break/>καλὴν ἐπρίαντο πρὸς τὰ τῶν φαρμάκων, καὶ τηλεσκοπικὸν δίοπτρον πτυκτόν.</text:p>
            <text:p text:style-name="P2">ἐντεῦθεν ἦλθον πρὸς φαρμακοπωλεῖον, ὄζον μὲν κάκιστα ᾠῶν τ’ ἐξεστηκότων καὶ ῥαφάνων σαπρῶν μεμιγμένων, ἀξιοθέατον δ’ ὅμως. κατὰ μὲν γὰρ τοῦδαφος περιέκειντο πίθοι ὑγροῦ τινὸς πεπλ- ηρωμένοι καὶ θολεροῦ δή, ε’πί δὲ τοῖς σανιδώμασι τοῖς παρὰ τούς τοίχους εἶδεν ἅν τις ἀμφορέας τε βοτανὰ ε”χοντας καί ῥίζας ξηρὰς καὶ κονίας ποικίλας, ἀπὸ δ’ αὖ τῆς ὀρόφης πτερά τ’ ἐκκεκραμένα παντοδαπὰ καί ὀδόντας καρχάρους καὶ ὄνυχας καμπύλους. καί ὅσον χρόνον ὁ Ἁγριώδης τὸν κύριον ᾔτει τάπιτήδεια τὰ πρὸς φάρμακα ἁπλᾶ οἷα ῥᾴδιά ἐστι τοῖς ἀπείροις σκευάζεσθαι, ὁ ’Άρειος δὴ ἐξέταζε τὰ κέρατα ἀργυρᾶ τὰ ἀφ’ ἵππων μονοκέρεων – ἕκαστον γὰρ πεντήκοντα γαλεωτῶν ἐτιμᾶτο - καί τὰ κανθάρων ὀμμάτια στίλβοντα, ὧν κοχλιάριον ἐτιμᾶτο πέντε κονίδων.</text:p>
            <text:p text:style-name="P2">ἐξελθόντων δ’ αὐτῶν ἀπὸ τοῦ φαρμακοπωλείου, ὁ Ἁγριώδης πάλιν ἀναγνοὺς τὸν κατάλογον ’Έτι δεῖ, ἔφη, μόνον τῆς ῥάβδου, πλὴν ἀλλ’ οὔπω ἐώνημαι σοὶ δῶρόν τι γενέθλιον.</text:p>
            <text:p text:style-name="P2">Ἄρειος δέ συνῄδει ἑαυτῷ πάνυ ἐρυθριῶντι.</text:p>
            <text:p text:style-name="P2">66 ΑΡΕΙΟΣ Πο ΤΗΡ</text:p>
            <text:p text:style-name="P2">Περιττὸν γὰρ τοῦτο.</text:p>
            <text:p text:style-name="P2">Δοκεῖ μοι ὠνεῖσθαι σοί ζῷον, ἀλλ’ οὔτε φρύνην δώσω - ὁ γὰρ φρυνῶν τροφὸς οὐκέτι ἐπιχωριάζει, ὥστε γέλωτ ἂν ὀφλεῖν τοὺς φρύνην γε κεκτημένους, - οὔτ’ αἴλουρον - τοῖς γὰρ αἰλούροις ὁμιλῶν ἀεὶ πτάρνυμαι. γλαῦκα οῦν κτήσομαι σοί. πάντες γὰρ οἶ μαθηταὶ γλαυκῶν ἐπιθυμοῦσιν ὡς πολλὰ ὠφελουσῶν πρὸς τά τ’ ἄλλα καί τὸ ἐπιστολὰς κομίζειν.</text:p>
            <text:p text:style-name="P2">μετὰ δ’ ὀλίγον ὕστερον ἐξιόντας εἶδες ἂν αὐτοὺς ἀπὸ τοῦ γλαυκοπώλου Εὕλοπος· καὶ αὐτόθι ᾔσθου ἂν μόλις - τὰ γὰρ ε”νδον πάνυ ζοφερὰ ἧν - ῥοίζου τε πτερῶν καὶ λαμπρότητος ὀμμάτων σκαρδαμυττόντων καὶ σφόδρα στιλβόντων ὥσπερ ἀνθράκων.</text:p>
            <text:p text:style-name="P2">οἰκίσκον δ’ ε”φερεν ὁ ’Άρειος μέγαν ἐν ᾧ γλαῦξ ἐκάθευδε καλὴ καί χιονόχρως, τὴν κεφαλὴν ὑπὸ πτεροῦ ἔχουσα. χάριν δ’ ε”χων τῷ Ἁγριώδει οὕτως ε’ψελλίζετο τῇ φωνῇ ὥστ’ εἰκάσαι ἄν τινα παρόντα τοῦ Κιούρου ἀκούειν.</text:p>
            <text:p text:style-name="P2">ὁ δ’ οὔκ ε”φη ἄξιος εἶναι τοσαῦτ’ ἐπαινεῖσθαι. Δῶρα γὰρ οὐ πόλλ’ εἴληφας οἶμαι παρὰ τῶν καλῶν <text:soft-page-break/>Δουρσλείων. ὥρα δ’ οὖν ἐστὶ προσιέναι εἷς Ὀλλιουάνδρου· ἐκεῖσε γὰρ φοιτῶσιν ἅπαντες ῥάβδους ὠνησόμενοι. ι’τέον οὖν καί σοὶ, δέον ῥάβδον ὡς βελτίστην πρίασθαι.</text:p>
            <text:p text:style-name="P2">ῥάβδου μὲν γὰρ λαχεῖν μαγικῆς Ἄρειος μάλιστ’ ἐσπούδαζεν. τὸ δὲ ῥαβδοπωλεῖον αὐτὸ ηὗρεν στενόν τε καὶ αὐχμηρόν, ὑπὲρ δέ τῆς θύρας ἦν ἀναγιγνώσκειν τόδε τὸ σημεῖον χαρακτῆρσι γραπτὸν σαθροῖς μὲν χρυσοῖς δέ · ἀλλ’ οὐδὲν ἂν εἶδες διὰ τὸ τῆς θυρίδος ὑάλινον πάνυ κονιῶδες βλέψας εἶ μὴ ῥάβδον μίαν πορφυρῷ ἐπὶ προσκεφαλαίῳ κειμένην - ἦν δέ καὶ τοῦτο σαθρόν. εἰσιόντες δὲ κώδωνος ἤκουσαν ψοφοῦντος οὐκ οἶδ’ ὅπου ἐν τοῖς μυχοῖς. οἴκημα δ’ ἦν μικρότατον καὶ κενὸν πλὴν ἀλλ’ εἶχεν ἕνα δίφρον ἁβρὸν δὴ ὅντα ἐφ’ οῦ ὁ Ἁγριώδης καθίσας περιέμενεν, ὁ δ’ ’Άρειος μάλ’ ἠπόρει ὥσπερ εἷς τὸ αὐστηρὸν εἰσεληλυθώς ὡς ᾤετο βιβλιοθήκης μεγάλης. πόλλ’ οὖν καί καινὰ ἔχων ἐρωτῆσαι εἶπε μὲν οὐδέν, ε”βλεψε δέ μᾶλλον πρὸς τὰ κιβώτια ὧν μυρία ὑπῆρχεν μέχρι ὀρόφης ἀκριβῶς ἕν ἐξ ἑνὸς</text:p>
            <text:p text:style-name="P2"><text:s/>ἐπισεσωρευμένα. Καὶ κεντήσεως ᾔσθετό πως τὸν αὐχένα, σι’όμενος πρὸς τὴν ἕδραν δὴ λαθραίαν ἀφίκεσθαι τὴν τῆς μαγικῆς κονιώδη περ οὖσαν καὶ πάνυ ἥσυχον.</text:p>
            <text:p text:style-name="P2">ἀκούσας δέ τινος χαίρειν ἠρέμα προσειπόντος ἄφνω ἀνεπήδη-σεν. ἤκουσε δέ καὶ ψόφον μέγαν διφροῦ θραυομένου ὡς εἰκάσαι ὑφ’ Ἁγριώδους ταχέως ἀναπηδήσαντος.</text:p>
            <text:p text:style-name="P2">ΠΕΡΙ ΤΟΥΣΤΕΝΩΠΟΥΔΙΑῘῸΝΤΟΣ 67</text:p>
            <text:p text:style-name="P2">καὶ μὴν ἄνθρωπος γέρων εἱστήκει κατεναντί, τῶν ὀμμάτων διὰ τὸ τοῦ μυχοῦ ζοφερὸν λαμπόντων καθάπερ σεληνίων.</text:p>
            <text:p text:style-name="P2"/>
            <text:p text:style-name="P2"/>
            <text:p text:style-name="P2">ὁ δ’Ἄρειος καίπερ ἀμηχανῶν τι Χαῖρε, ἔφη.</text:p>
            <text:p text:style-name="P2">ἐκεῖνος δέ Πάνυ γε, ἔφη. καὶ εἶτα Πῶς γὰρ οὔκ, ἐλογιζόμην γὰρ οὐ διὰ πολλοῦ ὄψεσθαι σέ, τὸν ’Ἀρειον Ποτῆρα - καὶ τοῦτ’ οὐκ ἐρόμενος αὐτὸν ὅστις ἐστίν. Ὀφθαλμοὺς δὴ μητρόθεν ε”χεις δεδεγμένους· χθιζὴ γὰρ ὡς δοκεῖ αὐτὴ ἡ μήτηρ παρῆν ῥάβδον ὠνησομένη τὸ πρῶτον. ἡ δὲ δακτύλων ῆν πεντεκαίδεκα τὸ μῆκος, καὶ ι’τεΐνη, καὶ μάλ’ εῦκαμπής, καὶ καλὴ πρὸς τὸ μαγγανεύειν.</text:p>
            <text:p text:style-name="P2">ταῦτα δ’ εἰπὼν προσῆλθε τῷ Ἁρείῳ μάλ’ ἐγγὺς παριστάμενος. ὁ δέ χαλεπῶς φέρων τὸ βλέμμα αὐτοῦ τὸ ἀπ’ ὀφθαλμῶν ἀργυροειδές ἑκὼν ἂν εἶδεν <text:soft-page-break/>αὐτὸν σκαρδαμύξαι.</text:p>
            <text:p text:style-name="P2">ἐκεῖνος δ’ ἀναλαβὼν Ὁ δ’ αὖ πατήρ, ἔφη, ῥάβδον εἵλετο ἀπ’ ἐρυθροξύλου ἐσκευασμένην, καὶ ἑκκαίδεκα δακτύλων τὸ μῆκος οὖσαν. εὐάγωγος δ’ ἧν καὶ ὀλίγῳ δυνατωτέρα πρὸς τὸ μορφὰς εἷς ἄλλας μεταβάλλειν. ἀλλ’ ῶς ὤφελον εἰπεῖν λόγῳ μὲν εἵλετο αὐτήν, ε”ργῳ δέ αἱ ῥάβδοι αἱροῦνται τοι τοὺς μάγους.</text:p>
            <text:p text:style-name="P2">παρεστηκότος δ’ ἤδη καὶ ἐγγυτέρω ὁ ’Ἁρειος στόμα κατὰ στόμα γενόμενος αὐτοῦ οἶός τ’ ῆν ὁρᾶν τὴν ἑαυτοῦ σκιὰν ἐν τοῖς ὄμμασι χαροποῖς φαινομένην.</text:p>
            <text:p text:style-name="P2">ὁ δέ ψαύσας τῆς τοῦ τραύματος οὐλῆς ἀστραποειδοῦς δακτύλῳ μακρῷ ὄντι καὶ λευκῷ Φεῦ φεῦ τῆς οὐλῆς, ἔφη. τοῦτ’ ἄρ’ ἐστὶ τὸ τραῦμα τὸ πρὸς ῥάβδου ἐπιβληθέν ἥνπερ αὐτὸς ἄκων ἀπεδόμην ποτέ. ἐννεακαίδεκα δ’ ἦν δακτύλων τὸ μῆκος ἐκ σμίλακος ἐσκευασμένη καί δύναμιν παρέχουσα θαυμαστὴν ὅσην. λαβὼν δὲ κακός τις αὐτήν... ἐῶ δέ τοῦτο· οὗ μὴν ἀλλ’ εἷ τότ’ ἐδυνήθην ἐγὼ γνῶναι ὅ τι ἐκείνη ἡ ῥάβδος πραθεῖσα ἐξεργάσοιτο… πολλὰ δ’ ἀνανεύσας κατεῖδεν εὐθὺς τὸν Ἁγριώδη, εὖ ποιῶν, ὡς τῴ γ’ Ἁρείῳ ἐδόκει.</text:p>
            <text:p text:style-name="P2">ῗΩ Ῥούβεος, ἔφη, ὦ Ἁγρίωδες. ὡς ἥδομαι πάλιν ι’δών σε. οὔκουν δρυΐνη, εἴκοσι τριῶν δακτύλων, εὐκαμπεστέρα,· Εὖ γὰρ λέγεις, ὦ δαιμόνι’ ἀνδρῶν.</text:p>
            <text:p text:style-name="P2">Ἀγαθὴ δὴ ἐκείνη. ἀλλ’ ε”θραυσαν αὐτὴν δίχα δήπου ἐκπεσόντος σοῦ ἐκ τοῦ παιδευτηρίου,· καὶ τοῦτο λέγων εὐθὺ βαρύτερος ἐγένετο.</text:p>
            <text:p text:style-name="P2">ὁ δέ Ἁγριώδης πάνυ ἀκόντως ὡμολόγησε, τούς πόδας δι’ αι’σχύνην ἅμα κινῶν. Ἀτὰρ τά γε θραύσματα, ἔφη, ε”τι ἔχω. καὶ ἐδόκει θαρρῆσαί τι.</text:p>
            <text:p text:style-name="P2">Μῶν, ἔφη, ἐν χρείᾳ γ’ ἐστιν,· ὀξύτερόν που προσειπὼν αὐτόν.</text:p>
            <text:p text:style-name="P2">68 ΑΡΕΙΟΣ ΠΟΤΗΡ</text:p>
            <text:p text:style-name="P2">ταχέως δ’ ἐκεῖνος Μὰ Δί’ οὐκ ἔστιν, ἔφη, ὧ θαυμάσιε. οὐδ’ ε”λαθε τόν γ’ ’Ἀρειον τοῦ ἀλεξιβροχίου τοῦ φοινικοῦ ἀπρὶξ λαμβανόμενος.</text:p>
            <text:p text:style-name="P2">ὁ δ’ Ὀλλιούανδρος ἀτενές ἀεὶ πρὸς τὸν ’Ἀρειον ἀποβλέπων Εἶὲν, ἔφη. φέρε δὴ ἴδω, ὦ Ποτέρ. καί ἔλαβεν ἐκ τοῦ κόλπου ταινίαν καταμετρικὴν μακρὰν οὖσαν καί χαρακτῆρας παρέχουσαν ἀργυροῦς.</text:p>
            <text:p text:style-name="P2">Ἀλλ’ εἶπέ μοι ὁποτέρα ταῖν χεροῖν ῥαβδοφόρος ἐστίν,’ Τῇ γε δεξιᾷ ὡς ἐπὶ τὸ πολὺ χρῶμαι.</text:p>
            <text:p text:style-name="P2">’Έκτεινε δῆτα τὴν δεξιάν. καλῶς ἔχει. ἐμέτρει οὖν τὸν ’Ἀρειον καὶ ἀπ’ ὤμου μέχρι δακτύλων, καί ἀπὸ <text:soft-page-break/>καρποῦ μέχρι ἀγκῶνος, καὶ ἀπ’ ὤμου μέχρι τοῦ ἐδάφους, καί ἀπὸ γόνατος μέχρι μασχάλης, καί δὴ καί τὴν κεφαλὴν πέριξ. μετρῶν δέ ε”λεγε τοιάδε’ Ἑκάστη γὰρ ἡ ῥάβδος ἡ Ὀλλιουανδρική, ὧ Ποτέρ, ἔχει ἐν μεσαιτάτῳ δύνατόν τι καὶ πάνυ μαγικόν, πρὸς τοῦτο χρώμεθα τοῖς τε θριξὶ τοῖς τοῦ μονοκέρεως ἵππου, καὶ τοῖς ἄκροις πτεροῖς τοῖς τοῦ φοίνικος, καὶ τοῖς νεύροις τοῖς τῶν δρακοντείων καρδιῶν, ὡς οὖν οὐ προσεοίκα- σιν οὔθ’ οἶ μονοκέρῳ οὔθ’ οἶ δράκοντες οὔθ’ οἱ φοίνικες οὐδέν ἀλλήλοις, οὕτω καί αἱ ῥάβδοι αἶ’ γ’ Ὀλλιουανδρικαί πᾶσαι δια-φέρουσιν ἀλληλῶν. ὡς δ’ αὕτως κατὰ ταῦτὰ οὐδέποτε εὖ πράξεις τῇ ῥάβδῳ χρώμενος τῇ ἄλλου τινὸς μάγου.</text:p>
            <text:p text:style-name="P2">καί τότε ὁ ’Άρειος ἄφνω ᾔσθετο τῆς μέν ταινίας ἐξ αὐτομάτου κινουμένης τὸ μεσηγὺ τῶν ῥινῶν μετρούσης, τοῦ δέ Ὀλλιουάνδρου τέως ἄνω καί κάτω ᾄττοντος καὶ ἀπὸ σανιδωμάτων κιβώτια λαμβάνοντος.</text:p>
            <text:p text:style-name="P2">’Άλις ἐστίν, ἔφη, μεμετρημένων. καὶ ἡ ταινία εὐθὺς ἀθρόα πρὸςτοῦδαφος συνέπεσεν. Εἶὲν, φέρε δή. πείρω τῆσδε, ὦ Ποτέρ, τῆς φηγίνης, νεῦρον ἐχούσης δρακοντεῖον, τρισκαιδεκαδακτύλου, εὐλυγίστου. λαβὲ δῆτα καὶ κράδαινε.</text:p>
            <text:p text:style-name="P2">ὁ μὲν οὖν ἀνελόμενος αὐτὴν καί ἕσειε τι ἀπορώτερόν περ δια-κείμενος, ἐκεῖνος δὲ μάλ’ αὐτίκα ἐκ χερῶν ἀνήρπασεν.</text:p>
            <text:p text:style-name="P2">Αὕτη γε, ἔφη, σφενδαμνίνη, δεκαδάκτυλος, εὐκαμπεστέρα. ἀλλὰ καὶ ταύτην ἀνήρπασεν, Ἀρείου σχεδὸν ἀνελομένου.</text:p>
            <text:p text:style-name="P2">Αὕτη μὲν οῦν ἐβενίνη, δωδεκαδάκτυλος, εὕστροφος. ἄγε δή, πείρω αὐτῆς.</text:p>
            <text:p text:style-name="P2">ὁ δ’ ’Ἁρειος καίπερ πολλῶν δὴ ῥάβδων πειραθεὶς οὐδέν πω ἠπίστατο ὧν ἐκεῖνος ἤλπιζε γενήσεσθαι. σωρὸν γὰρ τῶν ῥάβδων τῶν ἐν τῷ δίφρῳ ἀποκεκριμένων εἶδες ἂν μείζονα ἀεὶ γιγνόμενον.</text:p>
            <text:p text:style-name="P2">οὗτος μέντοι ὅσῳ πλείονας ἀπὸ σανιδωμάτων ἐλάμβανε, τόσῳ εὐδαιμονέστερος ἐδόκει αὐτὸς ὑπὸ πόνου γενέσθαι, Δυσάρεστος μὲν οῦν, ἔφη, ὠνήτης εἶ. οὐχ ὅτι πάνυ φροντίδος ἄξιος. εὑρήσομεν γὰρ εὖ οἶδ’ ὅτι τὴν μάλιστα σοὶ συγκολλῶς ε”χου-σαν. τί δέ δή; τί ἐμποδὼν μὴ οὐ τήνδε λαβεῖν,· καὶ γὰρ καινῶς ξύγκειται ἀπὸ κηλάστρου ἐσκευασμένη καὶ πτεροῦ φοίνικος, πεν-τεκαιδεκαδάκτυλος, πάνυ εὔκαμπτος.</text:p>
            <text:p text:style-name="P2">ΠΕΡΙ ΤΟΥ ΣΤΕΝΩΠΟΥΔΙΑΓΟΝΤΟΣ 69</text:p>
            <text:p text:style-name="P2">καὶ μὴν ὁ ’Ἁρειος ταύτην γ’ ἀνελόμενος τῶν <text:soft-page-break/>δακτύλων ᾐσθάνετο εὐθὺς θερμαινομένων που. τινάξας δ’ αὐτὴν ὑπὲρ τῆς κεφαλῆς οὕτω σειομένη ἐκίνησε τὸν ἀέρα - πλήρης γὰρ κονιορτοῦ ε”τυχεν ὤν - ὥστε πολλοὺς ἀνῆκε σπινθῆρας ἐρυθρούς τε καὶ χρυσοῦς ἀπὸ τῆς ἀκμῆς πυροτεχνήματος δίκην, καί μαρμαρυγαὶ φωτὸς ποικίλαι ἅμα ἐπὶ τῶν τοίχων ἀνέλαμπον. καί ὁ μὲν ’Ἁγριώδης</text:p>
            <text:p text:style-name="P2"><text:s/>μάλ’ ἐβόησε καί τῶ χεῖρε ἐκρότησεν, ὁ δ’ Ὀλλιούανδρος Βαβαί, ἔφη, βαβαιάξ.</text:p>
            <text:p text:style-name="P2">κάλλιστα μὲν γὰρ σύ γε πέπραγας, μέγιστον δ’ ἐμοὶ καί πάμπολυ ἀνέλπιστον θαῦμα ι’δεῖν παρέσχες. τὴν δέ ῥάβδον εἷς κιβώτιον πάλιν τίθεις ε”τι ε’τονθόρυζε λέγων ὅτι Θαυμαστόν ἐστιν ὡς σφόδρα τὸ γεγενημένον.</text:p>
            <text:p text:style-name="P2">’Άρειος δὲ Ξύγγνωθί μοι, ἔφη, ἀλλ’ οὐκ ἐπίσταμαι τοῦτο δι’ ὃ θαυμαστὸν ἄρ’ ἐστίν.</text:p>
            <text:p text:style-name="P2">ἐκεῖνος δέ ἀτενές δεδορκὼς πρὸς αὐτὸν χαροποῖς τοῖς ὄμμασι Πάσας δή, ἔφη, μνημονεύω, ὦ Ποτέρ, τὰς ῥάβδους ἃς ἀπεδόμην ποτέ. ὁ γὰρ αὐτὸς φοῖνιξ διτταῖς μόνον ῥάβδοις πτερὰ ε”δωκεν οὐραῖα ὧν γε ἑτέραν μὲν σύ μέλλεις κομιεῖσθαι, ἑτέρα δέ, τὸ θαυμαστότατον, ἐπέβαλε σοὶ τὴν οὐλὴν ἐκείνην, κοινὸν ε”χουσα σπέρμα.</text:p>
            <text:p text:style-name="P2">Ἁρείου δέ πάνυ κεχηνότος ἀναλαβών Ὀκτωκαίδεκα, ἔφη, καὶ ἡμίσους ἦν δακτύλων τὸ μῆκος σμίλακος ἐσκευασμένη. ἀπέβη δ’ οὖν οὕτω, θαυμαστῶς δ’ ὅμως. αἱ γὰρ ῥάβδοι φιλοῦσί τοι ἑλέσθαι τοὺς μάγους, ὡς ἄρτι ἔλεγον. μαντευόμενος οὖν προλέγω μεγάλα δεῖν ἡμᾶς ἐλπίζειν παρὰ σοῦ, ὡς μεγάλα μὲν πράξαντος ἐκείνου δήπου τοῦ ἀπορρήτου, δεινὰ δέ τελέως.</text:p>
            <text:p text:style-name="P2">ὁ δ”Ἀρειος πεφρίκει σκοπούμενος πρὸς ἑαυτὸν εἴγ’ ἄρα ἀρέσκει αὐτῷ ὁ Ὀλλιούανδρος. ἀποδοὺς δ’ οῦν τοὺς ἑπτὰ γαλεώτας ε’πῖ τῇ ῥάβδῳ ἀπῆλθε μετὰ τοῦ Ἀγριώδους ἐκ τοῦ οἰκήματος, προσκυ- νούντος αὐτοὺς ἐκείνου.</text:p>
            <text:p text:style-name="P2">ἅμα δ’ ἡλίῳ καταδύντι ἀμφὶ βουλυτὸν εἶδες ἂν τὸν ’Ἀρειον καὶ τὸν Ἀγριώδη ἐπανελθόντας κατὰ τὸν Στενωπὸν Διάγοντα καὶ διὰ τοῦ τείχους πάλιν διαβάντας ἥκειν πρὸς τὸν Λέβητα Διάβροχον ἥδη κενὸν γενόμενον. ἐκεῖνος δ’ ε”λεγεν οὐδὲν σιωπῇ βαδίζων κατὰ τὴν ὁδόν. ἀλλ’ οἶ ἐν τῷ Μετρὸ πολλὰ κεχηνότες ε”λαθον αὐτόν. ἐθεῶντο γὰρ αὐτοὺς πάνυ γέμοντας τῶν σκευῶν τῶν ἄρτι πραθέντων, γελοῖα νομίζοντες τά τ’ ἄλλα καὶ τὴν γλαῦκα τὴν λευκὴν ἐν τῷ Ἁρείου κόλπῳ καθεύδουσαν. ἔνθεν δ’ ἀναβάντες ἐκεῖνοι ἐπὶ κλίμακος κυλιομένης <text:soft-page-break/>ἐξῆλθον εἷς τὸν σταθμὸν σιδηροδρομικὸν τὸν Πάδδιγγτον ὑπὸ τῶν ἐγχωρίων καλούμενον. ’Άρειος δ’ ἐπὶ συννοίας βαδίζων οὐκ ε”γνω ὅπου εἷεν πρὶν ὁ Ἁγριώδης παρ’ ὦμον αὐτοῦ ἠπίως κρούσας Καιρός ἐστιν ἡμῖν, ἔφη, ἐμβρωματίσαι τι πρὶν εἰς τρένο ἀναβῆναι σέ. ἐπρίατο οὖν αύτῷ μᾶζαν μυττωτῷ ὠνθυλευμένην οἵαν οἱ νῦν ἀμβουγενῆ καλοῦσιν.</text:p>
            <text:p text:style-name="P2">70 ΑΡΕιοΣ Πο ΤΗΡ</text:p>
            <text:p text:style-name="P2">καθημένων δ’ ἵνα φάγωσιν αὐτάς, ὁ “Άρειος ἀεὶ περιέβλεπεν ἐννοῶν ὡς πάντως ἐστὶν ἄτοπα τὰ ἄρτι γεγενημένα.</text:p>
            <text:p text:style-name="P2">Ἶ-Ι σύ, ἔφη ὁ Ἁγριώδης, καλῶς ἔχεις, ὦ Ἅρειε; ἄγαν γὰρ σιωπᾶν δοκεῖς.</text:p>
            <text:p text:style-name="P2">ὁ δέ τοῦτο μὲν συνῄδει ἑαυτῷ οὐδέποτε ἐπὶ τοῖς πρότερον γενεθ-λίοις τυχόντι τοσοῦτο μετασχεῖν τῆς εὐδαιμονίας, τοῦτο δέ μάλιστ’ ε”τι ἠπόρει· ἤθελε μὲν γὰρ τὰ πάντα διηγεῖσθαι, ἄναυδος δ’ ἄρα ἐδόκει γενέσθαι.</text:p>
            <text:p text:style-name="P2">τὴν μᾶζαν γοῦν κατεσθίων λόγον ἐπειρᾶτο συντιθέναι.</text:p>
            <text:p text:style-name="P2">τέλος δέ Ἐξαίρετον μέν, ἔφη, πάντες ἡγοῦνταί με εἶναι, τούς τ’ ἐν τῷ πανδοκείῳ λέγω καί τὸν Κίουρον καὶ τὸν Ὀλλιούανδρον, αὐτὸς δέ οῦκ ἐπιστήμην ε”χω οὐδεμίαν περὶ τῆς μαγικῆς. τίνος δ’ ἕνεκα τὰ μεγάλα φασὶν ἐλπίζειν ἀπ’ ἐμοῦ; εὐδόκιμος μὲν οῦν φαίνομαι ὥν, λανθάνω δ’ ἐμαυτὸν κομιδῇ τί παθὼν εῦδοκιμῶ. οὐδ’ αὖ οἶδα τί τότ’ ἐγένετο ἐκείνης τῆς νυκτὸς ὅτε ὁ πάνυ Φολιδο ἀλλὰ ξύγγνωθί μοι.</text:p>
            <text:p text:style-name="P2">ὤφελον γὰρ εἰπεῖν ὅτε οἱ γονεῖς ἀπώλοντο, Ἁγριώδης δὲ προσκεκυφὼς αὐτῷ ἄγριος δὴ ἐδόκει διὰ τὸ δασὺ τὸ τοῦ πώγωνος καὶ τῶν ὀφρύων, ἠπίως δέ ἐγέλα.</text:p>
            <text:p text:style-name="P2">Ἀλλ’ οὐ δεῖ σε φροντίσαι περὶ τούτων μέλλοντα ῶς τάχιστα μαθήσεσθαι. πάντες γὰρ οῖ ἐν Ὑογοήτου μαθηταὶ ἀπὸ τῆς αὐτῆς ἀφορμῆς ἄρχονται, καῖ σὺ ὡσαύτως εὖ πράξεις. οἱ μὲν γὰρ ἐξαίρε-τοι διὰ τὴν τῶν πραγμάτων καινότητα χαλεπῶς γέ τοι ἔχουσι, σῦ δ ’ ὅμως τάχ’ εὑρήσεις ἡδίστην ἄρα γενέσθαι τὴν ἐκεῖ διατριβήν. ε’γὼ γὰρ οὐ μόνον τότε μαθητὴς ὢν πάνυ ἡδόμην, ἀλλὰ καὶ τὸ νῦν ε”τι μάλ’ ἥδομαι.</text:p>
            <text:p text:style-name="P2">ἡγησάμενος δ ’ οῦν αὐτῷ ἐπὶ τὸν σταθμὸν ἐνεβίβασεν εἰς ἁμαξοσ-τοιχίαν ἐπανιοῦσαν πρὸς τοὺς Δουρσλείους, παραδοὺς ἅμα περι-βολάδιόν τι αὐτῷ.</text:p>
            <text:p text:style-name="P2"><text:soft-page-break/>Τοῦτ’ ἔστιν, ἔφη, τὸ πιττάκιον σιδηροδρομικόν σοὶ τὸ πρὸς Ὑογοήτου. ἀφορμᾶσθαι γὰρ δεῖ τῇ νουμηνίᾳ τῇ Σεπτεμβρίᾳ ἀπὸ τοῦ Σταυροῦ Βασιλείου* πάντα δ’ εὑρήσεις ἐν αὐτῷ τῷ δελταρίῳ γεγραμμένα, ἐὰν δέ πράγματα σοὶ παρέχωσιν οἱ Δούρσλειοι, ἐπι-στολήν μοι πέμψον μετὰ τῆς γλαυκός. ἡ δ’ εἴσεται ὅποι ε”λθῃ εὑρήσουσά με. ἔρρωσο, ὦ Ἄρειε, ἀπελαυνούσης δέ ἐκ τοῦ σταθμοῦ τῆς ἁμαξοστοιχίας, θέλων θεᾶσθαι αὐτὸν ὅσονπερ κάτοπτος ῆν, ὁ Ἄρειος ἀνεπήδησεν ἀπὸ τοῦ δίφρου ὀψόμενος τὸ ὕστατον, τὴν ὄψιν ἅμα προσέχων τῇ φωταγωγῷ. ὁ δέ ἐν στιγμῇ χρόνου ἤδη ἠφάνιστο.</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able:table-cell>
          <table:table-cell table:style-name="Table1.A1" office:value-type="string">
            <text:p text:style-name="Table_20_Contents">But the others wouldn't let Professor Quirrell keep Harry to himself. It took almost ten minutes to get away from them all. At last, Hagrid managed to make himself heard over the babble. </text:p>
            <text:p text:style-name="Table_20_Contents">"Must get on -- lots ter buy. Come on, Harry." </text:p>
            <text:p text:style-name="Table_20_Contents">Doris Crockford shook Harry's hand one last time, and Hagrid led them through the bar and out into a small, walled courtyard, where there was nothing but a trash can and a few weeds. </text:p>
            <text:p text:style-name="Table_20_Contents">Hagrid grinned at Harry. </text:p>
            <text:p text:style-name="Table_20_Contents">"Told yeh, didn't I? Told yeh you was famous. Even Professor Quirrell was tremblin' ter meet yeh -- mind you, he's usually tremblin'." </text:p>
            <text:p text:style-name="Table_20_Contents">"Is he always that nervous?" </text:p>
            <text:p text:style-name="Table_20_Contents">"Oh, yeah. Poor bloke. Brilliant mind. He was fine while he was studyin' outta books but then he took a year off ter get some firsthand experience.... They say he met vampires in the Black Forest, and there was a nasty bit o' trouble with a hag -- never been the same since. </text:p>
            <text:p text:style-name="Table_20_Contents">Scared of the students, scared of his own subject now, where's me umbrella?" </text:p>
            <text:p text:style-name="Table_20_Contents">Vampires? Hags? Harry's head was swimming. Hagrid, meanwhile, was counting bricks in the wall above the trash can. </text:p>
            <text:p text:style-name="Table_20_Contents">"Three up... two across he muttered. "Right, stand back, Harry." </text:p>
            <text:p text:style-name="Table_20_Contents">He tapped the wall three times with the point of his umbrella. </text:p>
            <text:p text:style-name="Table_20_Contents">The brick he had touched quivered -- it wriggled -- in the middle, a small hole appeared -- it grew wider and wider -- a second later they were facing an archway large enough even for Hagrid, an archway onto a cobbled street that twisted and turned out of sight. </text:p>
            <text:p text:style-name="Table_20_Contents"><text:soft-page-break/>"Welcome," said Hagrid, "to Diagon Alley." </text:p>
            <text:p text:style-name="Table_20_Contents"/>
            <text:p text:style-name="Table_20_Contents">He grinned at Harry's amazement. They stepped through the archway. Harry looked quickly over his shoulder and saw the archway shrink instantly back into solid wall. </text:p>
            <text:p text:style-name="Table_20_Contents">The sun shone brightly on a stack of cauldrons outside the nearest shop. </text:p>
            <text:p text:style-name="Table_20_Contents">Cauldrons -- All Sizes - Copper, Brass, Pewter, Silver -- Self-Stirring -- Collapsible, said a sign hanging over them. </text:p>
            <text:p text:style-name="Table_20_Contents">"Yeah, you'll be needin' one," said Hagrid, "but we gotta get yer money first." </text:p>
            <text:p text:style-name="Table_20_Contents">Harry wished he had about eight more eyes. He turned his head in every direction as they walked up the street, trying to look at everything at once: the shops, the things outside them, the people doing their shopping. A plump woman outside an Apothecary was shaking her head as they passed, saying, "Dragon liver, seventeen Sickles an ounce, they're mad...." </text:p>
            <text:p text:style-name="Table_20_Contents">A low, soft hooting came from a dark shop with a sign saying Eeylops Owl Emporium -- Tawny, Screech, Barn, Brown, and Snowy. Several boys of about Harry's age had their noses pressed against a window with broomsticks in it. "Look," Harry heard one of them say, "the new Nimbus Two Thousand -- fastest ever --" There were shops selling robes, shops selling telescopes and strange silver instruments Harry had never seen before, windows stacked with barrels of bat spleens and eels' eyes, tottering piles of spell books, quills, and rolls of parchment, potion bottles, globes of the moon.... </text:p>
            <text:p text:style-name="Table_20_Contents">"Gringotts," said Hagrid. </text:p>
            <text:p text:style-name="Table_20_Contents">They had reached a snowy white building that towered over the other little shops. Standing beside its burnished bronze doors, wearing a uniform of scarlet and gold, was - "Yeah, that's a goblin," said Hagrid quietly as they walked up the white stone steps toward him. The goblin was about a head shorter than Harry. </text:p>
            <text:p text:style-name="Table_20_Contents">He had a swarthy, clever face, a pointed beard and, Harry noticed, very long fingers and feet. He bowed as they walked inside. Now they were facing a second pair of doors, silver this time, with words engraved upon them: Enter, stranger, but <text:soft-page-break/>take heed Of what awaits the sin of greed, For those who take, but do not earn, Must pay most dearly in their turn. </text:p>
            <text:p text:style-name="Table_20_Contents">So if you seek beneath our floors A treasure that was never yours, Thief, you have been warned, beware Of finding more than treasure there. </text:p>
            <text:p text:style-name="Table_20_Contents">"Like I said, Yeh'd be mad ter try an' rob it," said Hagrid. </text:p>
            <text:p text:style-name="Table_20_Contents">A pair of goblins bowed them through the silver doors and they were in a vast marble hall. About a hundred more goblins were sitting on high stools behind a long counter, scribbling in large ledgers, weighing coins in brass scales, examining precious stones through eyeglasses. </text:p>
            <text:p text:style-name="Table_20_Contents">There were too many doors to count leading off the hall, and yet more goblins were showing people in and out of these. Hagrid and Harry made for the counter. </text:p>
            <text:p text:style-name="Table_20_Contents">"Morning," said Hagrid to a free goblin. "We've come ter take some money outta Mr. Harry Potter's safe." </text:p>
            <text:p text:style-name="Table_20_Contents">"You have his key, Sir?" </text:p>
            <text:p text:style-name="Table_20_Contents">"Got it here somewhere," said Hagrid, and he started emptying his pockets onto the counter, scattering a handful of moldy dog biscuits over the goblin's book of numbers. The goblin wrinkled his nose. Harry watched the goblin on their right weighing a pile of rubies as big as glowing coals. </text:p>
            <text:p text:style-name="Table_20_Contents">"Got it," said Hagrid at last, holding up a tiny golden key. </text:p>
            <text:p text:style-name="Table_20_Contents">The goblin looked at it closely. </text:p>
            <text:p text:style-name="Table_20_Contents">"That seems to be in order." </text:p>
            <text:p text:style-name="Table_20_Contents">"An' I've also got a letter here from Professor Dumbledore," said Hagrid importantly, throwing out his chest. "It's about the YouKnow-What in vault seven hundred and thirteen." </text:p>
            <text:p text:style-name="Table_20_Contents">The goblin read the letter carefully. </text:p>
            <text:p text:style-name="Table_20_Contents">"Very well," he said, handing it back to Hagrid, "I will have Someone take you down to both vaults. Griphook!" </text:p>
            <text:p text:style-name="Table_20_Contents">Griphook was yet another goblin. Once Hagrid had crammed all the dog biscuits back inside his pockets, he and Harry followed Griphook toward one of the doors leading off the hall. </text:p>
            <text:p text:style-name="Table_20_Contents">"What's the You-Know-What in vault seven hundred and thirteen?" Harry asked. </text:p>
            <text:p text:style-name="Table_20_Contents">"Can't tell yeh that," said Hagrid mysteriously. <text:soft-page-break/>"Very secret. Hogwarts business. Dumbledore's trusted me. More'n my job's worth ter tell yeh that." </text:p>
            <text:p text:style-name="Table_20_Contents">Griphook held the door open for them. Harry, who had expected more marble, was surprised. They were in a narrow stone passageway lit with flaming torches. It sloped steeply downward and there were little railway tracks on the floor. Griphook whistled and a small cart came hurtling up the tracks toward them. They climbed in -- Hagrid with some difficulty -- and were off. At first they just hurtled through a maze of twisting passages. Harry tried to remember, left, right, right, left, middle fork, right, left, but it was impossible. The rattling cart seemed to know its own way, because Griphook wasn't steering. Harry's eyes stung as the cold air rushed past them, but he kept them wide open. Once, he thought he saw a burst of fire at the end of a passage and twisted around to see if it was a dragon, but too late - - they plunged even deeper, passing an underground lake where huge stalactites and stalagmites grew from the ceiling and floor. </text:p>
            <text:p text:style-name="Table_20_Contents">I never know," Harry called to Hagrid over the noise of the cart, "what's the difference between a stalagmite and a stalactite?"</text:p>
            <text:p text:style-name="Table_20_Contents">"Stalagmite's got an 'm' in it," said Hagrid. "An' don' ask me questions just now, I think I'm gonna be sick."</text:p>
            <text:p text:style-name="Table_20_Contents">He did look very green, and when the cart stopped at last beside a small door in the passage wall, Hagrid got out and had to lean against the wall to stop his knees from trembling. </text:p>
            <text:p text:style-name="Table_20_Contents">Griphook unlocked the door. A lot of green smoke came billowing out, and as it cleared, Harry gasped. Inside were mounds of gold coins. Columns of silver. Heaps of little bronze Knuts. </text:p>
            <text:p text:style-name="Table_20_Contents">"All yours," smiled Hagrid. </text:p>
            <text:p text:style-name="Table_20_Contents">All Harry's -- it was incredible. The Dursleys couldn't have known about this or they'd have had it from him faster than blinking. How often had they complained how much Harry cost them to keep? And all the time there had been a small fortune belonging to him, buried deep under London. </text:p>
            <text:p text:style-name="Table_20_Contents"/>
            <text:p text:style-name="Table_20_Contents">Hagrid helped Harry pile some of it into a bag. </text:p>
            <text:p text:style-name="Table_20_Contents">"The gold ones are Galleons," he explained. "Seventeen silver Sickles to a Galleon and twenty-<text:soft-page-break/>nine Knuts to a Sickle, it's easy enough. Right, that should be enough fer a couple o' terms, we'll keep the rest safe for yeh." He turned to Griphook. "Vault seven hundred and thirteen now, please, and can we go more slowly?" </text:p>
            <text:p text:style-name="Table_20_Contents">"One speed only," said Griphook. </text:p>
            <text:p text:style-name="Table_20_Contents">They were going even deeper now and gathering speed. The air became colder and colder as they hurtled round tight corners. They went rattling over an underground ravine, and Harry leaned over the side to try to see what was down at the dark bottom, but Hagrid groaned and pulled him back by the scruff of his neck. </text:p>
            <text:p text:style-name="Table_20_Contents">Vault seven hundred and thirteen had no keyhole. </text:p>
            <text:p text:style-name="Table_20_Contents">"Stand back," said Griphook importantly. He stroked the door gently with one of his long fingers and it simply melted away. </text:p>
            <text:p text:style-name="Table_20_Contents">"If anyone but a Gringotts goblin tried that, they'd be sucked through the door and trapped in there," said Griphook. </text:p>
            <text:p text:style-name="Table_20_Contents">"How often do you check to see if anyone's inside?" Harry asked. </text:p>
            <text:p text:style-name="Table_20_Contents">"About once every ten years," said Griphook with a rather nasty grin. </text:p>
            <text:p text:style-name="Table_20_Contents">Something really extraordinary had to be inside this top security vault, Harry was sure, and he leaned forward eagerly, expecting to see fabulous jewels at the very least -- but at first he thought it was empty. Then he noticed a grubby little package wrapped up in brown paper lying on the floor. Hagrid picked it up and tucked it deep inside his coat. Harry longed to know what it was, but knew better than to ask. </text:p>
            <text:p text:style-name="Table_20_Contents">"Come on, back in this infernal cart, and don't talk to me on the way back, it's best if I keep me mouth shut," said Hagrid. </text:p>
            <text:p text:style-name="Table_20_Contents">One wild cart ride later they stood blinking in the sunlight outside Gringotts. Harry didn't know where to run first now that he had a bag full of money. He didn't have to know how many Galleons there were to a pound to know that he was holding more money than he'd had in his whole life -- more money than even Dudley had ever had. </text:p>
            <text:p text:style-name="Table_20_Contents"/>
            <text:p text:style-name="Table_20_Contents"/>
            <text:p text:style-name="Table_20_Contents">"Might as well get yer uniform," said Hagrid, nodding toward Madam Malkin's Robes for All Occasions. "Listen, Harry, would yeh mind if I <text:soft-page-break/>slipped off fer a pick-me-up in the Leaky Cauldron? I hate them Gringotts carts." He did still look a bit sick, so Harry entered Madam Malkin's shop alone, feeling nervous. </text:p>
            <text:p text:style-name="Table_20_Contents">Madam Malkin was a squat, smiling witch dressed all in mauve. "Hogwarts, clear?" she said, when Harry started to speak. "Got the lot here -- another young man being fitted up just now, in fact. “ In the back of the shop, a boy with a pale, pointed face was standing on a footstool while a second witch pinned up his long black robes. Madam Malkin stood Harry on a stool next to him) slipped a long robe over his head, and began to pin it to the right length. </text:p>
            <text:p text:style-name="Table_20_Contents">"Hello," said the boy, "Hogwarts, too?" </text:p>
            <text:p text:style-name="Table_20_Contents">"Yes," said Harry. </text:p>
            <text:p text:style-name="Table_20_Contents"/>
            <text:p text:style-name="Table_20_Contents"/>
            <text:p text:style-name="Table_20_Contents"/>
            <text:p text:style-name="Table_20_Contents">"My father's next door buying my books and mother's up the street looking at wands," said the boy. He had a bored, drawling voice. "Then I'm going to drag them off to took at racing brooms. I don't see why first years can't have their own. I think I'll bully father into getting me one and I'll smuggle it in somehow." </text:p>
            <text:p text:style-name="Table_20_Contents">Harry was strongly reminded of Dudley. </text:p>
            <text:p text:style-name="Table_20_Contents">"Have you got your own broom?" the boy went on. </text:p>
            <text:p text:style-name="Table_20_Contents">"No," said Harry. </text:p>
            <text:p text:style-name="Table_20_Contents">"Play Quidditch at all?" </text:p>
            <text:p text:style-name="Table_20_Contents">"No," Harry said again, wondering what on earth Quidditch could be. </text:p>
            <text:p text:style-name="Table_20_Contents">"I do -- Father says it's a crime if I'm not picked to play for my house, and I must say, I agree. Know what house you'll be in yet?" </text:p>
            <text:p text:style-name="Table_20_Contents">"No," said Harry, feeling more stupid by the minute. </text:p>
            <text:p text:style-name="Table_20_Contents">"Well, no one really knows until they get there, do they, but I know I'll be in Slytherin, all our family have been -- imagine being in Hufflepuff, I think I'd leave, wouldn't you?" "Mmm," said Harry, wishing he could say something a bit more interesting. </text:p>
            <text:p text:style-name="Table_20_Contents">"I say, look at that man!" said the boy suddenly, nodding toward the front window. Hagrid was standing there, grinning at Harry and pointing at two large ice creams to show he couldn't come in. <text:s/><text:soft-page-break/>"That's Hagrid," said Harry, pleased to know something the boy didn't. </text:p>
            <text:p text:style-name="Table_20_Contents">"He works at Hogwarts." </text:p>
            <text:p text:style-name="Table_20_Contents">"Oh," said the boy, "I've heard of him. He's a sort of servant, isn't he?" </text:p>
            <text:p text:style-name="Table_20_Contents">"He's the gamekeeper," said Harry. He was liking the boy less and less every second. </text:p>
            <text:p text:style-name="Table_20_Contents">"Yes, exactly. I heard he's a sort of savage -- lives in a hut on the school grounds and every now and then he gets drunk, tries to do magic, and ends up setting fire to his bed." </text:p>
            <text:p text:style-name="Table_20_Contents"/>
            <text:p text:style-name="Table_20_Contents">"I think he's brilliant," said Harry coldly. </text:p>
            <text:p text:style-name="Table_20_Contents">"Do you?" said the boy, with a slight sneer. "Why is he with you? Where are your parents?" </text:p>
            <text:p text:style-name="Table_20_Contents">"They're dead," said Harry shortly. He didn't feel much like going into the matter with this boy. </text:p>
            <text:p text:style-name="Table_20_Contents">"Oh, sorry," said the other,. not sounding sorry at all. "But they were our kind, weren't they?" </text:p>
            <text:p text:style-name="Table_20_Contents">"They were a witch and wizard, if that's what you mean." </text:p>
            <text:p text:style-name="Table_20_Contents">"I really don't think they should let the other sort in, do you? They're just not the same, they've never been brought up to know our ways. Some of them have never even heard of Hogwarts until they get the letter, imagine. I think they should keep it in the old wizarding families. </text:p>
            <text:p text:style-name="Table_20_Contents">What's your surname, anyway?" </text:p>
            <text:p text:style-name="Table_20_Contents">But before Harry could answer, Madam Malkin said, "That's you done, my dear," and Harry, not sorry for an excuse to stop talking to the boy, hopped down from the footstool. </text:p>
            <text:p text:style-name="Table_20_Contents">"Well, I'll see you at Hogwarts, I suppose," said the drawling boy.</text:p>
            <text:p text:style-name="Table_20_Contents">Harry was rather quiet as he ate the ice cream Hagrid had bought him (chocolate and raspberry with chopped nuts). </text:p>
            <text:p text:style-name="Table_20_Contents">"What's up?" said Hagrid. </text:p>
            <text:p text:style-name="Table_20_Contents">"Nothing," Harry lied. They stopped to buy parchment and quills. Harry cheered up a bit when he found a bottle of ink that changed color as you wrote. When they had left the shop, he said, "Hagrid, what's Quidditch?" </text:p>
            <text:p text:style-name="Table_20_Contents">"Blimey, Harry, I keep forgettin' how little yeh know -- not knowin' about Quidditch!" </text:p>
            <text:p text:style-name="Table_20_Contents">"Don't make me feel worse," said Harry. He told Hagrid about the pate boy in Madam Malkin's. </text:p>
            <text:p text:style-name="Table_20_Contents"><text:soft-page-break/>"--and he said people from Muggle families shouldn't even be allowed in." </text:p>
            <text:p text:style-name="Table_20_Contents">"Yer not from a Muggle family. If he'd known who yeh were -- he's grown up knowin' yer name if his parents are wizardin' folk. You saw what everyone in the Leaky Cauldron was like when they saw yeh. Anyway, what does he know about it, some o' the best I ever saw were the only ones with magic in 'em in a long line 0' Muggles -- look at yer mum! Look what she had fer a sister!" </text:p>
            <text:p text:style-name="Table_20_Contents">"So what is Quidditch?" </text:p>
            <text:p text:style-name="Table_20_Contents">"It's our sport. Wizard sport. It's like -- like soccer in the Muggle world -- everyone follows Quidditch -- played up in the air on broomsticks and there's four balls -- sorta hard ter explain the rules." </text:p>
            <text:p text:style-name="Table_20_Contents">"And what are Slytherin and Hufflepuff?" </text:p>
            <text:p text:style-name="Table_20_Contents">"School houses. There's four. Everyone says Hufflepuff are a lot o' duffers, but --" </text:p>
            <text:p text:style-name="Table_20_Contents">"I bet I'm in Hufflepuff" said Harry gloomily. </text:p>
            <text:p text:style-name="Table_20_Contents">"Better Hufflepuff than Slytherin," said Hagrid darkly. "There's not a single witch or wizard who went bad who wasn't in Slytherin. </text:p>
            <text:p text:style-name="Table_20_Contents"/>
            <text:p text:style-name="Table_20_Contents">You-Know-Who was one." </text:p>
            <text:p text:style-name="Table_20_Contents">"Vol-, sorry - You-Know-Who was at Hogwarts?" </text:p>
            <text:p text:style-name="Table_20_Contents">"Years an' years ago," said Hagrid. </text:p>
            <text:p text:style-name="Table_20_Contents">They bought Harry's school books in a shop called Flourish and Blotts where the shelves were stacked to the ceiling with books as large as paving stones bound in leather; books the size of postage stamps in covers of silk; books full of peculiar symbols and a few books with nothing in them at all. Even Dudley, who never read anything, would have been wild to get his hands on some of these. Hagrid almost had to drag Harry away from Curses and Countercurses (Bewitch Your Friends and Befuddle Your Enemies with the Latest Revenges: Hair Loss, Jelly-Legs, Tongue- Tying and Much, Much More) by Professor Vindictus Viridian. </text:p>
            <text:p text:style-name="Table_20_Contents">"I was trying to find out how to curse Dudley." </text:p>
            <text:p text:style-name="Table_20_Contents">"I'm not sayin' that's not a good idea, but yer not ter use magic in the Muggle world except in very special circumstances," said Hagrid. "An' anyway, yeh couldn' work any of them curses yet, yeh'll need a lot more study before yeh get ter that level." </text:p>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Hagrid wouldn't let Harry buy a solid gold cauldron, either ("It says pewter on yer list"), but they got a nice set of scales for weighing potion ingredients and a collapsible brass telescope. Then they visited the Apothecary, which was fascinating enough to make up for its horrible smell, a mixture of bad eggs and rotted cabbages. Barrels of slimy stuff stood on the floor; jars of herbs, dried roots, and bright powders lined the walls; bundles of feathers, strings of fangs, and snarled claws hung from the ceiling. While Hagrid asked the man behind the counter for a supply of some basic potion ingredients for Harry, Harry himself examined silver unicorn horns at twenty-one Galleons each and minuscule, glittery-black beetle eyes (five Knuts a scoop). </text:p>
            <text:p text:style-name="Table_20_Contents">Outside the Apothecary, Hagrid checked Harry's list again. </text:p>
            <text:p text:style-name="Table_20_Contents">"Just yer wand left - A yeah, an' I still haven't got yeh a birthday present." </text:p>
            <text:p text:style-name="Table_20_Contents">Harry felt himself go red. </text:p>
            <text:p text:style-name="Table_20_Contents">"You don't have to --" </text:p>
            <text:p text:style-name="Table_20_Contents">"I know I don't have to. Tell yeh what, I'll get yer animal. Not a toad, toads went outta fashion years ago, yeh'd be laughed at - an' I don' like cats, they make me sneeze. I'll get yer an owl. All the kids want owls, they're dead useful, carry yer mail an' everythin'." </text:p>
            <text:p text:style-name="Table_20_Contents">Twenty minutes later, they left Eeylops Owl Emporium, which had been dark and full of rustling and flickering, jewel-bright eyes. Harry now carried a large cage that held a beautiful snowy owl, fast asleep with her head under her wing. He couldn't stop stammering his thanks, sounding just like Professor Quirrell. </text:p>
            <text:p text:style-name="Table_20_Contents"/>
            <text:p text:style-name="Table_20_Contents">"Don' mention it," said Hagrid gruffly. "Don' expect you've had a lotta presents from them Dursleys. Just Ollivanders left now - only place fer wands, Ollivanders, and yeh gotta have the best wand." </text:p>
            <text:p text:style-name="Table_20_Contents">A magic wand... this was what Harry had been really looking forward to. </text:p>
            <text:p text:style-name="Table_20_Contents"><text:soft-page-break/>The last shop was narrow and shabby. Peeling gold letters over the door read Ollivanders: Makers of Fine Wands since 382 B.C. A single wand lay on a faded purple cushion in the dusty window. </text:p>
            <text:p text:style-name="Table_20_Contents">A tinkling bell rang somewhere in the depths of the shop as they stepped inside. It was a tiny place, empty except for a single, spindly chair that Hagrid sat on to wait. Harry felt strangely as though he had entered a very strict library; he swallowed a lot of new questions that had just occurred to him and looked instead at the thousands of narrow boxes piled neatly right up to the ceiling. For some reason, the back of his neck prickled. The very dust and silence in here seemed to tingle with some secret magic. </text:p>
            <text:p text:style-name="Table_20_Contents">"Good afternoon," said a soft voice. Harry jumped. Hagrid must have jumped, too, because there was a loud crunching noise and he got quickly off the spindly chair. </text:p>
            <text:p text:style-name="Table_20_Contents">An old man was standing before them, his wide, pale eyes shining like moons through the gloom of the shop. </text:p>
            <text:p text:style-name="Table_20_Contents">"Hello," said Harry awkwardly. </text:p>
            <text:p text:style-name="Table_20_Contents">"Ah yes," said the man. "Yes, yes. I thought I'd be seeing you soon. </text:p>
            <text:p text:style-name="Table_20_Contents">Harry Potter." It wasn't a question. "You have your mother's eyes. It seems only yesterday she was in here herself, buying her first wand. Ten and a quarter inches long, swishy, made of willow. Nice wand for charm work." </text:p>
            <text:p text:style-name="Table_20_Contents">Mr. Ollivander moved closer to Harry. Harry wished he would blink. Those silvery eyes were a bit creepy. </text:p>
            <text:p text:style-name="Table_20_Contents">"Your father, on the other hand, favored a mahogany wand. Eleven inches. </text:p>
            <text:p text:style-name="Table_20_Contents"/>
            <text:p text:style-name="Table_20_Contents">Pliable. A little more power and excellent for transfiguration. Well, I say your father favored it -- it's really the wand that chooses the wizard, of course." </text:p>
            <text:p text:style-name="Table_20_Contents">Mr. Ollivander had come so close that he and Harry were almost nose to nose. Harry could see himself reflected in those misty eyes. </text:p>
            <text:p text:style-name="Table_20_Contents">"And that's where..." </text:p>
            <text:p text:style-name="Table_20_Contents">Mr. Ollivander touched the lightning scar on Harry's forehead with a long, white finger. </text:p>
            <text:p text:style-name="Table_20_Contents">"I'm sorry to say I sold the wand that did it," he <text:soft-page-break/>said softly. </text:p>
            <text:p text:style-name="Table_20_Contents"/>
            <text:p text:style-name="Table_20_Contents">"Thirteen-and-a-half inches. Yew. Powerful wand, very powerful, and in the wrong hands... well, if I'd known what that wand was going out into the world to do...." </text:p>
            <text:p text:style-name="Table_20_Contents">He shook his head and then, to Harry's relief, spotted Hagrid. </text:p>
            <text:p text:style-name="Table_20_Contents">"Rubeus! Rubeus Hagrid! How nice to see you again.... Oak, sixteen inches, rather bendy, wasn't it?" </text:p>
            <text:p text:style-name="Table_20_Contents">"It was, sir, yes," said Hagrid. </text:p>
            <text:p text:style-name="Table_20_Contents">"Good wand, that one. But I suppose they snapped it in half when you got expelled?" said Mr. Ollivander, suddenly stern. </text:p>
            <text:p text:style-name="Table_20_Contents">"Er -- yes, they did, yes," said Hagrid, shuffling his feet. "I've still got the pieces, though," he added brightly. </text:p>
            <text:p text:style-name="Table_20_Contents">"But you don't use them?" said Mr. Ollivander sharply. </text:p>
            <text:p text:style-name="Table_20_Contents">"Oh, no, sit," said Hagrid quickly. Harry noticed he gripped his pink umbrella very tightly as he spoke. </text:p>
            <text:p text:style-name="Table_20_Contents">"Hmmm," said Mr. Ollivander, giving Hagrid a piercing look. "Well, now -- Mr. Potter. Let me see." He pulled a long tape measure with silver markings out of his pocket. "Which is your wand arm?" </text:p>
            <text:p text:style-name="Table_20_Contents">"Er -- well, I'm right-handed," said Harry. </text:p>
            <text:p text:style-name="Table_20_Contents">"Hold out your arm. That's it." He measured Harry from shoulder to finger, then wrist to elbow, shoulder to floor, knee to armpit and round his head. As he measured, he said, "Every Ollivander wand has a core of a powerful magical substance, Mr. Potter. We use unicorn hairs, phoenix tail feathers, and the heartstrings of dragons. No two Ollivander wands are the same, just as no two unicorns, dragons, or phoenixes are quite the same. And of course, you will never get such good results with another wizard's wand." </text:p>
            <text:p text:style-name="Table_20_Contents">Harry suddenly realized that the tape measure, which was measuring between his nostrils, was doing this on its own. Mr. Ollivander was flitting around the shelves, taking down boxes. </text:p>
            <text:p text:style-name="Table_20_Contents">"That will do," he said, and the tape measure crumpled into a heap on the floor. "Right then, Mr. Potter. Try this one. Beechwood and dragon heartstring. Nine inches. Nice and flexible. just take <text:soft-page-break/>it and give it a wave." </text:p>
            <text:p text:style-name="Table_20_Contents">Harry took the wand and (feeling foolish) waved it around a bit, but Mr. Ollivander snatched it out of his hand almost at once. </text:p>
            <text:p text:style-name="Table_20_Contents">"Maple and phoenix feather. Seven inches. Quite whippy. Try --" </text:p>
            <text:p text:style-name="Table_20_Contents"/>
            <text:p text:style-name="Table_20_Contents">Harry tried -- but he had hardly raised the wand when it, too, was snatched back by Mr. Ollivander. </text:p>
            <text:p text:style-name="Table_20_Contents">"No, no -here, ebony and unicorn hair, eight and a half inches, springy. </text:p>
            <text:p text:style-name="Table_20_Contents">Go on, go on, try it out." </text:p>
            <text:p text:style-name="Table_20_Contents"/>
            <text:p text:style-name="Table_20_Contents">Harry tried. And tried. He had no idea what Mr. Ollivander was waiting for. The pile of tried wands was mounting higher and higher on the spindly chair, but the more wands Mr. Ollivander pulled from the shelves, the happier he seemed to become. </text:p>
            <text:p text:style-name="Table_20_Contents">"Tricky customer, eh? Not to worry, we'll find the perfect match here somewhere -- I wonder, now - - yes, why not -- unusual combination -- holly and phoenix feather, eleven inches, nice and supple." </text:p>
            <text:p text:style-name="Table_20_Contents"/>
            <text:p text:style-name="Table_20_Contents">Harry took the wand. He felt a sudden warmth in his fingers. He raised the wand above his head, brought it swishing down through the dusty air and a stream of red and gold sparks shot from the end like a firework, throwing dancing spots of light on to the walls. Hagrid whooped and clapped and Mr. Ollivander cried, "Oh, bravo! Yes, indeed, oh, very good. Well, well, well... how curious... how very curious... “ </text:p>
            <text:p text:style-name="Table_20_Contents"/>
            <text:p text:style-name="Table_20_Contents">He put Harry's wand back into its box and wrapped it in brown paper, still muttering, "Curious... curious.. </text:p>
            <text:p text:style-name="Table_20_Contents">"Sorry," said Harry, "but what's curious?" </text:p>
            <text:p text:style-name="Table_20_Contents">Mr. Ollivander fixed Harry with his pale stare. </text:p>
            <text:p text:style-name="Table_20_Contents"/>
            <text:p text:style-name="Table_20_Contents">"I remember every wand I've ever sold, Mr. Potter. Every single wand. It so happens that the phoenix whose tail feather is in your wand, gave another feather -- just one other. It is very curious indeed that you should be destined for this wand when its brother why, its brother gave you that scar." </text:p>
            <text:p text:style-name="Table_20_Contents">Harry swallowed. </text:p>
            <text:p text:style-name="Table_20_Contents">"Yes, thirteen-and-a-half inches. Yew. Curious <text:soft-page-break/>indeed how these things happen. The wand chooses the wizard, remember.... I think we must expect great things from you, Mr. Potter.... After all, He- Who-Must-Not-Be-Named did great things -- terrible, yes, but great." </text:p>
            <text:p text:style-name="Table_20_Contents">Harry shivered. He wasn't sure he liked Mr. Ollivander too much. He paid seven gold Galleons for his wand, and Mr. Ollivander bowed them from his shop. </text:p>
            <text:p text:style-name="Table_20_Contents"/>
            <text:p text:style-name="Table_20_Contents">The late afternoon sun hung low in the sky as Harry and Hagrid made their way back down Diagon Alley, back through the wall, back through the Leaky Cauldron, now empty. Harry didn't speak at all as they walked down the road; he didn't even notice how much people were gawking at them on the Underground, laden as they were with all their funny-shaped packages, with the snowy owl asleep in its cage on Harry's lap. Up another escalator, out into Paddington station; Harry only realized where they were when Hagrid tapped him on the shoulder. </text:p>
            <text:p text:style-name="Table_20_Contents">"Got time fer a bite to eat before yer train leaves," he said. </text:p>
            <text:p text:style-name="Table_20_Contents">He bought Harry a hamburger and they sat down on plastic seats to eat them. Harry kept looking around. Everything looked so strange, somehow. </text:p>
            <text:p text:style-name="Table_20_Contents">"You all right, Harry? Yer very quiet," said Hagrid. </text:p>
            <text:p text:style-name="Table_20_Contents">Harry wasn't sure he could explain. He'd just had the best birthday of his life -- and yet -- he chewed his hamburger, trying to find the words. </text:p>
            <text:p text:style-name="Table_20_Contents"/>
            <text:p text:style-name="Table_20_Contents">"Everyone thinks I'm special," he said at last. "All those people in the Leaky Cauldron, Professor Quirrell, Mr. Ollivander... but I don't know anything about magic at all. How can they expect great things? I'm famous and I can't even remember what I'm famous for. I don't know what happened when Vol-, sorry -- I mean, the night my parents died." </text:p>
            <text:p text:style-name="Table_20_Contents"/>
            <text:p text:style-name="Table_20_Contents">Hagrid leaned across the table. Behind the wild beard and eyebrows he wore a very kind smile. </text:p>
            <text:p text:style-name="Table_20_Contents">"Don' you worry, Harry. You'll learn fast enough. Everyone starts at the beginning at Hogwarts, you'll be just fine. just be yerself. I know it's hard. Yeh've been singled out, an' that's always hard. But yeh'll have a great time at Hogwarts -- I did -- still do, <text:soft-page-break/>'smatter of fact." </text:p>
            <text:p text:style-name="Table_20_Contents"/>
            <text:p text:style-name="Table_20_Contents">Hagrid helped Harry on to the train that would take him back to the Dursleys, then handed him an envelope. </text:p>
            <text:p text:style-name="Table_20_Contents">"Yer ticket fer Hogwarts, " he said. "First o' September -- King's Cross -- it's all on yer ticket. Any problems with the Dursleys, send me a letter with yer owl, she'll know where to find me.... See yeh soon, Harry." </text:p>
            <text:p text:style-name="Table_20_Contents"/>
            <text:p text:style-name="Table_20_Contents">The train pulled out of the station. Harry wanted to watch Hagrid until he was out of sight; he rose in his seat and pressed his nose against the window, but he blinked and Hagrid had gone. </text:p>
            <text:p text:style-name="Table_20_Contents">CHAPTER SIX </text:p>
            <text:p text:style-name="Table_20_Contents">THE JOURNEY FROM PLATFORM NINE AND THREE-QUARTERS </text:p>
            <text:p text:style-name="Table_20_Contents">Harry's last month with the Dursleys wasn't fun. True, Dudley was now so scared of Harry he wouldn't stay in the same room, while Aunt Petunia and Uncle Vernon didn't shut Harry in his cupboard, force him to do anything, or shout at him -- in fact, they didn't speak to him at all. </text:p>
            <text:p text:style-name="Table_20_Contents"/>
            <text:p text:style-name="Table_20_Contents">Half terrified, half furious, they acted as though any chair with Harry in it were empty. Although this was an improvement in many ways, it did become a bit depressing after a while. </text:p>
            <text:p text:style-name="Table_20_Contents">Harry kept to his room, with his new owl for company. He had decided to call her Hedwig, a name he had found in A History of Magic. His school books were very interesting. He lay on his bed reading late into the night, Hedwig swooping in and out of the open window as she pleased. It was lucky that Aunt Petunia didn't come in to vacuum anymore, because Hedwig kept bringing back dead mice. Every night before he went to sleep, Harry ticked off another day on the piece of paper he had pinned to the wall, counting down to September the first. On the last day of August he thought he'd better speak to his aunt and uncle about getting to King's Cross station the next day, so he went down to the living room where they were watching a quiz show on television. He cleared his throat to let them know he was there, and Dudley screamed and ran from the room. "Er -- <text:soft-page-break/>Uncle Vernon?" Uncle Vernon grunted to show he was listening. </text:p>
            <text:p text:style-name="Table_20_Contents">"Er -- I need to be at King's Cross tomorrow to -- to go to Hogwarts." </text:p>
            <text:p text:style-name="Table_20_Contents">Uncle Vernon grunted again. </text:p>
            <text:p text:style-name="Table_20_Contents">"Would it be all right if you gave me a lift?" </text:p>
            <text:p text:style-name="Table_20_Contents">Grunt. Harry supposed that meant yes. </text:p>
            <text:p text:style-name="Table_20_Contents">"Thank you." </text:p>
            <text:p text:style-name="Table_20_Contents">He was about to go back upstairs when Uncle Vernon actually spoke. </text:p>
            <text:p text:style-name="Table_20_Contents">"Funny way to get to a wizards' school, the train. Magic carpets all got punctures, have they?" </text:p>
            <text:p text:style-name="Table_20_Contents">Harry didn't say anything. </text:p>
            <text:p text:style-name="Table_20_Contents">"Where is this school, anyway?" </text:p>
            <text:p text:style-name="Table_20_Contents">"I don't know," said Harry, realizing this for the first time. He pulled the ticket Hagrid had given him out of his pocket. </text:p>
            <text:p text:style-name="Table_20_Contents">"I just take the train from platform nine and three-quarters at eleven o'clock," he read. </text:p>
            <text:p text:style-name="Table_20_Contents">His aunt and uncle stared. </text:p>
            <text:p text:style-name="Table_20_Contents"/>
            <text:p text:style-name="Table_20_Contents">"Platform what?" </text:p>
            <text:p text:style-name="Table_20_Contents">"Nine and three-quarters." </text:p>
            <text:p text:style-name="Table_20_Contents">"Don't talk rubbish," said Uncle Vernon. "There is no platform nine and three-quarters." </text:p>
            <text:p text:style-name="Table_20_Contents">"It's on my ticket." </text:p>
            <text:p text:style-name="Table_20_Contents">"Barking," said Uncle Vernon, "howling mad, the lot of them. You'll see. </text:p>
            <text:p text:style-name="Table_20_Contents">You just wait. All right, we'll take you to King's Cross. We're going up to London tomorrow anyway, or I wouldn't bother." </text:p>
            <text:p text:style-name="Table_20_Contents">"Why are you going to London?" Harry asked, trying to keep things friendly. </text:p>
            <text:p text:style-name="Table_20_Contents">"Taking Dudley to the hospital," growled Uncle Vernon. "Got to have that ruddy tail removed before he goes to Smeltings." </text:p>
            <text:p text:style-name="Table_20_Contents">Harry woke at five o'clock the next morning and was too excited and nervous to go back to sleep. He got up and pulled on his jeans because he didn't want to walk into the station in his wizard's robes -- he'd change on the train. He checked his Hogwarts list yet again to make sure he had everything he needed, saw that Hedwig was shut safely in her cage, and then paced the room, waiting for the Dursleys to get up. Two hours later, Harry's huge, heavy trunk had been loaded into the Dursleys' car, Aunt Petunia had talked Dudley into sitting next to <text:soft-page-break/>Harry, and they had set off. </text:p>
            <text:p text:style-name="Table_20_Contents">They reached King's Cross at half past ten. Uncle Vernon dumped Harry's trunk onto a cart and wheeled it into the station for him. Harry thought this was strangely kind until Uncle Vernon stopped dead, facing the platforms with a nasty grin on his face. </text:p>
            <text:p text:style-name="Table_20_Contents">"Well, there you are, boy. Platform nine -- platform ten. Your platform should be somewhere in the middle, but they don't seem to have built it yet, do they?" </text:p>
            <text:p text:style-name="Table_20_Contents">He was quite right, of course. There was a big plastic number nine over one platform and a big plastic number ten over the one next to it, and in the middle, nothing at all. </text:p>
            <text:p text:style-name="Table_20_Contents">"Have a good term," said Uncle Vernon with an even nastier smile. He left without another word. Harry turned and saw the Dursleys drive away.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13:36:57.173000000</meta:creation-date>
    <meta:generator>LibreOffice/7.1.5.2$Windows_X86_64 LibreOffice_project/85f04e9f809797b8199d13c421bd8a2b025d52b5</meta:generator>
    <dc:date>2023-09-03T22:02:42.570000000</dc:date>
    <meta:editing-duration>PT11H43M50S</meta:editing-duration>
    <meta:editing-cycles>11</meta:editing-cycles>
    <meta:document-statistic meta:table-count="1" meta:image-count="0" meta:object-count="0" meta:page-count="26" meta:paragraph-count="630" meta:word-count="14505" meta:character-count="86006" meta:non-whitespace-character-count="71867"/>
  </office:meta>
</office:document-meta>
</file>